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Default_20_Drawing_20_Style_5f_1">
      <style:graphic-properties draw:stroke="none" draw:stroke-dash="Dot_20__28_Rounded_29_" svg:stroke-width="0cm" svg:stroke-color="#e4abab" draw:marker-start-width="0.252cm" draw:marker-end-width="0.252cm" svg:stroke-linecap="round" draw:fill="solid" draw:fill-color="#e4abab"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2" style:family="graphic" style:parent-style-name="Default_20_Drawing_20_Style_5f_1">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3" style:family="graphic" style:parent-style-name="Default_20_Drawing_20_Style_5f_1">
      <style:graphic-properties draw:stroke="solid" svg:stroke-width="0.106cm" svg:stroke-color="#ffffff" draw:marker-start-width="0.437cm" draw:marker-end-width="0.437cm" draw:fill="solid" draw:fill-color="#ffffff"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4" style:family="graphic" style:parent-style-name="Default_20_Drawing_20_Style_5f_1">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5" style:family="graphic" style:parent-style-name="Default_20_Drawing_20_Style_5f_1">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6" style:family="graphic" style:parent-style-name="objectwithoutfill">
      <style:graphic-properties svg:stroke-width="0.088cm" svg:stroke-color="#ffffff" draw:marker-start-width="0.33cm" draw:marker-end-width="0.33cm" draw:fill="none" draw:textarea-horizontal-align="center" draw:textarea-vertical-align="middle" fo:padding-top="0.167cm" fo:padding-bottom="0.167cm" fo:padding-left="0.292cm" fo:padding-right="0.292cm" loext:decorative="false"/>
    </style:style>
    <style:style style:name="gr7" style:family="graphic" style:parent-style-name="Default_20_Drawing_20_Style_5f_1">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8" style:family="graphic" style:parent-style-name="Default_20_Drawing_20_Style_5f_1">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9" style:family="graphic" style:parent-style-name="Default_20_Drawing_20_Style_5f_1">
      <style:graphic-properties draw:stroke="dash" draw:stroke-dash="Dash_20__28_Rounded_29_" svg:stroke-width="0.035cm" svg:stroke-color="#333333"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10" style:family="graphic" style:parent-style-name="Default_20_Drawing_20_Style_5f_1">
      <style:graphic-properties draw:stroke="none" svg:stroke-width="0cm" svg:stroke-color="#e4abab" draw:marker-start-width="0.358cm" draw:marker-end-width="0.358cm" draw:fill="solid" draw:fill-color="#333333"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1" style:family="graphic" style:parent-style-name="Default_20_Drawing_20_Style_5f_1">
      <style:graphic-properties draw:stroke="none" svg:stroke-width="0cm" svg:stroke-color="#e4abab" draw:marker-start-width="0.358cm" draw:marker-end-width="0.358cm" draw:fill="solid" draw:fill-color="#333333"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12" style:family="graphic">
      <style:graphic-properties loext:decorative="false"/>
    </style:style>
    <style:style style:name="gr13" style:family="graphic" style:parent-style-name="Default_20_Drawing_20_Style_5f_1">
      <style:graphic-properties draw:stroke="none" draw:stroke-dash="Dot_20__28_Rounded_29_" svg:stroke-width="0cm" svg:stroke-color="#e4abab" draw:marker-start-width="0.252cm" draw:marker-end-width="0.252cm" svg:stroke-linecap="round" draw:fill="solid" draw:fill-color="#b2b2b2"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14" style:family="graphic" style:parent-style-name="Default_20_Drawing_20_Style_5f_1">
      <style:graphic-properties draw:stroke="none" svg:stroke-color="#000000" draw:fill="none" draw:fill-color="#ffffff" draw:textarea-horizontal-align="center" draw:auto-grow-height="true" draw:auto-grow-width="false" fo:min-height="0.477cm" loext:decorative="false"/>
      <style:paragraph-properties style:writing-mode="lr-tb"/>
    </style:style>
    <style:style style:name="gr15" style:family="graphic" style:parent-style-name="Default_20_Drawing_20_Style_5f_1">
      <style:graphic-properties draw:stroke="none" svg:stroke-color="#000000" draw:fill="none" draw:fill-color="#ffffff" draw:textarea-horizontal-align="center" draw:auto-grow-height="true" draw:auto-grow-width="false" fo:min-height="0.551cm" loext:decorative="false"/>
      <style:paragraph-properties style:writing-mode="lr-tb"/>
    </style:style>
    <style:style style:name="gr16" style:family="graphic" style:parent-style-name="Default_20_Drawing_20_Style_5f_1">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17" style:family="graphic" style:parent-style-name="Default_20_Drawing_20_Style_5f_1">
      <style:graphic-properties draw:stroke="none" svg:stroke-width="0cm" svg:stroke-color="#333333" draw:marker-start-width="0.358cm" draw:marker-end-width="0.358cm" draw:fill="solid" draw:fill-color="#333333"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8" style:family="graphic" style:parent-style-name="Default_20_Drawing_20_Style_5f_1">
      <style:graphic-properties draw:stroke="solid" svg:stroke-width="0.018cm" svg:stroke-color="#333333" draw:marker-start-width="0.348cm" draw:marker-end="Arrowheads_20_3" draw:marker-end-width="0.216cm" draw:marker-end-center="true" draw:fill="gradient" draw:fill-color="#e4abab"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19" style:family="graphic" style:parent-style-name="Default_20_Drawing_20_Style_5f_1">
      <style:graphic-properties draw:stroke="solid" svg:stroke-width="0.018cm" svg:stroke-color="#333333" draw:marker-start-width="0.348cm" draw:marker-end="Arrowheads_20_3" draw:marker-end-width="0.216cm" draw:marker-end-center="true" draw:fill="gradient" draw:fill-color="#b8d2b8"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20" style:family="graphic">
      <style:graphic-properties style:writing-mode="lr-tb" loext:decorative="false"/>
    </style:style>
    <style:style style:name="gr21" style:family="graphic" style:parent-style-name="standard">
      <style:graphic-properties draw:stroke="dash" draw:stroke-dash="Dash_20_Dot_20_6" svg:stroke-width="0.039cm" svg:stroke-color="#b3b3b3" draw:stroke-linejoin="round" svg:stroke-linecap="round" draw:fill="none" fo:padding-top="0.019cm" fo:padding-bottom="0.019cm" fo:padding-left="0.019cm" fo:padding-right="0.019cm" loext:decorative="false"/>
    </style:style>
    <style:style style:name="gr22" style:family="graphic" style:parent-style-name="standard">
      <style:graphic-properties draw:stroke="solid" svg:stroke-width="0.035cm" svg:stroke-color="#333333" draw:marker-start-width="0.213cm" draw:marker-end-width="0.213cm" draw:stroke-linejoin="round" svg:stroke-linecap="round" draw:fill="none" fo:padding-top="0.017cm" fo:padding-bottom="0.017cm" fo:padding-left="0.017cm" fo:padding-right="0.017cm" loext:decorative="false"/>
    </style:style>
    <style:style style:name="gr23" style:family="graphic" style:parent-style-name="standard">
      <style:graphic-properties draw:stroke="solid" svg:stroke-width="0.026cm" svg:stroke-color="#333333" draw:stroke-linejoin="round" svg:stroke-linecap="round" draw:fill="none" fo:padding-top="0.013cm" fo:padding-bottom="0.013cm" fo:padding-left="0.013cm" fo:padding-right="0.013cm" loext:decorative="false"/>
    </style:style>
    <style:style style:name="gr24" style:family="graphic" style:parent-style-name="standard">
      <style:graphic-properties draw:stroke="none" svg:stroke-width="0cm" svg:stroke-color="#bdcdbd" draw:stroke-linejoin="round" svg:stroke-linecap="round" draw:fill="solid" draw:fill-color="#b8d2b8" draw:opacity="100%" draw:textarea-horizontal-align="center" draw:textarea-vertical-align="middle" fo:padding-top="0.033cm" fo:padding-bottom="0.033cm" fo:padding-left="0.033cm" fo:padding-right="0.033cm" loext:decorative="false"/>
    </style:style>
    <style:style style:name="gr25" style:family="graphic" style:parent-style-name="standard">
      <style:graphic-properties draw:stroke="none" svg:stroke-width="0cm" svg:stroke-color="#d9b5b5" draw:stroke-linejoin="round" svg:stroke-linecap="round" draw:fill="solid" draw:fill-color="#e4abab" draw:opacity="100%" draw:textarea-horizontal-align="center" draw:textarea-vertical-align="middle" fo:padding-top="0.033cm" fo:padding-bottom="0.033cm" fo:padding-left="0.033cm" fo:padding-right="0.033cm" loext:decorative="false"/>
    </style:style>
    <style:style style:name="gr26" style:family="graphic" style:parent-style-name="standard">
      <style:graphic-properties draw:stroke="none" draw:fill="none" draw:textarea-horizontal-align="center"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285cm" fo:min-width="1.017cm" fo:padding-top="0cm" fo:padding-bottom="0cm" fo:padding-left="0cm" fo:padding-right="0cm" loext:decorative="false"/>
      <style:paragraph-properties style:writing-mode="lr-tb"/>
    </style:style>
    <style:style style:name="gr28" style:family="graphic" style:parent-style-name="objectwithoutfill">
      <style:graphic-properties draw:stroke="dash" draw:stroke-dash="Long_20_Dash_20__28_Rounded_29_" svg:stroke-width="0.035cm" svg:stroke-color="#b2b2b2" draw:marker-start-width="0.253cm" draw:marker-end-width="0.253cm" svg:stroke-linecap="round" draw:fill="none" draw:textarea-horizontal-align="center" draw:textarea-vertical-align="middle" fo:padding-top="0.018cm" fo:padding-bottom="0.018cm" fo:padding-left="0.018cm" fo:padding-right="0.018cm" loext:decorative="false"/>
    </style:style>
    <style:style style:name="gr29" style:family="graphic" style:parent-style-name="objectwithoutfill">
      <style:graphic-properties draw:stroke="solid" draw:stroke-dash="Dash_20__28_Rounded_29_" svg:stroke-width="0.053cm" svg:stroke-color="#b8d2b8"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0" style:family="graphic" style:parent-style-name="objectwithoutfill">
      <style:graphic-properties draw:stroke="solid" draw:stroke-dash="Dash_20__28_Rounded_29_" svg:stroke-width="0.053cm" svg:stroke-color="#e4abab"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1" style:family="graphic" style:parent-style-name="standard">
      <style:graphic-properties draw:stroke="none" draw:fill="none" draw:textarea-horizontal-align="left" draw:textarea-vertical-align="top" draw:auto-grow-height="true" draw:auto-grow-width="true" fo:min-height="0.3cm" fo:min-width="2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cm" fo:min-width="1.452cm" fo:padding-top="0cm" fo:padding-bottom="0cm" fo:padding-left="0cm" fo:padding-right="0cm" loext:decorative="false"/>
      <style:paragraph-properties style:writing-mode="lr-tb"/>
    </style:style>
    <style:style style:name="gr33" style:family="graphic" style:parent-style-name="objectwithoutfill">
      <style:graphic-properties svg:stroke-width="0.035cm" svg:stroke-color="#333333" draw:marker-start-width="0.252cm" draw:marker-end-width="0.252cm" draw:fill="none" draw:textarea-horizontal-align="center" draw:textarea-vertical-align="middle" fo:padding-top="0.142cm" fo:padding-bottom="0.142cm" fo:padding-left="0.267cm" fo:padding-right="0.267cm" loext:decorative="false"/>
    </style:style>
    <style:style style:name="gr34" style:family="graphic" style:parent-style-name="Default_20_Drawing_20_Style_5f_1">
      <style:graphic-properties draw:stroke="none" svg:stroke-color="#000000" draw:fill="none" draw:fill-color="#ffffff" draw:textarea-horizontal-align="right" draw:auto-grow-height="true" draw:auto-grow-width="false" fo:min-height="0.276cm" loext:decorative="false"/>
      <style:paragraph-properties style:writing-mode="lr-tb"/>
    </style:style>
    <style:style style:name="gr35" style:family="graphic" style:parent-style-name="Default_20_Drawing_20_Style_5f_1">
      <style:graphic-properties draw:stroke="none" svg:stroke-color="#000000" draw:fill="none" draw:fill-color="#ffffff" draw:textarea-horizontal-align="right" draw:auto-grow-height="true" draw:auto-grow-width="false" fo:min-height="0.3cm" loext:decorative="false"/>
      <style:paragraph-properties style:writing-mode="lr-tb"/>
    </style:style>
    <style:style style:name="gr36" style:family="graphic" style:parent-style-name="standard">
      <style:graphic-properties draw:stroke="solid" svg:stroke-width="0.018cm" svg:stroke-color="#333333" draw:marker-start-width="0.227cm" draw:marker-end-width="0.227cm" draw:fill="solid" draw:fill-color="#b8d2b8" draw:textarea-horizontal-align="justify" draw:textarea-vertical-align="middle" draw:auto-grow-height="false" fo:min-height="0.086cm" fo:min-width="0cm" fo:padding-top="0.134cm" fo:padding-bottom="0.134cm" fo:padding-left="0.259cm" fo:padding-right="0.259cm" fo:wrap-option="wrap" loext:decorative="false"/>
    </style:style>
    <style:style style:name="gr37" style:family="graphic" style:parent-style-name="standard">
      <style:graphic-properties draw:stroke="solid" svg:stroke-width="0.018cm" svg:stroke-color="#333333" draw:marker-start-width="0.227cm" draw:marker-end-width="0.227cm" draw:fill="gradient" draw:fill-gradient-name="Gradient_20_203" draw:textarea-horizontal-align="justify" draw:textarea-vertical-align="middle" draw:auto-grow-height="false" fo:min-height="0.086cm" fo:min-width="0cm" fo:padding-top="0.134cm" fo:padding-bottom="0.134cm" fo:padding-left="0.259cm" fo:padding-right="0.259cm" fo:wrap-option="wrap" loext:decorative="false"/>
    </style:style>
    <style:style style:name="gr38" style:family="graphic" style:parent-style-name="standard">
      <style:graphic-properties draw:stroke="solid" svg:stroke-width="0.018cm" svg:stroke-color="#333333" draw:marker-start-width="0.227cm" draw:marker-end-width="0.227cm" draw:fill="gradient" draw:fill-gradient-name="Gradient_20_200" draw:gradient-step-count="0" draw:textarea-horizontal-align="justify" draw:textarea-vertical-align="middle" draw:auto-grow-height="false" fo:min-height="0.086cm" fo:min-width="0cm" fo:padding-top="0.134cm" fo:padding-bottom="0.134cm" fo:padding-left="0.259cm" fo:padding-right="0.259cm" fo:wrap-option="wrap" loext:decorative="false"/>
    </style:style>
    <style:style style:name="gr39" style:family="graphic" style:parent-style-name="standard">
      <style:graphic-properties draw:stroke="solid" svg:stroke-width="0.018cm" svg:stroke-color="#333333" draw:marker-start-width="0.227cm" draw:marker-end-width="0.227cm" draw:fill="solid" draw:fill-color="#e4abab" draw:opacity="100%" draw:textarea-horizontal-align="justify" draw:textarea-vertical-align="middle" draw:auto-grow-height="false" fo:min-height="0.086cm" fo:min-width="0cm" fo:padding-top="0.134cm" fo:padding-bottom="0.134cm" fo:padding-left="0.259cm" fo:padding-right="0.259cm" fo:wrap-option="wrap" loext:decorative="false"/>
    </style:style>
    <style:style style:name="gr40" style:family="graphic" style:parent-style-name="standard">
      <style:graphic-properties draw:stroke="none" svg:stroke-width="0.018cm" svg:stroke-color="#333333" draw:marker-start-width="0.227cm" draw:marker-end-width="0.227cm" draw:fill="solid" draw:fill-color="#ffffff" draw:opacity="65%" draw:textarea-horizontal-align="justify" draw:textarea-vertical-align="middle" draw:auto-grow-height="false" fo:min-height="0.228cm" fo:min-width="0cm" fo:padding-top="0.134cm" fo:padding-bottom="0.134cm" fo:padding-left="0.259cm" fo:padding-right="0.259cm" fo:wrap-option="wrap" loext:decorative="false"/>
    </style:style>
    <style:style style:name="gr41" style:family="graphic" style:parent-style-name="objectwithoutfill">
      <style:graphic-properties svg:stroke-width="0.028cm" svg:stroke-color="#333333" draw:marker-start-width="0.242cm" draw:marker-end="Arrowheads_20_3" draw:marker-end-width="0.14cm" draw:marker-end-center="true" draw:fill="none" draw:textarea-vertical-align="middle" fo:padding-top="0.139cm" fo:padding-bottom="0.139cm" fo:padding-left="0.264cm" fo:padding-right="0.264cm" loext:decorative="false"/>
    </style:style>
    <style:style style:name="gr42" style:family="graphic" style:parent-style-name="standard">
      <style:graphic-properties draw:stroke="none" draw:stroke-dash="Dot_20__28_Rounded_29_" svg:stroke-width="0cm" svg:stroke-color="#e4abab" draw:marker-start-width="0.252cm" draw:marker-end-width="0.252cm" svg:stroke-linecap="round" draw:fill="solid" draw:fill-color="#e4abab"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43"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44" style:family="graphic" style:parent-style-name="standard">
      <style:graphic-properties draw:stroke="solid" svg:stroke-width="0.106cm" svg:stroke-color="#ffffff" draw:marker-start-width="0.437cm" draw:marker-end-width="0.437cm" draw:fill="solid" draw:fill-color="#ffffff"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45" style:family="graphic" style:parent-style-name="standard">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46" style:family="graphic" style:parent-style-name="standard">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47" style:family="graphic" style:parent-style-name="standard">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48" style:family="graphic" style:parent-style-name="standard">
      <style:graphic-properties draw:stroke="none" draw:stroke-dash="Dot_20__28_Rounded_29_" svg:stroke-width="0cm" svg:stroke-color="#e4abab" draw:marker-start-width="0.252cm" draw:marker-end-width="0.252cm" svg:stroke-linecap="round" draw:fill="solid" draw:fill-color="#b2b2b2"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49" style:family="graphic" style:parent-style-name="standard">
      <style:graphic-properties draw:stroke="none" svg:stroke-color="#000000" draw:fill="none" draw:fill-color="#ffffff" draw:textarea-horizontal-align="center" draw:auto-grow-height="true" draw:auto-grow-width="false" fo:min-height="0.477cm" loext:decorative="false"/>
      <style:paragraph-properties style:writing-mode="lr-tb"/>
    </style:style>
    <style:style style:name="gr50" style:family="graphic" style:parent-style-name="standard">
      <style:graphic-properties draw:stroke="none" svg:stroke-color="#000000" draw:fill="none" draw:fill-color="#ffffff" draw:textarea-horizontal-align="center" draw:auto-grow-height="true" draw:auto-grow-width="false" fo:min-height="0.551cm" loext:decorative="false"/>
      <style:paragraph-properties style:writing-mode="lr-tb"/>
    </style:style>
    <style:style style:name="gr51" style:family="graphic" style:parent-style-name="standard">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52" style:family="graphic" style:parent-style-name="standard">
      <style:graphic-properties draw:stroke="solid" svg:stroke-width="0.018cm" svg:stroke-color="#333333" draw:marker-start-width="0.348cm" draw:marker-end="Arrowheads_20_3" draw:marker-end-width="0.216cm" draw:marker-end-center="true" draw:fill="gradient" draw:fill-color="#e4abab"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53" style:family="graphic" style:parent-style-name="standard">
      <style:graphic-properties draw:stroke="solid" svg:stroke-width="0.018cm" svg:stroke-color="#333333" draw:marker-start-width="0.348cm" draw:marker-end="Arrowheads_20_3" draw:marker-end-width="0.216cm" draw:marker-end-center="true" draw:fill="gradient" draw:fill-color="#b8d2b8"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54" style:family="graphic" style:parent-style-name="standard">
      <style:graphic-properties draw:stroke="solid" svg:stroke-width="0.053cm" svg:stroke-color="#e4abab" draw:marker-start-width="0.358cm" draw:marker-end-width="0.358cm" draw:fill="solid" draw:fill-color="#e4abab" loext:fill-use-slide-background="false" draw:opacity="100%" draw:opacity-name="Transparency_20_112"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55" style:family="graphic" style:parent-style-name="standard">
      <style:graphic-properties draw:stroke="none" svg:stroke-width="0cm" draw:marker-start-width="0.57cm" draw:marker-end-width="0.57cm" draw:fill="solid" draw:fill-color="#e4abab"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56" style:family="graphic" style:parent-style-name="standard">
      <style:graphic-properties draw:stroke="none" svg:stroke-width="0cm" draw:marker-start-width="0.57cm" draw:marker-end-width="0.57cm" draw:fill="solid" draw:fill-color="#b8d2b8"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57" style:family="graphic" style:parent-style-name="standard">
      <style:graphic-properties draw:stroke="dash" draw:stroke-dash="Dash_20__28_Rounded_29_" svg:stroke-width="0.035cm" svg:stroke-color="#333333"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58" style:family="graphic" style:parent-style-name="standard">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59"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60"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61" style:family="graphic" style:parent-style-name="standard">
      <style:graphic-properties draw:stroke="none" draw:stroke-dash="Dash_20__28_Rounded_29_" svg:stroke-width="0cm" svg:stroke-color="#333333" draw:marker-start-width="0.622cm" draw:marker-end-width="0.622cm" svg:stroke-linecap="round" draw:fill="solid" draw:fill-color="#333333"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62" style:family="graphic" style:parent-style-name="standard">
      <style:graphic-properties draw:stroke="none" svg:stroke-width="0cm" draw:marker-start-width="0.57cm" draw:marker-end-width="0.57cm" draw:fill="solid" draw:fill-color="#e4abab"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63" style:family="graphic" style:parent-style-name="standard">
      <style:graphic-properties draw:stroke="none" svg:stroke-width="0cm" draw:marker-start-width="0.57cm" draw:marker-end-width="0.57cm" draw:fill="solid" draw:fill-color="#b8d2b8"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64" style:family="graphic" style:parent-style-name="standard">
      <style:graphic-properties draw:stroke="dash" draw:stroke-dash="Dash_20__28_Rounded_29_" svg:stroke-width="0.028cm" svg:stroke-color="#333333" draw:marker-start-width="0.612cm" draw:marker-end-width="0.612cm" svg:stroke-linecap="round" draw:fill="none" draw:fill-color="#3465a4" loext:fill-use-slide-background="false" draw:opacity="100%" draw:textarea-horizontal-align="justify" draw:textarea-vertical-align="middle" draw:auto-grow-height="false" fo:min-height="3.748cm" fo:min-width="3.498cm" fo:padding-top="0.262cm" fo:padding-bottom="0.262cm" fo:padding-left="0.387cm" fo:padding-right="0.387cm" fo:wrap-option="wrap" draw:shadow="hidden" loext:decorative="false"/>
    </style:style>
    <style:style style:name="gr65" style:family="graphic" style:parent-style-name="standard">
      <style:graphic-properties draw:stroke="none" draw:stroke-dash="Dash_20__28_Rounded_29_" svg:stroke-width="0cm" svg:stroke-color="#333333" draw:marker-start-width="0.612cm" draw:marker-end-width="0.612cm" svg:stroke-linecap="round" draw:fill="solid" draw:fill-color="#333333" loext:fill-use-slide-background="false" draw:opacity="100%" draw:textarea-horizontal-align="justify" draw:textarea-vertical-align="middle" draw:auto-grow-height="false" fo:min-height="3.748cm" fo:min-width="3.498cm" fo:padding-top="0.262cm" fo:padding-bottom="0.262cm" fo:padding-left="0.387cm" fo:padding-right="0.387cm" fo:wrap-option="wrap" draw:shadow="hidden" loext:decorative="false"/>
    </style:style>
    <style:style style:name="gr66" style:family="graphic" style:parent-style-name="Default_20_Drawing_20_Style_5f_1">
      <style:graphic-properties draw:stroke="none" svg:stroke-color="#000000" draw:fill="none" draw:fill-color="#ffffff" draw:textarea-horizontal-align="center" draw:auto-grow-height="true" draw:auto-grow-width="false" fo:min-height="0.3cm" loext:decorative="false"/>
      <style:paragraph-properties style:writing-mode="lr-tb"/>
    </style:style>
    <style:style style:name="P1" style:family="paragraph">
      <loext:graphic-properties draw:fill="solid" draw:fill-color="#e4abab" draw:opacity="100%"/>
      <style:paragraph-properties fo:text-align="center"/>
    </style:style>
    <style:style style:name="P2" style:family="paragraph">
      <loext:graphic-properties draw:fill="solid" draw:fill-color="#ffffff" draw:opacity="100%"/>
      <style:paragraph-properties fo:text-align="center"/>
    </style:style>
    <style:style style:name="P3" style:family="paragraph">
      <loext:graphic-properties draw:fill="solid" draw:fill-color="#00a933" draw:opacity="100%"/>
      <style:paragraph-properties fo:text-align="center"/>
    </style:style>
    <style:style style:name="P4" style:family="paragraph">
      <loext:graphic-properties draw:fill="gradient" draw:fill-color="#3465a4" draw:fill-gradient-name="Gradient_20_186" draw:gradient-step-count="0" draw:opacity="100%"/>
      <style:paragraph-properties fo:text-align="center"/>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808080" loext:opacity="100%" fo:font-size="7pt" style:font-size-asian="7pt" style:font-size-complex="7pt"/>
    </style:style>
    <style:style style:name="P8" style:family="paragraph">
      <loext:graphic-properties draw:fill="none" draw:fill-color="#3465a4" draw:opacity="100%"/>
      <style:paragraph-properties fo:text-align="center"/>
    </style:style>
    <style:style style:name="P9" style:family="paragraph">
      <loext:graphic-properties draw:fill="solid" draw:fill-color="#333333" draw:opacity="100%"/>
      <style:paragraph-properties fo:text-align="center"/>
    </style:style>
    <style:style style:name="P10" style:family="paragraph">
      <loext:graphic-properties draw:fill="solid" draw:fill-color="#b2b2b2" draw:opacity="100%"/>
      <style:paragraph-properties fo:text-align="center"/>
    </style:style>
    <style:style style:name="P11" style:family="paragraph">
      <loext:graphic-properties draw:fill="none" draw:fill-color="#ffffff"/>
      <style:paragraph-properties fo:text-align="center"/>
      <style:text-properties fo:color="#000000" loext:opacity="100%" fo:font-size="6pt" style:font-size-asian="6pt" style:font-size-complex="6pt"/>
    </style:style>
    <style:style style:name="P12" style:family="paragraph">
      <loext:graphic-properties draw:fill="none" draw:fill-color="#ffffff"/>
      <style:paragraph-properties fo:text-align="center"/>
      <style:text-properties fo:color="#000000" loext:opacity="100%" fo:font-size="7pt" style:font-size-asian="7pt" style:font-size-complex="7pt"/>
    </style:style>
    <style:style style:name="P13" style:family="paragraph">
      <loext:graphic-properties draw:fill="gradient" draw:fill-color="#e4abab" draw:fill-gradient-name="Gradient_20_193" draw:gradient-step-count="0" draw:opacity="100%"/>
      <style:paragraph-properties fo:text-align="center"/>
    </style:style>
    <style:style style:name="P14" style:family="paragraph">
      <loext:graphic-properties draw:fill="gradient" draw:fill-color="#b8d2b8" draw:fill-gradient-name="Gradient_20_193" draw:gradient-step-count="0" draw:opacity="100%"/>
      <style:paragraph-properties fo:text-align="center"/>
    </style:style>
    <style:style style:name="P15" style:family="paragraph">
      <loext:graphic-properties draw:fill="none"/>
    </style:style>
    <style:style style:name="P16" style:family="paragraph">
      <loext:graphic-properties draw:fill="solid" draw:fill-color="#b8d2b8" draw:opacity="100%"/>
      <style:paragraph-properties fo:text-align="center"/>
    </style:style>
    <style:style style:name="P17" style:family="paragraph">
      <style:paragraph-properties fo:text-align="center" style:writing-mode="lr-tb"/>
    </style:style>
    <style:style style:name="P18" style:family="paragraph">
      <loext:graphic-properties draw:fill="none"/>
      <style:paragraph-properties fo:text-align="center"/>
      <style:text-properties fo:color="#000000" loext:opacity="100%" style:font-name="Liberation Sans" fo:font-size="6pt" style:font-size-asian="6pt" style:font-size-complex="6pt"/>
    </style:style>
    <style:style style:name="P19" style:family="paragraph">
      <loext:graphic-properties draw:fill="none" draw:opacity="43%"/>
      <style:paragraph-properties fo:text-align="center"/>
    </style:style>
    <style:style style:name="P20" style:family="paragraph">
      <style:paragraph-properties fo:text-align="start" style:writing-mode="lr-tb"/>
    </style:style>
    <style:style style:name="P21" style:family="paragraph">
      <loext:graphic-properties draw:fill="none"/>
      <style:paragraph-properties fo:text-align="start"/>
      <style:text-properties fo:color="#000000" loext:opacity="100%" fo:font-size="6pt" style:font-size-asian="6pt" style:font-size-complex="6pt"/>
    </style:style>
    <style:style style:name="P22" style:family="paragraph">
      <loext:graphic-properties draw:fill="none"/>
      <style:paragraph-properties fo:text-align="start"/>
      <style:text-properties fo:color="#000000" loext:opacity="100%" style:font-name="Liberation Sans" fo:font-size="6pt" style:font-size-asian="6pt" style:font-size-complex="6pt"/>
    </style:style>
    <style:style style:name="P23" style:family="paragraph">
      <style:paragraph-properties fo:text-align="end"/>
    </style:style>
    <style:style style:name="P24" style:family="paragraph">
      <loext:graphic-properties draw:fill="none" draw:fill-color="#ffffff"/>
      <style:paragraph-properties fo:text-align="end"/>
      <style:text-properties fo:color="#b8d2b8" loext:opacity="100%" fo:font-size="7pt" fo:font-weight="bold" style:font-size-asian="7pt" style:font-weight-asian="bold" style:font-size-complex="7pt" style:font-weight-complex="bold"/>
    </style:style>
    <style:style style:name="P25" style:family="paragraph">
      <loext:graphic-properties draw:fill="none" draw:fill-color="#ffffff"/>
      <style:paragraph-properties fo:text-align="end"/>
      <style:text-properties fo:color="#e4abab" loext:opacity="100%" fo:font-size="7pt" fo:font-weight="bold" style:font-size-asian="7pt" style:font-weight-asian="bold" style:font-size-complex="7pt" style:font-weight-complex="bold"/>
    </style:style>
    <style:style style:name="P26" style:family="paragraph">
      <loext:graphic-properties draw:fill="none" draw:fill-color="#ffffff"/>
      <style:paragraph-properties fo:text-align="center"/>
      <style:text-properties fo:color="#b8d2b8" loext:opacity="100%" fo:font-size="7pt" fo:font-weight="bold" style:font-size-asian="7pt" style:font-weight-asian="bold" style:font-size-complex="7pt" style:font-weight-complex="bold"/>
    </style:style>
    <style:style style:name="P27" style:family="paragraph">
      <loext:graphic-properties draw:fill="none" draw:fill-color="#ffffff"/>
      <style:paragraph-properties fo:text-align="center"/>
      <style:text-properties fo:color="#e4abab" loext:opacity="100%" fo:font-size="7pt" fo:font-weight="bold" style:font-size-asian="7pt" style:font-weight-asian="bold" style:font-size-complex="7pt" style:font-weight-complex="bold"/>
    </style:style>
    <style:style style:name="P28" style:family="paragraph">
      <loext:graphic-properties draw:fill="solid" draw:fill-color="#b8d2b8"/>
      <style:paragraph-properties fo:text-align="center"/>
    </style:style>
    <style:style style:name="P29" style:family="paragraph">
      <loext:graphic-properties draw:fill="gradient" draw:fill-gradient-name="Gradient_20_203"/>
      <style:paragraph-properties fo:text-align="center"/>
    </style:style>
    <style:style style:name="P30" style:family="paragraph">
      <loext:graphic-properties draw:fill="gradient" draw:fill-gradient-name="Gradient_20_200" draw:gradient-step-count="0"/>
      <style:paragraph-properties fo:text-align="center"/>
    </style:style>
    <style:style style:name="P31" style:family="paragraph">
      <loext:graphic-properties draw:fill="solid" draw:fill-color="#ffffff" draw:opacity="65%"/>
      <style:paragraph-properties fo:text-align="center"/>
    </style:style>
    <style:style style:name="P32" style:family="paragraph">
      <loext:graphic-properties draw:fill="solid" draw:fill-color="#e4abab" draw:opacity="100%" draw:opacity-name="Transparency_20_112"/>
      <style:paragraph-properties fo:text-align="center"/>
    </style:style>
    <style:style style:name="P33" style:family="paragraph">
      <loext:graphic-properties draw:fill="solid" draw:fill-color="#e4abab" draw:gradient-step-count="0" draw:opacity="100%"/>
      <style:paragraph-properties fo:text-align="center"/>
    </style:style>
    <style:style style:name="P34" style:family="paragraph">
      <loext:graphic-properties draw:fill="solid" draw:fill-color="#b8d2b8" draw:gradient-step-count="0" draw:opacity="100%"/>
      <style:paragraph-properties fo:text-align="center"/>
    </style:style>
    <style:style style:name="P35" style:family="paragraph">
      <loext:graphic-properties draw:fill="none" draw:fill-color="#ffffff"/>
      <style:paragraph-properties fo:text-align="center"/>
      <style:text-properties fo:color="#487548" loext:opacity="100%" fo:font-size="7pt" fo:font-weight="normal" style:font-size-asian="7pt" style:font-weight-asian="normal" style:font-size-complex="7pt" style:font-weight-complex="normal"/>
    </style:style>
    <style:style style:name="P36" style:family="paragraph">
      <loext:graphic-properties draw:fill="none" draw:fill-color="#ffffff"/>
      <style:paragraph-properties fo:text-align="center"/>
      <style:text-properties fo:color="#a25050" loext:opacity="100%" fo:font-size="7pt" fo:font-weight="normal" style:font-size-asian="7pt" style:font-weight-asian="normal" style:font-size-complex="7pt" style:font-weight-complex="normal"/>
    </style:style>
    <style:style style:name="P37" style:family="paragraph">
      <style:paragraph-properties fo:text-align="center"/>
      <style:text-properties fo:color="#808080" loext:opacity="100%"/>
    </style:style>
    <style:style style:name="P38" style:family="paragraph">
      <loext:graphic-properties draw:fill="none" draw:fill-color="#ffffff"/>
      <style:paragraph-properties fo:text-align="center"/>
      <style:text-properties fo:color="#808080" loext:opacity="100%" fo:font-size="6pt" style:font-size-asian="6pt" style:font-size-complex="6pt"/>
    </style:style>
    <style:style style:name="T1" style:family="text">
      <style:text-properties fo:color="#808080" loext:opacity="100%" fo:font-size="7pt" style:font-size-asian="7pt" style:font-size-complex="7pt"/>
    </style:style>
    <style:style style:name="T2" style:family="text">
      <style:text-properties fo:color="#000000" loext:opacity="100%" fo:font-size="6pt" style:font-size-asian="6pt" style:font-size-complex="6pt"/>
    </style:style>
    <style:style style:name="T3" style:family="text">
      <style:text-properties fo:color="#000000" loext:opacity="100%" fo:font-size="7pt" style:font-size-asian="7pt" style:font-size-complex="7pt"/>
    </style:style>
    <style:style style:name="T4" style:family="text">
      <style:text-properties style:font-name="Liberation Sans" fo:font-size="6pt" style:font-name-asian="Helvetica" style:font-size-asian="6pt" style:font-name-complex="Helvetica" style:font-size-complex="6pt"/>
    </style:style>
    <style:style style:name="T5" style:family="text">
      <style:text-properties fo:color="#000000" loext:opacity="100%" style:font-name="Liberation Sans" fo:font-size="6pt" fo:font-weight="normal" style:font-name-asian="Helvetica" style:font-size-asian="6pt" style:font-weight-asian="normal" style:font-name-complex="Helvetica" style:font-size-complex="6pt" style:font-weight-complex="normal"/>
    </style:style>
    <style:style style:name="T6" style:family="text">
      <style:text-properties fo:color="#000000" loext:opacity="100%" style:font-name="Helvetica" fo:font-size="6pt" fo:font-weight="normal" style:font-name-asian="Helvetica" style:font-size-asian="6pt" style:font-weight-asian="normal" style:font-name-complex="Helvetica" style:font-size-complex="6pt" style:font-weight-complex="normal"/>
    </style:style>
    <style:style style:name="T7" style:family="text">
      <style:text-properties fo:color="#b8d2b8" loext:opacity="100%" fo:font-size="7pt" fo:font-weight="bold" style:font-size-asian="7pt" style:font-weight-asian="bold" style:font-size-complex="7pt" style:font-weight-complex="bold"/>
    </style:style>
    <style:style style:name="T8" style:family="text">
      <style:text-properties fo:color="#e4abab" loext:opacity="100%" fo:font-size="7pt" fo:font-weight="bold" style:font-size-asian="7pt" style:font-weight-asian="bold" style:font-size-complex="7pt" style:font-weight-complex="bold"/>
    </style:style>
    <style:style style:name="T9" style:family="text">
      <style:text-properties fo:color="#487548" loext:opacity="100%" fo:font-size="7pt" fo:font-weight="normal" style:font-size-asian="7pt" style:font-weight-asian="normal" style:font-size-complex="7pt" style:font-weight-complex="normal"/>
    </style:style>
    <style:style style:name="T10" style:family="text">
      <style:text-properties fo:color="#a25050" loext:opacity="100%" fo:font-size="7pt" fo:font-weight="normal" style:font-size-asian="7pt" style:font-weight-asian="normal" style:font-size-complex="7pt" style:font-weight-complex="normal"/>
    </style:style>
    <style:style style:name="T11" style:family="text">
      <style:text-properties fo:color="#808080" loext:opacity="100%" fo:font-size="6pt" style:font-size-asian="6pt" style:font-size-complex="6pt"/>
    </style:style>
    <style:style style:name="T12" style:family="text">
      <style:text-properties fo:color="#808080" loext:opacity="100%" style:font-name="Liberation Mono" fo:font-size="6pt" style:font-size-asian="6pt" style:font-size-complex="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0.034cm" svg:height="0.034cm" svg:x="6.418cm" svg:y="4.546cm" svg:viewBox="0 0 35 35" svg:d="M2 10c1-3 3-5 6-7 2-2 5-3 8-3s6 0 9 2c3 1 5 3 7 6 2 2 3 5 3 8s0 6-2 9c-1 3-3 5-6 7-2 2-5 3-8 3-3 1-6 0-9-1-3-2-5-4-7-6-2-3-3-6-3-9s0-6 2-9z">
          <text:p/>
        </draw:path>
        <draw:path draw:style-name="gr1" draw:text-style-name="P1" draw:layer="layout" svg:width="0.034cm" svg:height="0.034cm" svg:x="6.387cm" svg:y="4.609cm" svg:viewBox="0 0 35 35" svg:d="M2 10c1-3 4-6 6-7 3-2 6-3 9-3s6 1 9 2c2 1 5 3 6 6 2 3 3 6 3 9s0 6-2 8c0 1 0 1 0 1-1 3-3 5-6 7-3 1-6 2-9 2s-6 0-8-2c-3-1-6-3-7-6-2-2-3-5-3-8s1-6 2-9z">
          <text:p/>
        </draw:path>
        <draw:path draw:style-name="gr1" draw:text-style-name="P1" draw:layer="layout" svg:width="0.034cm" svg:height="0.034cm" svg:x="6.354cm" svg:y="4.67cm" svg:viewBox="0 0 35 35" svg:d="M2 9c2-3 4-5 7-6 2-2 5-3 8-3s6 1 9 2c3 2 5 4 7 6 1 3 2 6 2 9s-1 6-2 9c-2 3-4 5-6 7-3 1-6 2-9 2s-6 0-9-2c-3-1-5-4-6-6-2-3-3-6-3-9s1-6 2-9z">
          <text:p/>
        </draw:path>
        <draw:path draw:style-name="gr1" draw:text-style-name="P1" draw:layer="layout" svg:width="0.034cm" svg:height="0.034cm" svg:x="6.319cm" svg:y="4.731cm" svg:viewBox="0 0 35 35" svg:d="M3 9c1-3 3-5 6-7 3-1 6-2 9-2s6 1 9 2c2 2 4 4 6 7 1 3 2 6 2 9s-1 6-2 8c0 1 0 1 0 1-2 2-4 5-7 6-3 2-6 2-9 2s-6-1-8-2c-3-2-5-4-7-7-1-2-2-5-2-8s1-6 2-9c1 0 1 0 1 0z">
          <text:p/>
        </draw:path>
        <draw:path draw:style-name="gr1" draw:text-style-name="P1" draw:layer="layout" svg:width="0.034cm" svg:height="0.034cm" svg:x="2.174cm" svg:y="3.152cm" svg:viewBox="0 0 35 35" svg:d="M35 21c-1 3-2 6-4 8-2 3-5 4-8 5s-6 2-9 1-6-2-8-4-4-5-5-7c-1-3-1-6-1-10 1-3 2-6 4-8s5-4 8-5 6-1 9-1c3 1 6 2 8 4s4 5 5 8 1 6 1 9z">
          <text:p/>
        </draw:path>
        <draw:path draw:style-name="gr1" draw:text-style-name="P1" draw:layer="layout" svg:width="0.034cm" svg:height="0.034cm" svg:x="2.189cm" svg:y="3.083cm" svg:viewBox="0 0 35 35" svg:d="M35 22c-1 3-3 5-5 8-2 2-4 4-7 5-3 0-6 1-9 0s-6-2-8-4c-3-2-4-5-5-8s-1-6-1-9h1c0-3 2-6 4-8 2-3 4-4 7-5s6-1 9-1c3 1 6 3 8 5 3 2 4 4 5 7s1 6 1 9c0 1 0 1 0 1z">
          <text:p/>
        </draw:path>
        <draw:path draw:style-name="gr1" draw:text-style-name="P1" draw:layer="layout" svg:width="0.034cm" svg:height="0.035cm" svg:x="2.205cm" svg:y="3.015cm" svg:viewBox="0 0 35 36" svg:d="M34 22c0 3-2 6-4 8s-5 4-8 5-6 1-9 0-6-3-8-5-4-5-4-8c-1-2-1-6 0-9 0-3 2-6 4-8s5-4 8-4c3-1 6-1 9 0 3 0 6 2 8 4s4 5 4 8c1 3 1 6 1 9-1 0-1 0-1 0z">
          <text:p/>
        </draw:path>
        <draw:path draw:style-name="gr1" draw:text-style-name="P1" draw:layer="layout" svg:width="0.034cm" svg:height="0.034cm" svg:x="2.224cm" svg:y="2.948cm" svg:viewBox="0 0 35 35" svg:d="M34 23c-1 3-2 5-4 8-3 2-5 3-8 4s-6 0-9 0c-3-1-6-3-8-5s-4-5-5-8c0-3 0-6 1-9s2-6 5-8c2-2 5-4 7-5 3 0 7 0 10 1 2 1 5 2 7 4 2 3 4 5 5 8 0 3 0 6-1 9 0 1 0 1 0 1z">
          <text:p/>
        </draw:path>
        <draw:path draw:style-name="gr1" draw:text-style-name="P1" draw:layer="layout" svg:width="0.034cm" svg:height="0.034cm" svg:x="2.245cm" svg:y="2.881cm" svg:viewBox="0 0 35 35" svg:d="M34 23c-1 3-3 6-5 8s-5 3-8 4-6 0-9-1-5-2-8-4c-2-3-3-6-4-9 0-3 0-6 1-9s3-5 5-8c2-2 5-3 8-4 3 0 6 0 9 1s6 3 8 5 3 5 4 8c0 3 0 6-1 9z">
          <text:p/>
        </draw:path>
        <draw:path draw:style-name="gr1" draw:text-style-name="P1" draw:layer="layout" svg:width="0.034cm" svg:height="0.034cm" svg:x="2.268cm" svg:y="2.815cm" svg:viewBox="0 0 35 35" svg:d="M34 24c-1 3-3 5-5 7-3 2-5 4-8 4-3 1-7 0-9-1-3-1-6-3-8-5s-3-5-4-8c0-3 0-6 1-9s3-6 5-8c3-2 6-3 9-4 3 0 6 0 9 1 2 1 5 3 7 5 2 3 3 5 4 8 0 3 0 7-1 9 0 1 0 1 0 1z">
          <text:p/>
        </draw:path>
        <draw:path draw:style-name="gr1" draw:text-style-name="P1" draw:layer="layout" svg:width="0.034cm" svg:height="0.034cm" svg:x="2.293cm" svg:y="2.75cm" svg:viewBox="0 0 35 35" svg:d="M34 24c-1 3-3 6-6 8-2 1-5 3-8 3-3 1-6 0-9-1s-5-3-7-5c-2-3-3-6-4-9 0-3 0-6 1-9 2-3 3-5 6-7 2-2 5-3 8-4 3 0 6 0 9 1s5 3 7 6c2 2 4 5 4 8s0 6-1 9z">
          <text:p/>
        </draw:path>
        <draw:path draw:style-name="gr1" draw:text-style-name="P1" draw:layer="layout" svg:width="0.034cm" svg:height="0.034cm" svg:x="2.32cm" svg:y="2.685cm" svg:viewBox="0 0 35 35" svg:d="M34 25c-2 3-4 5-6 7-3 2-5 3-9 3-3 1-6 0-8-1-3-1-6-3-8-6-1-2-3-5-3-8s0-6 1-9c1 0 1 0 1 0 1-3 3-6 5-8 3-1 6-3 9-3s6 0 9 1c2 2 5 4 7 6 2 3 3 5 3 9 0 3 0 6-1 8 0 1 0 1 0 1z">
          <text:p/>
        </draw:path>
        <draw:path draw:style-name="gr1" draw:text-style-name="P1" draw:layer="layout" svg:width="0.034cm" svg:height="0.034cm" svg:x="2.349cm" svg:y="2.621cm" svg:viewBox="0 0 35 35" svg:d="M33 25c-1 3-3 5-6 7-2 2-5 3-8 3-3 1-6 0-9-1-3-2-5-4-7-6-2-3-3-6-3-9s0-6 2-9c1-3 3-5 6-7 2-2 5-3 8-3s6 0 9 2c3 1 5 3 7 6 2 2 3 5 3 8s0 6-2 9z">
          <text:p/>
        </draw:path>
        <draw:path draw:style-name="gr2" draw:text-style-name="P2" draw:layer="layout" svg:width="0.431cm" svg:height="1.704cm" svg:x="6.247cm" svg:y="3.169cm" svg:viewBox="0 0 432 1705" svg:d="M0 1675c28-42 55-86 81-130 98-169 172-349 222-536s76-381 76-576c0-142-14-284-41-423l52-10c28 142 42 287 42 433 0 200-26 398-78 589-51 192-127 377-227 550-26 45-54 89-83 133z">
          <text:p/>
        </draw:path>
        <draw:path draw:style-name="gr3" draw:text-style-name="P2" draw:layer="layout" svg:width="1.239cm" svg:height="1.259cm" svg:x="5.271cm" svg:y="1.505cm" svg:viewBox="0 0 1240 1260" svg:d="M1191 1260c-39-95-84-187-135-277-98-169-217-323-354-460-136-137-291-256-460-354-79-45-159-85-242-120l21-49c84 36 167 77 247 124 173 99 332 221 472 361s262 299 362 472c52 91 99 186 138 283z">
          <text:p/>
        </draw:path>
        <draw:path draw:style-name="gr4" draw:text-style-name="P3" draw:layer="layout" svg:width="0.389cm" svg:height="1.4cm" svg:x="2.125cm" svg:y="2.3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 draw:text-style-name="P4" draw:layer="layout" svg:width="6.247cm" svg:height="6.247cm" svg:x="1.277cm" svg:y="0.4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6" draw:text-style-name="P5" draw:layer="layout" svg:width="0.749cm" svg:height="1.399cm" draw:transform="rotate (0.122173047639603) translate (3.35355573841616cm 0.000700844970196158cm)" svg:viewBox="0 0 750 1400" draw:points="0,0 750,700 750,700 0,1400">
          <text:p/>
        </draw:polyline>
        <draw:polyline draw:style-name="gr6" draw:text-style-name="P5" draw:layer="layout" svg:width="0.749cm" svg:height="1.399cm" draw:transform="rotate (0.122173047639603) translate (4.58104487466771cm 5.89504308311556cm)" svg:viewBox="0 0 750 1400" draw:points="750,0 0,700 0,700 750,1400">
          <text:p/>
        </draw:polyline>
        <draw:frame draw:style-name="gr7" draw:text-style-name="P7" draw:layer="layout" svg:width="2cm" svg:height="0.526cm" svg:x="3.4cm" svg:y="0.7cm">
          <draw:text-box>
            <text:p text:style-name="P6"><text:span text:style-name="T1">Win</text:span><text:span text:style-name="T1">ter</text:span></text:p>
          </draw:text-box>
        </draw:frame>
        <draw:frame draw:style-name="gr7" draw:text-style-name="P7" draw:layer="layout" svg:width="2cm" svg:height="0.526cm" draw:transform="rotate (-0.785398163397449) translate (5.779cm 0.844cm)">
          <draw:text-box>
            <text:p text:style-name="P6"><text:span text:style-name="T1">Spring</text:span></text:p>
          </draw:text-box>
        </draw:frame>
        <draw:frame draw:style-name="gr7" draw:text-style-name="P7" draw:layer="layout" svg:width="2cm" svg:height="0.526cm" draw:transform="rotate (-1.5707963267949) translate (7.295cm 2.6cm)">
          <draw:text-box>
            <text:p text:style-name="P6"><text:span text:style-name="T1">Sum</text:span><text:span text:style-name="T1">mer</text:span></text:p>
          </draw:text-box>
        </draw:frame>
        <draw:frame draw:style-name="gr7" draw:text-style-name="P7" draw:layer="layout" svg:width="2cm" svg:height="0.526cm" draw:transform="rotate (0.785398163397448) translate (5.331cm 5.967cm)">
          <draw:text-box>
            <text:p text:style-name="P6"><text:span text:style-name="T1">Autumn</text:span></text:p>
          </draw:text-box>
        </draw:frame>
        <draw:frame draw:style-name="gr7" draw:text-style-name="P7" draw:layer="layout" svg:width="2cm" svg:height="0.526cm" svg:x="3.4cm" svg:y="5.95cm">
          <draw:text-box>
            <text:p text:style-name="P6"><text:span text:style-name="T1">Winter</text:span></text:p>
          </draw:text-box>
        </draw:frame>
        <draw:frame draw:style-name="gr7" draw:text-style-name="P7" draw:layer="layout" svg:width="2cm" svg:height="0.526cm" draw:transform="rotate (-0.785398163397449) translate (1.979cm 4.544cm)">
          <draw:text-box>
            <text:p text:style-name="P6"><text:span text:style-name="T1">Spri</text:span><text:span text:style-name="T1">ng</text:span></text:p>
          </draw:text-box>
        </draw:frame>
        <draw:frame draw:style-name="gr7" draw:text-style-name="P7" draw:layer="layout" svg:width="2cm" svg:height="0.526cm" draw:transform="rotate (1.5707963267949) translate (1.469cm 4.6cm)">
          <draw:text-box>
            <text:p text:style-name="P6"><text:span text:style-name="T1">Summer</text:span></text:p>
          </draw:text-box>
        </draw:frame>
        <draw:frame draw:style-name="gr7" draw:text-style-name="P7" draw:layer="layout" svg:width="2cm" svg:height="0.526cm" draw:transform="rotate (0.785398163397448) translate (1.681cm 2.217cm)">
          <draw:text-box>
            <text:p text:style-name="P6"><text:span text:style-name="T1">Autu</text:span><text:span text:style-name="T1">mn</text:span></text:p>
          </draw:text-box>
        </draw:frame>
        <draw:path draw:style-name="gr8" draw:text-style-name="P8" draw:layer="layout" svg:width="0.777cm" svg:height="0.879cm" svg:x="6.328cm" svg:y="5.041cm" svg:viewBox="0 0 778 880" svg:d="M778 124c-136 235-302 452-496 646-38 38-77 75-117 110l-165-183c37-33 72-67 107-102 179-178 332-379 457-595z">
          <text:p/>
        </draw:path>
        <draw:path draw:style-name="gr9" draw:text-style-name="P8" draw:layer="layout" svg:width="0.777cm" svg:height="0.879cm" svg:x="1.698cm" svg:y="1.282cm" svg:viewBox="0 0 778 880" svg:d="M0 756c136-234 302-451 495-644 38-39 77-76 118-112l165 184c-37 33-73 67-108 102-178 178-331 378-456 594z">
          <text:p/>
        </draw:path>
        <draw:path draw:style-name="gr10" draw:text-style-name="P9" draw:layer="layout" svg:width="0.442cm" svg:height="1.453cm" svg:x="2.097cm" svg:y="2.369cm" svg:viewBox="0 0 443 1454" svg:d="M0 1214l1-58v-1l4-74c0-1 0-1 0-1l6-74c0-1 0-1 0-1l9-74c0-1 0-1 0-1l11-74v-1l13-73v-1l16-72c0-1 0-1 0-1l18-72v-1l21-71c0-1 0-1 0-1l23-71v-1l25-70v-1l28-69v-1l30-68v-1l32-67c0-1 0-1 0-1l6-12 95 48-6 11-31 65-28 66-27 67-24 68-22 68-19 69-18 69-15 70-13 71-10 71-9 72-5 71-4 72-1 55zM106 1249v30l1 11-106 4-1-12c0-1 0-1 0-1v-32zM108 1325v1l2 41-106 7-2-43v-2zM113 1402l1 19c0 1 0 1 0 2 0 5-1 9-3 13-3 4-6 7-10 10-4 2-7 3-11 3l-53 5c-1 0-1 0-2 0-5 0-9-1-13-4-5-2-8-5-10-9s-3-8-4-12l-1-20zM338 30l11-17c2-4 5-7 9-9 4-3 9-4 13-4 5 0 10 1 14 4l45 28c4 2 7 6 9 9 3 4 4 9 4 14 0 4-1 9-4 13l-10 17zM411 115l-11 18-10 18-93-52 11-19c1 0 1 0 1-1l11-19zM373 181l-8 15-11 22-95-48 12-24c1 0 1 0 1 0l8-16z">
          <text:p/>
        </draw:path>
        <draw:path draw:style-name="gr11" draw:text-style-name="P9" draw:layer="layout" svg:width="1.292cm" svg:height="1.312cm" svg:x="5.244cm" svg:y="1.479cm" svg:viewBox="0 0 1293 1313" svg:d="M1172 1247c-6-13-11-26-17-38l96-45c6 14 12 27 19 41zM1140 1177c-6-13-12-25-18-38l94-48c7 14 14 27 20 41zM1106 1108c-15-28-30-57-47-85-96-167-214-320-349-455s-288-253-455-349c-17-10-35-20-52-29l50-94c18 10 37 20 55 31 175 101 335 224 477 366s265 302 366 477c17 30 34 60 49 90zM1283 1237c3 7 5 13 8 20 1 3 2 6 2 10s-1 9-4 13c-2 4-5 7-9 9-1 1-2 2-4 2l-49 20c-3 1-6 2-10 2s-9-1-13-4c-4-2-7-5-10-9 0-1-1-3-1-4-3-6-5-11-7-17zM172 173c-12-6-25-13-37-19l46-95c14 7 27 14 41 21zM103 139c-12-6-25-12-38-18l44-96c13 6 27 12 41 19zM33 107c-5-2-11-5-17-7-1-1-2-1-3-2-4-2-7-5-9-9-3-4-4-9-4-14 0-3 1-7 2-10l21-49c0-1 1-2 1-3 3-4 6-7 10-9 4-3 9-4 13-4s7 1 11 2c6 3 12 6 19 8z">
          <text:p/>
        </draw:path>
        <draw:g draw:style-name="gr12">
          <draw:path draw:style-name="gr13" draw:text-style-name="P10" draw:layer="layout" svg:width="0.034cm" svg:height="0.034cm" svg:x="2.523cm" svg:y="2.318cm" svg:viewBox="0 0 35 35" svg:d="M32 28c-2 2-4 4-7 6-3 1-6 1-9 1s-6-1-8-3c-3-1-5-4-6-7-2-2-2-5-2-9 0-3 1-6 3-8 2-3 4-5 7-6 3-2 6-2 9-2s6 1 9 3c2 2 4 4 5 7 2 3 2 6 2 9s-1 6-3 8z">
            <text:p/>
          </draw:path>
          <draw:path draw:style-name="gr13" draw:text-style-name="P10" draw:layer="layout" svg:width="0.034cm" svg:height="0.034cm" svg:x="2.564cm" svg:y="2.261cm" svg:viewBox="0 0 35 35" svg:d="M32 28c-2 3-5 5-7 6-3 1-6 2-9 1-3 0-6-1-9-3-2-2-4-4-5-7-2-3-2-6-2-9s2-6 3-9h1c1-2 4-4 7-5 2-2 5-2 9-2 3 0 6 2 8 3 2 2 4 5 6 7 1 3 1 6 1 9s-1 6-3 9z">
            <text:p/>
          </draw:path>
          <draw:path draw:style-name="gr13" draw:text-style-name="P10" draw:layer="layout" svg:width="0.034cm" svg:height="0.034cm" svg:x="2.606cm" svg:y="2.205cm" svg:viewBox="0 0 35 35" svg:d="M31 29c-2 2-4 4-7 5s-6 2-9 1c-3 0-6-2-8-3-3-2-5-5-6-8-1-2-1-6-1-9 1-3 2-6 4-8 2-3 4-5 7-6s6-1 9-1c3 1 6 2 8 4 3 2 5 4 6 7s1 6 1 9-2 6-3 8c-1 0-1 0-1 1z">
            <text:p/>
          </draw:path>
          <draw:path draw:style-name="gr13" draw:text-style-name="P10" draw:layer="layout" svg:width="0.034cm" svg:height="0.034cm" svg:x="2.649cm" svg:y="2.15cm" svg:viewBox="0 0 35 35" svg:d="M31 29c-2 2-5 4-7 5-3 1-6 2-9 1-3 0-6-2-9-4-2-2-4-4-5-7s-1-6-1-9c1-3 2-6 4-8v-1c2-2 5-4 8-5 2-1 6-1 9-1 3 1 6 2 8 4s4 5 5 7c1 3 1 6 1 9-1 3-2 6-4 9z">
            <text:p/>
          </draw:path>
          <draw:path draw:style-name="gr13" draw:text-style-name="P10" draw:layer="layout" svg:width="0.034cm" svg:height="0.034cm" svg:x="2.695cm" svg:y="2.097cm" svg:viewBox="0 0 35 35" svg:d="M31 29c-2 3-5 4-8 5s-6 2-9 1-6-2-8-4-4-5-5-8-1-6-1-9c1-3 2-5 4-8h1c2-2 4-4 7-5s6-1 9-1c3 1 6 2 8 4 3 2 4 5 5 8s1 6 1 9c-1 3-2 6-4 8z">
            <text:p/>
          </draw:path>
          <draw:path draw:style-name="gr13" draw:text-style-name="P10" draw:layer="layout" svg:width="0.034cm" svg:height="0.034cm" svg:x="2.742cm" svg:y="2.045cm" svg:viewBox="0 0 35 35" svg:d="M30 30c-2 2-4 4-7 5-3 0-6 0-9 0-3-1-6-2-8-4-3-3-4-5-5-8s-1-6-1-9c1-3 3-6 5-8 2-3 5-4 8-5s6-1 9-1c3 1 5 3 8 5 2 2 4 4 4 7 1 3 1 6 1 9-1 3-2 6-4 8-1 1-1 1-1 1z">
            <text:p/>
          </draw:path>
          <draw:path draw:style-name="gr13" draw:text-style-name="P10" draw:layer="layout" svg:width="0.034cm" svg:height="0.034cm" svg:x="2.791cm" svg:y="1.995cm" svg:viewBox="0 0 35 35" svg:d="M30 30c-2 2-5 4-8 5-3 0-6 0-9 0-3-1-6-3-8-5s-4-5-4-8c-1-3-1-6 0-9 0-3 2-5 4-8 3-2 5-4 8-4 3-1 6-1 9 0 3 0 6 2 8 4s4 5 5 8c0 3 0 6 0 9-1 3-3 6-5 8z">
            <text:p/>
          </draw:path>
          <draw:path draw:style-name="gr13" draw:text-style-name="P10" draw:layer="layout" svg:width="0.034cm" svg:height="0.034cm" svg:x="2.841cm" svg:y="1.946cm" svg:viewBox="0 0 35 35" svg:d="M30 30c-3 3-5 4-8 5-3 0-7 0-10 0-2-1-5-3-7-5s-4-5-5-8c0-3 0-6 1-9s2-6 4-8c1 0 1 0 1 0 2-2 5-4 8-5 3 0 6 0 9 1s5 2 7 5c3 2 4 4 5 7 0 3 0 7 0 10-1 2-3 5-5 7z">
            <text:p/>
          </draw:path>
          <draw:path draw:style-name="gr13" draw:text-style-name="P10" draw:layer="layout" svg:width="0.034cm" svg:height="0.034cm" svg:x="2.892cm" svg:y="1.899cm" svg:viewBox="0 0 35 35" svg:d="M29 31c-2 2-5 3-8 4-3 0-6 0-9-1s-6-2-8-5c-2-2-3-5-4-8 0-3 0-6 1-9s3-5 5-7v-1c2-2 5-3 8-4 3 0 6 0 9 1s6 3 8 5 3 5 4 8 0 6-1 9-2 6-5 8z">
            <text:p/>
          </draw:path>
          <draw:path draw:style-name="gr13" draw:text-style-name="P10" draw:layer="layout" svg:width="0.034cm" svg:height="0.034cm" svg:x="2.946cm" svg:y="1.853cm" svg:viewBox="0 0 35 35" svg:d="M29 31c-3 2-6 3-9 4-3 0-6 0-9-1-2-1-5-3-7-5s-3-5-4-8c0-3 0-6 1-9s3-6 5-8h1c2-2 5-3 8-4 3 0 6 0 9 1s5 3 7 5c2 3 3 6 4 9s0 6-1 9c-1 2-3 5-5 7z">
            <text:p/>
          </draw:path>
          <draw:path draw:style-name="gr13" draw:text-style-name="P10" draw:layer="layout" svg:width="0.034cm" svg:height="0.034cm" svg:x="3cm" svg:y="1.809cm" svg:viewBox="0 0 35 35" svg:d="M28 32c-2 1-5 3-8 3s-6 0-9-1-5-3-7-6c-2-2-3-5-4-8 0-3 0-6 1-9s3-5 6-7c2-2 5-3 8-4 3 0 7 0 9 1 3 1 6 3 8 6 1 2 3 5 3 8 1 3 0 6-1 9s-3 5-5 7c-1 0-1 0-1 1z">
            <text:p/>
          </draw:path>
          <draw:path draw:style-name="gr13" draw:text-style-name="P10" draw:layer="layout" svg:width="0.034cm" svg:height="0.034cm" svg:x="3.056cm" svg:y="1.767cm" svg:viewBox="0 0 35 35" svg:d="M28 32c-3 2-6 3-9 3s-6 0-9-1c-2-2-5-3-7-6-1-2-3-5-3-8s0-7 1-9c2-3 4-6 6-7v-1c3-1 6-3 9-3s6 0 9 1c3 2 5 4 7 6 2 3 3 6 3 9 1 3 0 6-1 9-1 2-3 5-6 7z">
            <text:p/>
          </draw:path>
          <draw:path draw:style-name="gr13" draw:text-style-name="P10" draw:layer="layout" svg:width="0.034cm" svg:height="0.034cm" svg:x="3.113cm" svg:y="1.726cm" svg:viewBox="0 0 35 35" svg:d="M27 32c-2 2-5 3-8 3s-6 0-9-2c-3-1-5-3-7-5-2-3-3-6-3-9s0-6 2-9c1-3 3-5 6-7 2-2 5-3 8-3 4 0 7 0 9 2 3 1 5 3 7 6 2 2 3 5 3 8s0 6-1 9c-2 3-4 5-6 7z">
            <text:p/>
          </draw:path>
          <draw:path draw:style-name="gr13" draw:text-style-name="P10" draw:layer="layout" svg:width="0.034cm" svg:height="0.034cm" svg:x="3.172cm" svg:y="1.688cm" svg:viewBox="0 0 35 35" svg:d="M27 32c-3 2-6 3-9 3s-6 0-9-2c-2-1-5-3-6-6-2-2-3-5-3-9 0-3 1-6 2-8 1-3 3-5 6-7s6-3 9-3 6 1 9 2 5 3 7 6c1 3 2 6 2 9s0 6-2 9c-1 2-3 5-6 6z">
            <text:p/>
          </draw:path>
          <draw:path draw:style-name="gr13" draw:text-style-name="P10" draw:layer="layout" svg:width="0.034cm" svg:height="0.034cm" svg:x="3.231cm" svg:y="1.651cm" svg:viewBox="0 0 35 35" svg:d="M26 33c-2 1-5 2-8 2s-6-1-9-2c-3-2-5-4-7-6-1-3-2-6-2-9s1-6 2-9c2-3 4-5 7-6v-1c2-1 5-2 9-2 3 0 6 1 8 2 3 2 5 4 7 7 1 2 2 5 2 8s0 6-2 9c-1 3-4 5-6 7z">
            <text:p/>
          </draw:path>
          <draw:path draw:style-name="gr13" draw:text-style-name="P10" draw:layer="layout" svg:width="0.034cm" svg:height="0.034cm" svg:x="3.353cm" svg:y="1.583cm" svg:viewBox="0 0 35 35" svg:d="M26 33c-3 2-6 2-9 2s-6-1-9-3c-3-1-5-4-6-6-1-3-2-6-2-9s1-6 3-9c1-2 4-4 6-6 1 0 1 0 1 0 3-1 6-2 9-2s6 1 8 3c3 1 5 4 6 6 2 3 2 6 2 9s-1 6-2 9c-2 3-4 5-7 6z">
            <text:p/>
          </draw:path>
          <draw:path draw:style-name="gr13" draw:text-style-name="P10" draw:layer="layout" svg:width="0.034cm" svg:height="0.034cm" svg:x="3.48cm" svg:y="1.523cm" svg:viewBox="0 0 35 35" svg:d="M25 34c-3 1-6 1-9 1s-6-1-9-3c-2-2-4-5-6-7-1-3-1-6-1-9s2-6 3-9c2-2 5-4 7-5 1 0 1 0 1-1 3-1 6-1 9-1s6 2 8 3c3 2 5 5 6 7 1 3 2 6 1 9 0 3-1 6-3 9-2 2-4 4-7 6z">
            <text:p/>
          </draw:path>
          <draw:path draw:style-name="gr13" draw:text-style-name="P10" draw:layer="layout" svg:width="0.034cm" svg:height="0.034cm" svg:x="3.61cm" svg:y="1.471cm" svg:viewBox="0 0 35 35" svg:d="M24 34c-3 1-6 1-10 1-3-1-5-2-8-4-2-2-4-4-5-7s-1-6-1-9c1-3 2-6 4-9 2-2 5-4 7-5 1 0 1 0 1 0 3-1 6-1 9-1 3 1 6 2 8 4s4 5 5 7c1 3 2 6 1 10 0 3-2 5-4 8-2 2-4 4-7 5z">
            <text:p/>
          </draw:path>
          <draw:path draw:style-name="gr13" draw:text-style-name="P10" draw:layer="layout" svg:width="0.034cm" svg:height="0.034cm" svg:x="3.743cm" svg:y="1.427cm" svg:viewBox="0 0 35 35" svg:d="M22 34c-2 1-6 1-9 1-3-1-5-3-8-5-2-2-3-4-4-7s-1-6-1-9c1-3 3-6 5-8 2-3 5-4 8-5s6-1 9-1c3 1 6 3 8 5s4 5 5 8c0 2 1 6 0 9s-2 5-4 8c-3 2-5 3-8 4z">
            <text:p/>
          </draw:path>
          <draw:path draw:style-name="gr13" draw:text-style-name="P10" draw:layer="layout" svg:width="0.034cm" svg:height="0.034cm" svg:x="3.878cm" svg:y="1.391cm" svg:viewBox="0 0 35 35" svg:d="M21 35c-3 0-6 0-9-1s-5-2-7-4c-2-3-4-5-5-8 0-3 0-7 1-10 1-2 2-5 5-7 2-2 5-4 8-4v-1c3 0 6 0 9 1s6 2 8 5c2 2 3 5 4 8s0 6 0 9c-1 3-3 5-5 7s-5 4-8 5z">
            <text:p/>
          </draw:path>
          <draw:path draw:style-name="gr13" draw:text-style-name="P10" draw:layer="layout" svg:width="0.034cm" svg:height="0.034cm" svg:x="4.084cm" svg:y="1.353cm" svg:viewBox="0 0 35 35" svg:d="M20 35c-3 0-6 0-9-1s-5-3-7-6c-2-2-3-5-4-8 0-3 0-6 1-9s3-5 6-7c2-2 5-3 8-4h1c3 0 6 0 9 1 2 1 5 3 7 6 2 2 3 5 3 8 1 3 0 6-1 9s-3 5-5 7c-3 2-6 3-9 4z">
            <text:p/>
          </draw:path>
          <draw:path draw:style-name="gr13" draw:text-style-name="P10" draw:layer="layout" svg:width="0.034cm" svg:height="0.034cm" svg:x="3.292cm" svg:y="1.616cm" svg:viewBox="0 0 35 35" svg:d="M26 33c-3 1-6 2-9 2s-6-1-9-2c-2-2-4-4-6-7-1-3-2-6-2-9s1-6 2-8c2-3 4-5 7-7 3-1 6-2 9-2s6 1 9 2c2 2 5 4 6 7 2 3 2 6 2 9s-1 6-2 9c-2 2-4 4-7 6z">
            <text:p/>
          </draw:path>
          <draw:path draw:style-name="gr13" draw:text-style-name="P10" draw:layer="layout" svg:width="0.034cm" svg:height="0.034cm" svg:x="3.416cm" svg:y="1.552cm" svg:viewBox="0 0 35 35" svg:d="M25 33c-3 2-6 2-9 2s-6-1-8-3c-3-2-5-4-6-7-2-3-2-6-2-9s1-6 3-8c2-3 4-5 7-6 3-2 6-2 9-2s6 1 9 3c2 2 4 4 6 7 1 3 2 6 1 9 0 3-1 6-3 8-2 3-4 5-7 6z">
            <text:p/>
          </draw:path>
          <draw:path draw:style-name="gr13" draw:text-style-name="P10" draw:layer="layout" svg:width="0.034cm" svg:height="0.034cm" svg:x="3.544cm" svg:y="1.496cm" svg:viewBox="0 0 35 35" svg:d="M24 34c-3 1-6 1-9 1s-6-2-8-4c-3-1-5-4-6-7s-1-6-1-9c1-3 2-6 4-8 2-3 4-4 7-6 3-1 6-1 9-1 3 1 6 2 9 4 2 2 4 4 5 7s2 6 1 9c0 3-2 6-3 8-2 3-5 5-8 6z">
            <text:p/>
          </draw:path>
          <draw:path draw:style-name="gr13" draw:text-style-name="P10" draw:layer="layout" svg:width="0.034cm" svg:height="0.034cm" svg:x="3.676cm" svg:y="1.448cm" svg:viewBox="0 0 35 35" svg:d="M23 34c-3 1-6 1-9 1-3-1-6-2-8-4s-4-5-5-8-1-6-1-9c1-3 2-6 4-8s5-4 8-5 6-1 9-1c3 1 6 2 8 4 3 2 4 5 5 8s2 6 1 9-2 6-4 8-5 4-8 5z">
            <text:p/>
          </draw:path>
          <draw:path draw:style-name="gr13" draw:text-style-name="P10" draw:layer="layout" svg:width="0.035cm" svg:height="0.034cm" svg:x="3.81cm" svg:y="1.408cm" svg:viewBox="0 0 36 35" svg:d="M22 35c-3 0-6 0-9-1-3 0-6-2-8-4s-4-5-4-8c-1-3-1-6 0-9 0-3 2-6 4-8s5-4 8-4c3-1 6-1 9 0 3 0 6 2 8 4s4 5 5 8 1 6 0 9-3 6-5 8-5 4-8 4z">
            <text:p/>
          </draw:path>
          <draw:path draw:style-name="gr13" draw:text-style-name="P10" draw:layer="layout" svg:width="0.034cm" svg:height="0.034cm" svg:x="3.946cm" svg:y="1.376cm" svg:viewBox="0 0 35 35" svg:d="M21 35c-3 0-6 0-9-1s-6-3-8-5-3-5-4-8c0-3 0-6 1-9s3-6 5-8 5-3 8-4c3 0 7 0 9 1 3 1 6 3 8 5s3 5 4 8 0 6-1 9-2 6-5 8c-2 2-5 3-8 4z">
            <text:p/>
          </draw:path>
          <draw:path draw:style-name="gr13" draw:text-style-name="P10" draw:layer="layout" svg:width="0.034cm" svg:height="0.034cm" svg:x="4.015cm" svg:y="1.364cm" svg:viewBox="0 0 35 35" svg:d="M20 35c-3 0-6 0-9-1s-5-3-7-5c-2-3-3-6-4-9 0-3 0-6 1-9 1-2 3-5 5-7 3-2 6-3 9-4 3 0 6 0 9 1s5 3 7 5c2 3 4 6 4 9 1 3 0 6-1 9s-3 5-5 7-5 3-8 4z">
            <text:p/>
          </draw:path>
          <draw:path draw:style-name="gr13" draw:text-style-name="P10" draw:layer="layout" svg:width="0.034cm" svg:height="0.034cm" svg:x="4.154cm" svg:y="1.345cm" svg:viewBox="0 0 35 35" svg:d="M19 35c-3 0-6 0-9-1-2-2-5-4-7-6-1-3-3-6-3-9s0-6 2-9c1-2 3-5 5-7 3-1 6-3 9-3s6 0 9 2c3 1 5 3 7 5 2 3 3 6 3 9 1 3 0 6-1 9-1 2-3 5-6 7-2 1-5 3-8 3z">
            <text:p/>
          </draw:path>
          <draw:path draw:style-name="gr13" draw:text-style-name="P10" draw:layer="layout" svg:width="0.034cm" svg:height="0.034cm" svg:x="4.224cm" svg:y="1.339cm" svg:viewBox="0 0 35 35" svg:d="M19 35c-3 0-6 0-9-2-3-1-5-3-7-6-2-2-3-5-3-8s0-6 2-9c1-3 3-5 6-7 2-2 5-3 8-3h1c3 0 6 0 9 2 2 1 5 3 6 6 2 2 3 5 3 8 1 3 0 6-1 9-2 3-4 5-6 7-3 2-6 3-9 3z">
            <text:p/>
          </draw:path>
          <draw:path draw:style-name="gr13" draw:text-style-name="P10" draw:layer="layout" svg:width="0.034cm" svg:height="0.034cm" svg:x="4.294cm" svg:y="1.335cm" svg:viewBox="0 0 35 35" svg:d="M18 35c-3 0-6-1-9-2-2-1-5-4-6-6-2-3-3-6-3-9s1-6 2-9c1-2 4-5 6-6 3-2 6-3 9-3s6 1 9 2 5 4 7 6c1 3 2 6 2 9s0 6-2 9c-1 2-3 5-6 6-2 2-5 3-8 3-1 0-1 0-1 0z">
            <text:p/>
          </draw:path>
          <draw:path draw:style-name="gr13" draw:text-style-name="P10" draw:layer="layout" svg:width="0.034cm" svg:height="0.034cm" svg:x="4.364cm" svg:y="1.334cm" svg:viewBox="0 0 35 35" svg:d="M18 35c-3 0-6-1-9-2-3-2-5-4-7-7-1-2-2-5-2-8s1-6 2-9c2-3 4-5 7-7 2-1 5-2 8-2h1c3 0 6 1 8 2 3 2 5 4 7 7 1 2 2 5 2 8s0 6-2 9c-1 3-4 5-6 7-3 1-6 2-9 2z">
            <text:p/>
          </draw:path>
          <draw:path draw:style-name="gr13" draw:text-style-name="P10" draw:layer="layout" svg:width="0.034cm" svg:height="0.034cm" svg:x="4.434cm" svg:y="1.334cm" svg:viewBox="0 0 35 35" svg:d="M17 35c-3 0-6-1-9-3-2-1-4-3-6-6-1-3-2-6-2-9s1-6 3-9c1-2 3-4 6-6 3-1 6-2 9-2s6 1 9 3c3 1 5 3 6 6 2 3 2 6 2 9s-1 6-2 9c-2 2-4 4-7 6-2 1-5 2-9 2z">
            <text:p/>
          </draw:path>
          <draw:path draw:style-name="gr13" draw:text-style-name="P10" draw:layer="layout" svg:width="0.034cm" svg:height="0.034cm" svg:x="4.504cm" svg:y="1.337cm" svg:viewBox="0 0 35 35" svg:d="M17 35c-3 0-6-1-9-3s-5-4-6-7c-1-2-2-5-2-8s1-6 3-9 4-5 7-6c2-1 5-2 8-2 1 0 1 0 1 0 3 0 6 1 8 3 3 2 5 4 6 7 2 2 2 5 2 8 0 4-1 6-2 9-2 3-4 5-7 6-3 2-6 2-9 2z">
            <text:p/>
          </draw:path>
          <draw:path draw:style-name="gr13" draw:text-style-name="P10" draw:layer="layout" svg:width="0.034cm" svg:height="0.034cm" svg:x="4.573cm" svg:y="1.341cm" svg:viewBox="0 0 35 35" svg:d="M16 35c-3 0-6-1-8-3-3-2-5-4-6-7-2-3-2-6-2-9s1-6 3-8c2-3 4-5 7-6 3-2 6-2 9-2s6 1 9 3c2 2 4 4 6 7 1 3 2 6 1 9 0 3-1 6-3 9-2 2-4 4-7 5-2 2-6 2-9 2z">
            <text:p/>
          </draw:path>
          <draw:path draw:style-name="gr13" draw:text-style-name="P10" draw:layer="layout" svg:width="0.034cm" svg:height="0.034cm" svg:x="4.643cm" svg:y="1.348cm" svg:viewBox="0 0 35 35" svg:d="M15 35c-3 0-5-2-8-3-2-2-4-5-6-8-1-2-1-5-1-9 0-3 2-5 3-8 2-2 5-4 8-6 2-1 5-1 9-1 3 1 6 2 8 3 3 2 5 5 6 8 1 2 2 6 1 9 0 3-1 6-3 8s-4 4-7 6c-3 1-6 1-9 1z">
            <text:p/>
          </draw:path>
          <draw:path draw:style-name="gr13" draw:text-style-name="P10" draw:layer="layout" svg:width="0.034cm" svg:height="0.034cm" svg:x="4.713cm" svg:y="1.358cm" svg:viewBox="0 0 35 35" svg:d="M15 35c-3-1-6-2-8-4-3-2-5-4-6-7s-1-6-1-9c1-3 2-6 4-8 2-3 4-5 7-6s6-1 9-1c3 1 6 2 9 4 2 2 4 4 5 7s2 6 1 9c0 3-2 6-3 8-2 3-5 5-8 6s-6 1-9 1z">
            <text:p/>
          </draw:path>
          <draw:path draw:style-name="gr13" draw:text-style-name="P10" draw:layer="layout" svg:width="0.034cm" svg:height="0.034cm" svg:x="4.782cm" svg:y="1.369cm" svg:viewBox="0 0 35 35" svg:d="M14 35c-3-1-5-2-8-4-2-2-4-5-5-8-1-2-1-6-1-9 1-3 2-5 4-8 2-2 5-4 8-5 2-1 6-1 9-1 3 1 6 2 8 4s4 5 5 8 2 6 1 9c0 3-2 6-4 8s-4 4-7 5-6 1-9 1z">
            <text:p/>
          </draw:path>
          <draw:path draw:style-name="gr13" draw:text-style-name="P10" draw:layer="layout" svg:width="0.034cm" svg:height="0.034cm" svg:x="4.85cm" svg:y="1.382cm" svg:viewBox="0 0 35 35" svg:d="M14 35c-3-1-6-2-8-4-2-3-4-5-5-8s-1-6-1-9c1-3 2-6 4-8 3-2 5-4 8-5s6-1 9-1c3 1 6 3 9 5 2 2 4 4 4 7 1 3 2 6 1 9s-2 6-4 8c-2 3-5 4-8 5s-6 1-9 1z">
            <text:p/>
          </draw:path>
          <draw:path draw:style-name="gr13" draw:text-style-name="P10" draw:layer="layout" svg:width="0.035cm" svg:height="0.034cm" svg:x="4.919cm" svg:y="1.398cm" svg:viewBox="0 0 36 35" svg:d="M13 34c-3 0-5-2-8-4-2-2-3-5-4-8s-1-6 0-9c0-3 2-5 4-8 2-2 5-3 8-4s6-1 9 0c3 0 6 2 8 4s4 5 5 8 1 6 0 9-2 5-5 8c-2 2-4 4-7 4-3 1-6 1-9 1 0 0-1 0-1-1z">
            <text:p/>
          </draw:path>
          <draw:path draw:style-name="gr13" draw:text-style-name="P10" draw:layer="layout" svg:width="0.035cm" svg:height="0.034cm" svg:x="4.986cm" svg:y="1.416cm" svg:viewBox="0 0 36 35" svg:d="M13 34c-3 0-6-2-8-4s-4-5-4-8c-1-3-1-6 0-9 0-3 2-6 4-8s5-4 8-4c3-1 6-1 9 0h1c2 1 5 2 7 4 2 3 4 5 5 8s1 6 0 9-3 6-5 8-5 4-8 5c-3 0-6 0-9-1z">
            <text:p/>
          </draw:path>
          <draw:path draw:style-name="gr13" draw:text-style-name="P10" draw:layer="layout" svg:width="0.034cm" svg:height="0.034cm" svg:x="5.053cm" svg:y="1.435cm" svg:viewBox="0 0 35 35" svg:d="M12 34c-3-1-5-2-7-5-2-2-4-5-5-8 0-3 0-6 1-9s2-5 5-7c2-2 5-4 8-5 3 0 6 0 9 1s6 2 8 5c2 2 3 5 4 8s0 6 0 9c-1 3-3 5-5 7-3 3-5 4-8 5-3 0-6 0-9-1z">
            <text:p/>
          </draw:path>
          <draw:path draw:style-name="gr13" draw:text-style-name="P10" draw:layer="layout" svg:width="0.034cm" svg:height="0.034cm" svg:x="5.12cm" svg:y="1.457cm" svg:viewBox="0 0 35 35" svg:d="M12 34c-3-1-6-3-8-5s-3-5-4-8c0-3 0-6 1-9s3-6 5-8 5-3 8-4c3 0 6 0 9 1h1c2 1 5 3 7 5s3 5 4 8 0 6-1 9-2 6-5 8c-2 2-5 3-8 4-3 0-6 0-9-1z">
            <text:p/>
          </draw:path>
          <draw:path draw:style-name="gr13" draw:text-style-name="P10" draw:layer="layout" svg:width="0.034cm" svg:height="0.034cm" svg:x="5.186cm" svg:y="1.481cm" svg:viewBox="0 0 35 35" svg:d="M11 34c-3-1-5-3-7-5-2-3-3-6-4-9 0-3 0-6 1-9s3-5 5-7c3-2 6-3 9-4 3 0 6 0 9 1s5 3 7 6c2 2 4 5 4 8 1 3 0 6-1 9s-3 5-5 7c-3 2-5 3-8 4-3 0-7 0-9-1-1 0-1 0-1 0z">
            <text:p/>
          </draw:path>
          <draw:path draw:style-name="gr13" draw:text-style-name="P10" draw:layer="layout" svg:width="0.034cm" svg:height="0.034cm" svg:x="6.517cm" svg:y="2.869cm" svg:viewBox="0 0 35 35" svg:d="M1 23c-1-3-1-6-1-9 1-3 2-5 4-8 2-2 5-4 8-5s6-1 9-1c3 1 5 2 8 4 2 2 4 5 5 8s1 6 1 9c-1 3-2 6-4 8-2 3-5 4-8 5-2 1-6 2-9 1s-5-2-8-4c-2-2-4-4-5-7z">
            <text:p/>
          </draw:path>
          <draw:path draw:style-name="gr13" draw:text-style-name="P10" draw:layer="layout" svg:width="0.034cm" svg:height="0.035cm" svg:x="6.557cm" svg:y="3.003cm" svg:viewBox="0 0 35 36" svg:d="M1 22c-1-3-1-6 0-9 0-3 2-5 4-8 2-2 5-3 8-4s6-1 9 0c3 0 5 2 8 4 2 2 3 5 4 8s1 6 1 9c-1 3-3 6-5 8s-5 4-8 5-6 1-9 0-5-2-8-5c-2-2-3-4-4-7z">
            <text:p/>
          </draw:path>
          <draw:path draw:style-name="gr13" draw:text-style-name="P10" draw:layer="layout" svg:width="0.034cm" svg:height="0.034cm" svg:x="6.493cm" svg:y="2.803cm" svg:viewBox="0 0 35 35" svg:d="M1 23c-1-3-1-6-1-9 1-3 2-5 4-8 2-2 5-4 8-5s6-1 9-1c3 1 5 2 8 4 2 2 4 5 5 8s1 6 1 9c-1 3-2 6-4 8-2 3-5 4-8 5-2 1-6 2-9 1s-5-2-8-4c-2-2-4-4-5-7z">
            <text:p/>
          </draw:path>
          <draw:path draw:style-name="gr13" draw:text-style-name="P10" draw:layer="layout" svg:width="0.034cm" svg:height="0.035cm" svg:x="6.538cm" svg:y="2.936cm" svg:viewBox="0 0 35 36" svg:d="M1 22c-1-3-1-6 0-9 0-3 2-5 4-8 2-2 5-3 8-4s6-1 9 0c3 0 5 2 8 4 2 2 3 5 4 8s1 6 1 9c-1 3-3 6-5 8s-5 4-8 5-6 1-9 0-5-2-8-5c-2-2-3-4-4-7z">
            <text:p/>
          </draw:path>
          <draw:path draw:style-name="gr13" draw:text-style-name="P10" draw:layer="layout" svg:width="0.034cm" svg:height="0.034cm" svg:x="6.574cm" svg:y="3.071cm" svg:viewBox="0 0 35 35" svg:d="M0 21c0-3 0-6 1-9s2-5 5-7c2-3 5-4 8-5 3 0 6 0 9 1s5 2 7 5c3 2 4 5 5 8 0 3 0 6-1 9s-2 6-5 8c-2 2-5 3-8 4s-6 0-9-1c-3 0-5-2-7-4-2-3-4-5-5-8z">
            <text:p/>
          </draw:path>
        </draw:g>
        <draw:frame draw:style-name="gr14" draw:text-style-name="P11" draw:layer="layout" svg:width="2cm" svg:height="0.727cm" svg:x="0.5cm" svg:y="1.1cm">
          <draw:text-box>
            <text:p text:style-name="P6"><text:span text:style-name="T2">Low seed</text:span></text:p>
            <text:p text:style-name="P6"><text:span text:style-name="T2">count</text:span></text:p>
          </draw:text-box>
        </draw:frame>
        <draw:frame draw:style-name="gr15" draw:text-style-name="P12" draw:layer="layout" svg:width="2cm" svg:height="0.801cm" svg:x="6.4cm" svg:y="5.273cm">
          <draw:text-box>
            <text:p text:style-name="P6"><text:span text:style-name="T3">High </text:span></text:p>
            <text:p text:style-name="P6"><text:span text:style-name="T3">seed count</text:span></text:p>
          </draw:text-box>
        </draw:frame>
        <draw:frame draw:style-name="gr14" draw:text-style-name="P11" draw:layer="layout" svg:width="2cm" svg:height="0.727cm" svg:x="2.008cm" svg:y="2.748cm">
          <draw:text-box>
            <text:p text:style-name="P6"><text:span text:style-name="T2">Floral bud</text:span></text:p>
            <text:p text:style-name="P6"><text:span text:style-name="T2">differentiation</text:span></text:p>
          </draw:text-box>
        </draw:frame>
        <draw:frame draw:style-name="gr16" draw:text-style-name="P11" draw:layer="layout" svg:width="2cm" svg:height="0.489cm" svg:x="4.45cm" svg:y="1.973cm">
          <draw:text-box>
            <text:p text:style-name="P6"><text:span text:style-name="T2">Flowering</text:span></text:p>
          </draw:text-box>
        </draw:frame>
        <draw:frame draw:style-name="gr14" draw:text-style-name="P11" draw:layer="layout" svg:width="2.369cm" svg:height="0.727cm" svg:x="4.4cm" svg:y="3.723cm">
          <draw:text-box>
            <text:p text:style-name="P6"><text:span text:style-name="T2">Fruit </text:span><text:span text:style-name="T2">dev</text:span><text:span text:style-name="T2">elop</text:span><text:span text:style-name="T2">men</text:span><text:span text:style-name="T2">t </text:span><text:span text:style-name="T2">and </text:span><text:span text:style-name="T2">mat</text:span><text:span text:style-name="T2">urati</text:span><text:span text:style-name="T2">on</text:span></text:p>
          </draw:text-box>
        </draw:frame>
        <draw:path draw:style-name="gr17" draw:text-style-name="P9" draw:layer="layout" svg:width="0.868cm" svg:height="2.202cm" svg:x="5.836cm" svg:y="3.142cm" svg:viewBox="0 0 869 2203" svg:d="M749 211c-1-14-3-28-5-42l105-14c2 15 4 30 6 45zM739 135c-2-14-4-28-6-41l104-19c3 15 5 30 7 45zM727 59c-1-6-3-12-4-17 0-2 0-4 0-5 0-5 1-10 3-14 3-4 6-7 10-9 3-2 5-3 8-3l52-11c2 0 4 0 5 0 5 0 10 1 14 4 4 2 7 5 9 9 2 3 3 6 3 8 2 7 3 13 4 20zM94 2183c-5 5-10 9-15 14-2 1-3 2-4 3-5 2-9 3-14 3-4 0-9-1-13-3-3-2-5-4-7-6l-34-40c-2-1-3-3-3-4-3-4-4-9-4-13 0-5 1-9 4-13 1-3 3-5 5-7 5-4 10-8 14-13zM49 2081c11-9 21-19 31-29l73 77c-11 10-22 21-33 31zM105 2028c5-5 10-10 15-15 5-4 10-9 15-14l76 73c-6 6-11 11-16 16-6 6-11 11-16 16zM159 1973c119-125 223-264 310-415 96-167 170-345 220-530 49-184 74-376 74-568 0-72-3-143-10-214l105-11c8 74 11 149 11 225 0 202-26 402-78 596-52 193-129 380-230 555-92 159-201 305-326 436z">
          <text:p/>
        </draw:path>
        <draw:path draw:style-name="gr18" draw:text-style-name="P13" draw:layer="layout" svg:width="0.365cm" svg:height="1.36cm" svg:x="0.96cm" svg:y="2.166cm" svg:viewBox="0 0 366 1361" svg:d="M40 1360l-40-1c9-435 89-804 236-1179l-41-17-3-2-2-3-1-5 1-4 1-1 1-2 149-143 6-3h7l4 4 1 7 7 206-1 2v2l-2 3-3 3-5 1-4-1-40-16c-144 366-221 725-230 1150z">
          <text:p/>
        </draw:path>
        <draw:path draw:style-name="gr19" draw:text-style-name="P14" draw:layer="layout" svg:width="0.365cm" svg:height="1.36cm" svg:x="7.452cm" svg:y="3.661cm" svg:viewBox="0 0 366 1361" svg:d="M325 1l41 1c-10 435-89 803-236 1179l40 16 4 2 2 4v4 4l-1 2-2 2-149 143-5 3-7-1-4-4-2-7-6-205v-3l1-1 2-4 3-3h5 3l41 17c143-366 220-726 230-1150z">
          <text:p/>
        </draw:path>
        <draw:frame draw:style-name="gr14" draw:text-style-name="P11" draw:layer="layout" svg:width="2cm" svg:height="0.727cm" svg:x="-0.5cm" svg:y="2.45cm">
          <draw:text-box>
            <text:p text:style-name="P6"><text:span text:style-name="T2">State</text:span></text:p>
            <text:p text:style-name="P6"><text:span text:style-name="T2">transition</text:span></text:p>
          </draw:text-box>
        </draw:frame>
        <draw:frame draw:style-name="gr14" draw:text-style-name="P11" draw:layer="layout" svg:width="2cm" svg:height="0.727cm" svg:x="7.25cm" svg:y="3.973cm">
          <draw:text-box>
            <text:p text:style-name="P6"><text:span text:style-name="T2">State</text:span></text:p>
            <text:p text:style-name="P6"><text:span text:style-name="T2">transit</text:span><text:span text:style-name="T2">ion</text:span></text:p>
          </draw:text-box>
        </draw:frame>
        <draw:g draw:style-name="gr20">
          <draw:g draw:style-name="gr12">
            <draw:polyline draw:style-name="gr21" draw:text-style-name="P15" draw:layer="layout" svg:width="3.345cm" svg:height="0.498cm" svg:x="8.158cm" svg:y="1.6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158cm" svg:y1="2.244cm" svg:x2="12.729cm" svg:y2="2.244cm">
              <text:p/>
            </draw:line>
            <draw:line draw:style-name="gr23" draw:text-style-name="P15" draw:layer="layout" svg:x1="8.158cm" svg:y1="2.244cm" svg:x2="8.158cm" svg:y2="2.311cm">
              <text:p/>
            </draw:line>
            <draw:line draw:style-name="gr23" draw:text-style-name="P15" draw:layer="layout" svg:x1="9.072cm" svg:y1="2.244cm" svg:x2="9.072cm" svg:y2="2.311cm">
              <text:p/>
            </draw:line>
            <draw:line draw:style-name="gr23" draw:text-style-name="P15" draw:layer="layout" svg:x1="9.986cm" svg:y1="2.244cm" svg:x2="9.986cm" svg:y2="2.311cm">
              <text:p/>
            </draw:line>
            <draw:line draw:style-name="gr23" draw:text-style-name="P15" draw:layer="layout" svg:x1="10.9cm" svg:y1="2.244cm" svg:x2="10.9cm" svg:y2="2.311cm">
              <text:p/>
            </draw:line>
            <draw:line draw:style-name="gr23" draw:text-style-name="P15" draw:layer="layout" svg:x1="11.814cm" svg:y1="2.244cm" svg:x2="11.814cm" svg:y2="2.311cm">
              <text:p/>
            </draw:line>
            <draw:line draw:style-name="gr23" draw:text-style-name="P15" draw:layer="layout" svg:x1="12.729cm" svg:y1="2.244cm" svg:x2="12.729cm" svg:y2="2.311cm">
              <text:p/>
            </draw:line>
            <draw:line draw:style-name="gr23" draw:text-style-name="P15" draw:layer="layout" svg:x1="8.062cm" svg:y1="2.151cm" svg:x2="8cm" svg:y2="2.151cm">
              <text:p/>
            </draw:line>
            <draw:line draw:style-name="gr23" draw:text-style-name="P15" draw:layer="layout" svg:x1="8.062cm" svg:y1="0.198cm" svg:x2="8cm" svg:y2="0.198cm">
              <text:p/>
            </draw:line>
            <draw:path draw:style-name="gr24" draw:text-style-name="P16" draw:layer="layout" svg:width="0.505cm" svg:height="1.861cm" svg:x="8.166cm" svg:y="0.3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8.065cm" svg:y1="2.151cm" svg:x2="8.065cm" svg:y2="0.198cm">
              <text:p/>
            </draw:line>
            <draw:path draw:style-name="gr25" draw:text-style-name="P1" draw:layer="layout" svg:width="4.316cm" svg:height="0.288cm" svg:x="8.433cm" svg:y="1.8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8" draw:layer="layout" svg:width="2.729cm" svg:height="0.285cm" svg:x="9.15cm" svg:y="2.465cm">
            <draw:text-box>
              <text:p text:style-name="P17"><text:span text:style-name="T4">Seed production</text:span></text:p>
            </draw:text-box>
          </draw:frame>
          <draw:frame draw:style-name="gr27" draw:text-style-name="P18" draw:layer="layout" svg:width="1.017cm" svg:height="0.285cm" draw:transform="rotate (1.5707963267949) translate (7.6cm 1.665cm)">
            <draw:text-box>
              <text:p text:style-name="P17"><text:span text:style-name="T4">Density</text:span></text:p>
            </draw:text-box>
          </draw:frame>
          <draw:line draw:style-name="gr28" draw:text-style-name="P5" draw:layer="layout" svg:x1="9.12cm" svg:y1="0.915cm" svg:x2="10.04cm" svg:y2="0.915cm">
            <text:p/>
          </draw:line>
          <draw:line draw:style-name="gr29" draw:text-style-name="P19" draw:layer="layout" svg:x1="9.1cm" svg:y1="0.465cm" svg:x2="9.45cm" svg:y2="0.465cm">
            <text:p/>
          </draw:line>
          <draw:line draw:style-name="gr30" draw:text-style-name="P19" draw:layer="layout" svg:x1="9.6cm" svg:y1="0.465cm" svg:x2="9.95cm" svg:y2="0.465cm">
            <text:p/>
          </draw:line>
          <draw:frame draw:style-name="gr31" draw:text-style-name="P21" draw:layer="layout" svg:width="2cm" svg:height="0.3cm" svg:x="10.05cm" svg:y="0.8cm">
            <draw:text-box>
              <text:p text:style-name="P20"><text:span text:style-name="T5">Only one</text:span><text:span text:style-name="T6"> state </text:span></text:p>
            </draw:text-box>
          </draw:frame>
          <draw:frame draw:style-name="gr32" draw:text-style-name="P22" draw:layer="layout" svg:width="1.452cm" svg:height="0.3cm" svg:x="10.048cm" svg:y="0.35cm">
            <draw:text-box>
              <text:p text:style-name="P20"><text:span text:style-name="T5">Two states</text:span></text:p>
            </draw:text-box>
          </draw:frame>
        </draw:g>
        <draw:g draw:style-name="gr20">
          <draw:g draw:style-name="gr20">
            <draw:polyline draw:style-name="gr33" draw:text-style-name="P5" draw:layer="layout" svg:width="0.145cm" svg:height="1.699cm" svg:x="10.1cm" svg:y="4.05cm" svg:viewBox="0 0 146 1700" draw:points="146,0 0,0 0,0 0,1700 0,1700 146,1700">
              <text:p/>
            </draw:polyline>
            <draw:polyline draw:style-name="gr33" draw:text-style-name="P5" draw:layer="layout" svg:width="0.145cm" svg:height="1.699cm" svg:x="11.954cm" svg:y="4.05cm" svg:viewBox="0 0 146 1700" draw:points="0,0 146,0 146,0 146,1700 146,1700 0,1700">
              <text:p/>
            </draw:polyline>
            <draw:frame draw:style-name="gr34" draw:text-style-name="P24" draw:layer="layout" svg:width="1cm" svg:height="0.526cm" svg:x="9.2cm" svg:y="4.187cm">
              <draw:text-box>
                <text:p text:style-name="P23"><text:span text:style-name="T7">Low</text:span></text:p>
              </draw:text-box>
            </draw:frame>
            <draw:frame draw:style-name="gr35" draw:text-style-name="P25" draw:layer="layout" svg:width="1.25cm" svg:height="0.55cm" svg:x="8.95cm" svg:y="5.05cm">
              <draw:text-box>
                <text:p text:style-name="P23"><text:span text:style-name="T8">High</text:span></text:p>
              </draw:text-box>
            </draw:frame>
            <draw:frame draw:style-name="gr7" draw:text-style-name="P26" draw:layer="layout" svg:width="1cm" svg:height="0.526cm" svg:x="10.1cm" svg:y="3.574cm">
              <draw:text-box>
                <text:p text:style-name="P6"><text:span text:style-name="T7">Low</text:span></text:p>
              </draw:text-box>
            </draw:frame>
            <draw:frame draw:style-name="gr7" draw:text-style-name="P27" draw:layer="layout" svg:width="1.25cm" svg:height="0.526cm" svg:x="11cm" svg:y="3.574cm">
              <draw:text-box>
                <text:p text:style-name="P6"><text:span text:style-name="T8">High</text:span></text:p>
              </draw:text-box>
            </draw:frame>
            <draw:custom-shape draw:style-name="gr36" draw:text-style-name="P28" draw:layer="layout" svg:width="0.5cm" svg:height="0.5cm" svg:x="10.34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9" draw:layer="layout" svg:width="0.5cm" svg:height="0.5cm" svg:x="10.346cm" svg:y="5.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0" draw:layer="layout" svg:width="0.5cm" svg:height="0.5cm" svg:x="11.346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1.346cm" svg:y="5.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1" draw:layer="layout" svg:width="0.7cm" svg:height="0.7cm" svg:x="11.246cm" svg:y="4.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6" draw:text-style-name="P11" draw:layer="layout" svg:width="2.5cm" svg:height="0.489cm" svg:x="9.85cm" svg:y="3.2cm">
            <draw:text-box>
              <text:p text:style-name="P6"><text:span text:style-name="T2">Transition matrix</text:span></text:p>
            </draw:text-box>
          </draw:frame>
          <draw:path draw:style-name="gr41" draw:text-style-name="P5" draw:layer="layout" svg:width="0.685cm" svg:height="0.479cm" draw:transform="skewX (0.00453785605518528) rotate (0.32306044454415) translate (10.8995552708126cm 5.79376200284708cm)" svg:viewBox="0 0 686 480" svg:d="M0 480c528-1 686-480 686-480">
            <text:p/>
          </draw:path>
          <draw:frame draw:style-name="gr16" draw:text-style-name="P11" draw:layer="layout" svg:width="2.5cm" svg:height="0.489cm" svg:x="9.15cm" svg:y="6cm">
            <draw:text-box>
              <text:p text:style-name="P6"><text:span text:style-name="T2">Constrai</text:span><text:span text:style-name="T2">nts</text:span></text:p>
            </draw:text-box>
          </draw:frame>
        </draw:g>
      </draw:page>
      <draw:page draw:name="page2" draw:style-name="dp1" draw:master-page-name="Default">
        <draw:g draw:style-name="gr20">
          <draw:path draw:style-name="gr42" draw:text-style-name="P1" draw:layer="layout" svg:width="0.034cm" svg:height="0.034cm" svg:x="5.618cm" svg:y="4.446cm" svg:viewBox="0 0 35 35" svg:d="M2 10c1-3 3-5 6-7 2-2 5-3 8-3s6 0 9 2c3 1 5 3 7 6 2 2 3 5 3 8s0 6-2 9c-1 3-3 5-6 7-2 2-5 3-8 3-3 1-6 0-9-1-3-2-5-4-7-6-2-3-3-6-3-9s0-6 2-9z">
            <text:p/>
          </draw:path>
          <draw:path draw:style-name="gr42" draw:text-style-name="P1" draw:layer="layout" svg:width="0.034cm" svg:height="0.034cm" svg:x="5.587cm" svg:y="4.509cm" svg:viewBox="0 0 35 35" svg:d="M2 10c1-3 4-6 6-7 3-2 6-3 9-3s6 1 9 2c2 1 5 3 6 6 2 3 3 6 3 9s0 6-2 8c0 1 0 1 0 1-1 3-3 5-6 7-3 1-6 2-9 2s-6 0-8-2c-3-1-6-3-7-6-2-2-3-5-3-8s1-6 2-9z">
            <text:p/>
          </draw:path>
          <draw:path draw:style-name="gr42" draw:text-style-name="P1" draw:layer="layout" svg:width="0.034cm" svg:height="0.034cm" svg:x="5.554cm" svg:y="4.57cm" svg:viewBox="0 0 35 35" svg:d="M2 9c2-3 4-5 7-6 2-2 5-3 8-3s6 1 9 2c3 2 5 4 7 6 1 3 2 6 2 9s-1 6-2 9c-2 3-4 5-6 7-3 1-6 2-9 2s-6 0-9-2c-3-1-5-4-6-6-2-3-3-6-3-9s1-6 2-9z">
            <text:p/>
          </draw:path>
          <draw:path draw:style-name="gr42" draw:text-style-name="P1" draw:layer="layout" svg:width="0.034cm" svg:height="0.034cm" svg:x="5.519cm" svg:y="4.631cm" svg:viewBox="0 0 35 35" svg:d="M3 9c1-3 3-5 6-7 3-1 6-2 9-2s6 1 9 2c2 2 4 4 6 7 1 3 2 6 2 9s-1 6-2 8c0 1 0 1 0 1-2 2-4 5-7 6-3 2-6 2-9 2s-6-1-8-2c-3-2-5-4-7-7-1-2-2-5-2-8s1-6 2-9c1 0 1 0 1 0z">
            <text:p/>
          </draw:path>
          <draw:path draw:style-name="gr42" draw:text-style-name="P1" draw:layer="layout" svg:width="0.034cm" svg:height="0.034cm" svg:x="1.374cm" svg:y="3.052cm" svg:viewBox="0 0 35 35" svg:d="M35 21c-1 3-2 6-4 8-2 3-5 4-8 5s-6 2-9 1-6-2-8-4-4-5-5-7c-1-3-1-6-1-10 1-3 2-6 4-8s5-4 8-5 6-1 9-1c3 1 6 2 8 4s4 5 5 8 1 6 1 9z">
            <text:p/>
          </draw:path>
          <draw:path draw:style-name="gr42" draw:text-style-name="P1" draw:layer="layout" svg:width="0.034cm" svg:height="0.034cm" svg:x="1.389cm" svg:y="2.983cm" svg:viewBox="0 0 35 35" svg:d="M35 22c-1 3-3 5-5 8-2 2-4 4-7 5-3 0-6 1-9 0s-6-2-8-4c-3-2-4-5-5-8s-1-6-1-9h1c0-3 2-6 4-8 2-3 4-4 7-5s6-1 9-1c3 1 6 3 8 5 3 2 4 4 5 7s1 6 1 9c0 1 0 1 0 1z">
            <text:p/>
          </draw:path>
          <draw:path draw:style-name="gr42" draw:text-style-name="P1" draw:layer="layout" svg:width="0.034cm" svg:height="0.035cm" svg:x="1.405cm" svg:y="2.915cm" svg:viewBox="0 0 35 36" svg:d="M34 22c0 3-2 6-4 8s-5 4-8 5-6 1-9 0-6-3-8-5-4-5-4-8c-1-2-1-6 0-9 0-3 2-6 4-8s5-4 8-4c3-1 6-1 9 0 3 0 6 2 8 4s4 5 4 8c1 3 1 6 1 9-1 0-1 0-1 0z">
            <text:p/>
          </draw:path>
          <draw:path draw:style-name="gr42" draw:text-style-name="P1" draw:layer="layout" svg:width="0.034cm" svg:height="0.034cm" svg:x="1.424cm" svg:y="2.848cm" svg:viewBox="0 0 35 35" svg:d="M34 23c-1 3-2 5-4 8-3 2-5 3-8 4s-6 0-9 0c-3-1-6-3-8-5s-4-5-5-8c0-3 0-6 1-9s2-6 5-8c2-2 5-4 7-5 3 0 7 0 10 1 2 1 5 2 7 4 2 3 4 5 5 8 0 3 0 6-1 9 0 1 0 1 0 1z">
            <text:p/>
          </draw:path>
          <draw:path draw:style-name="gr42" draw:text-style-name="P1" draw:layer="layout" svg:width="0.034cm" svg:height="0.034cm" svg:x="1.445cm" svg:y="2.781cm" svg:viewBox="0 0 35 35" svg:d="M34 23c-1 3-3 6-5 8s-5 3-8 4-6 0-9-1-5-2-8-4c-2-3-3-6-4-9 0-3 0-6 1-9s3-5 5-8c2-2 5-3 8-4 3 0 6 0 9 1s6 3 8 5 3 5 4 8c0 3 0 6-1 9z">
            <text:p/>
          </draw:path>
          <draw:path draw:style-name="gr42" draw:text-style-name="P1" draw:layer="layout" svg:width="0.034cm" svg:height="0.034cm" svg:x="1.468cm" svg:y="2.715cm" svg:viewBox="0 0 35 35" svg:d="M34 24c-1 3-3 5-5 7-3 2-5 4-8 4-3 1-7 0-9-1-3-1-6-3-8-5s-3-5-4-8c0-3 0-6 1-9s3-6 5-8c3-2 6-3 9-4 3 0 6 0 9 1 2 1 5 3 7 5 2 3 3 5 4 8 0 3 0 7-1 9 0 1 0 1 0 1z">
            <text:p/>
          </draw:path>
          <draw:path draw:style-name="gr42" draw:text-style-name="P1" draw:layer="layout" svg:width="0.034cm" svg:height="0.034cm" svg:x="1.493cm" svg:y="2.65cm" svg:viewBox="0 0 35 35" svg:d="M34 24c-1 3-3 6-6 8-2 1-5 3-8 3-3 1-6 0-9-1s-5-3-7-5c-2-3-3-6-4-9 0-3 0-6 1-9 2-3 3-5 6-7 2-2 5-3 8-4 3 0 6 0 9 1s5 3 7 6c2 2 4 5 4 8s0 6-1 9z">
            <text:p/>
          </draw:path>
          <draw:path draw:style-name="gr42" draw:text-style-name="P1" draw:layer="layout" svg:width="0.034cm" svg:height="0.034cm" svg:x="1.52cm" svg:y="2.585cm" svg:viewBox="0 0 35 35" svg:d="M34 25c-2 3-4 5-6 7-3 2-5 3-9 3-3 1-6 0-8-1-3-1-6-3-8-6-1-2-3-5-3-8s0-6 1-9c1 0 1 0 1 0 1-3 3-6 5-8 3-1 6-3 9-3s6 0 9 1c2 2 5 4 7 6 2 3 3 5 3 9 0 3 0 6-1 8 0 1 0 1 0 1z">
            <text:p/>
          </draw:path>
          <draw:path draw:style-name="gr42" draw:text-style-name="P1" draw:layer="layout" svg:width="0.034cm" svg:height="0.034cm" svg:x="1.549cm" svg:y="2.521cm" svg:viewBox="0 0 35 35" svg:d="M33 25c-1 3-3 5-6 7-2 2-5 3-8 3-3 1-6 0-9-1-3-2-5-4-7-6-2-3-3-6-3-9s0-6 2-9c1-3 3-5 6-7 2-2 5-3 8-3s6 0 9 2c3 1 5 3 7 6 2 2 3 5 3 8s0 6-2 9z">
            <text:p/>
          </draw:path>
          <draw:path draw:style-name="gr43" draw:text-style-name="P2" draw:layer="layout" svg:width="0.431cm" svg:height="1.704cm" svg:x="5.447cm" svg:y="3.069cm" svg:viewBox="0 0 432 1705" svg:d="M0 1675c28-42 55-86 81-130 98-169 172-349 222-536s76-381 76-576c0-142-14-284-41-423l52-10c28 142 42 287 42 433 0 200-26 398-78 589-51 192-127 377-227 550-26 45-54 89-83 133z">
            <text:p/>
          </draw:path>
          <draw:path draw:style-name="gr44" draw:text-style-name="P2" draw:layer="layout" svg:width="1.239cm" svg:height="1.259cm" svg:x="4.471cm" svg:y="1.405cm" svg:viewBox="0 0 1240 1260" svg:d="M1191 1260c-39-95-84-187-135-277-98-169-217-323-354-460-136-137-291-256-460-354-79-45-159-85-242-120l21-49c84 36 167 77 247 124 173 99 332 221 472 361s262 299 362 472c52 91 99 186 138 283z">
            <text:p/>
          </draw:path>
          <draw:path draw:style-name="gr45" draw:text-style-name="P3" draw:layer="layout" svg:width="0.389cm" svg:height="1.4cm" svg:x="1.325cm" svg:y="2.2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46" draw:text-style-name="P4" draw:layer="layout" svg:width="6.247cm" svg:height="6.247cm" svg:x="0.477cm" svg:y="0.3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6" draw:text-style-name="P5" draw:layer="layout" svg:width="0.749cm" svg:height="1.399cm" draw:transform="rotate (0.122173047639603) translate (2.55355573841616cm -0.0992991550298042cm)" svg:viewBox="0 0 750 1400" draw:points="0,0 750,700 750,700 0,1400">
            <text:p/>
          </draw:polyline>
          <draw:polyline draw:style-name="gr6" draw:text-style-name="P5" draw:layer="layout" svg:width="0.749cm" svg:height="1.399cm" draw:transform="rotate (0.122173047639603) translate (3.78104487466771cm 5.79504308311556cm)" svg:viewBox="0 0 750 1400" draw:points="750,0 0,700 0,700 750,1400">
            <text:p/>
          </draw:polyline>
          <draw:frame draw:style-name="gr47" draw:text-style-name="P7" draw:layer="layout" svg:width="2cm" svg:height="0.526cm" svg:x="2.6cm" svg:y="0.6cm">
            <draw:text-box>
              <text:p text:style-name="P6"><text:span text:style-name="T1">Winter</text:span></text:p>
            </draw:text-box>
          </draw:frame>
          <draw:frame draw:style-name="gr47" draw:text-style-name="P7" draw:layer="layout" svg:width="2cm" svg:height="0.526cm" draw:transform="rotate (-0.785398163397449) translate (4.979cm 0.744cm)">
            <draw:text-box>
              <text:p text:style-name="P6"><text:span text:style-name="T1">Spring</text:span></text:p>
            </draw:text-box>
          </draw:frame>
          <draw:frame draw:style-name="gr47" draw:text-style-name="P7" draw:layer="layout" svg:width="2cm" svg:height="0.526cm" draw:transform="rotate (-1.5707963267949) translate (6.495cm 2.5cm)">
            <draw:text-box>
              <text:p text:style-name="P6"><text:span text:style-name="T1">Summer</text:span></text:p>
            </draw:text-box>
          </draw:frame>
          <draw:frame draw:style-name="gr47" draw:text-style-name="P7" draw:layer="layout" svg:width="2cm" svg:height="0.526cm" draw:transform="rotate (0.785398163397448) translate (4.531cm 5.867cm)">
            <draw:text-box>
              <text:p text:style-name="P6"><text:span text:style-name="T1">Autumn</text:span></text:p>
            </draw:text-box>
          </draw:frame>
          <draw:frame draw:style-name="gr47" draw:text-style-name="P7" draw:layer="layout" svg:width="2cm" svg:height="0.526cm" svg:x="2.6cm" svg:y="5.85cm">
            <draw:text-box>
              <text:p text:style-name="P6"><text:span text:style-name="T1">Winter</text:span></text:p>
            </draw:text-box>
          </draw:frame>
          <draw:frame draw:style-name="gr47" draw:text-style-name="P7" draw:layer="layout" svg:width="2cm" svg:height="0.526cm" draw:transform="rotate (-0.785398163397449) translate (1.179cm 4.444cm)">
            <draw:text-box>
              <text:p text:style-name="P6"><text:span text:style-name="T1">Spring</text:span></text:p>
            </draw:text-box>
          </draw:frame>
          <draw:frame draw:style-name="gr47" draw:text-style-name="P7" draw:layer="layout" svg:width="2cm" svg:height="0.526cm" draw:transform="rotate (1.5707963267949) translate (0.669cm 4.5cm)">
            <draw:text-box>
              <text:p text:style-name="P6"><text:span text:style-name="T1">Summer</text:span></text:p>
            </draw:text-box>
          </draw:frame>
          <draw:frame draw:style-name="gr47" draw:text-style-name="P7" draw:layer="layout" svg:width="2cm" svg:height="0.526cm" draw:transform="rotate (0.785398163397448) translate (0.881cm 2.117cm)">
            <draw:text-box>
              <text:p text:style-name="P6"><text:span text:style-name="T1">Autumn</text:span></text:p>
            </draw:text-box>
          </draw:frame>
          <draw:g draw:style-name="gr12">
            <draw:path draw:style-name="gr48" draw:text-style-name="P10" draw:layer="layout" svg:width="0.034cm" svg:height="0.034cm" svg:x="1.723cm" svg:y="2.218cm" svg:viewBox="0 0 35 35" svg:d="M32 28c-2 2-4 4-7 6-3 1-6 1-9 1s-6-1-8-3c-3-1-5-4-6-7-2-2-2-5-2-9 0-3 1-6 3-8 2-3 4-5 7-6 3-2 6-2 9-2s6 1 9 3c2 2 4 4 5 7 2 3 2 6 2 9s-1 6-3 8z">
              <text:p/>
            </draw:path>
            <draw:path draw:style-name="gr48" draw:text-style-name="P10" draw:layer="layout" svg:width="0.034cm" svg:height="0.034cm" svg:x="1.764cm" svg:y="2.161cm" svg:viewBox="0 0 35 35" svg:d="M32 28c-2 3-5 5-7 6-3 1-6 2-9 1-3 0-6-1-9-3-2-2-4-4-5-7-2-3-2-6-2-9s2-6 3-9h1c1-2 4-4 7-5 2-2 5-2 9-2 3 0 6 2 8 3 2 2 4 5 6 7 1 3 1 6 1 9s-1 6-3 9z">
              <text:p/>
            </draw:path>
            <draw:path draw:style-name="gr48" draw:text-style-name="P10" draw:layer="layout" svg:width="0.034cm" svg:height="0.034cm" svg:x="1.806cm" svg:y="2.105cm" svg:viewBox="0 0 35 35" svg:d="M31 29c-2 2-4 4-7 5s-6 2-9 1c-3 0-6-2-8-3-3-2-5-5-6-8-1-2-1-6-1-9 1-3 2-6 4-8 2-3 4-5 7-6s6-1 9-1c3 1 6 2 8 4 3 2 5 4 6 7s1 6 1 9-2 6-3 8c-1 0-1 0-1 1z">
              <text:p/>
            </draw:path>
            <draw:path draw:style-name="gr48" draw:text-style-name="P10" draw:layer="layout" svg:width="0.034cm" svg:height="0.034cm" svg:x="1.849cm" svg:y="2.05cm" svg:viewBox="0 0 35 35" svg:d="M31 29c-2 2-5 4-7 5-3 1-6 2-9 1-3 0-6-2-9-4-2-2-4-4-5-7s-1-6-1-9c1-3 2-6 4-8v-1c2-2 5-4 8-5 2-1 6-1 9-1 3 1 6 2 8 4s4 5 5 7c1 3 1 6 1 9-1 3-2 6-4 9z">
              <text:p/>
            </draw:path>
            <draw:path draw:style-name="gr48" draw:text-style-name="P10" draw:layer="layout" svg:width="0.034cm" svg:height="0.034cm" svg:x="1.895cm" svg:y="1.997cm" svg:viewBox="0 0 35 35" svg:d="M31 29c-2 3-5 4-8 5s-6 2-9 1-6-2-8-4-4-5-5-8-1-6-1-9c1-3 2-5 4-8h1c2-2 4-4 7-5s6-1 9-1c3 1 6 2 8 4 3 2 4 5 5 8s1 6 1 9c-1 3-2 6-4 8z">
              <text:p/>
            </draw:path>
            <draw:path draw:style-name="gr48" draw:text-style-name="P10" draw:layer="layout" svg:width="0.034cm" svg:height="0.034cm" svg:x="1.942cm" svg:y="1.945cm" svg:viewBox="0 0 35 35" svg:d="M30 30c-2 2-4 4-7 5-3 0-6 0-9 0-3-1-6-2-8-4-3-3-4-5-5-8s-1-6-1-9c1-3 3-6 5-8 2-3 5-4 8-5s6-1 9-1c3 1 5 3 8 5 2 2 4 4 4 7 1 3 1 6 1 9-1 3-2 6-4 8-1 1-1 1-1 1z">
              <text:p/>
            </draw:path>
            <draw:path draw:style-name="gr48" draw:text-style-name="P10" draw:layer="layout" svg:width="0.034cm" svg:height="0.034cm" svg:x="1.991cm" svg:y="1.895cm" svg:viewBox="0 0 35 35" svg:d="M30 30c-2 2-5 4-8 5-3 0-6 0-9 0-3-1-6-3-8-5s-4-5-4-8c-1-3-1-6 0-9 0-3 2-5 4-8 3-2 5-4 8-4 3-1 6-1 9 0 3 0 6 2 8 4s4 5 5 8c0 3 0 6 0 9-1 3-3 6-5 8z">
              <text:p/>
            </draw:path>
            <draw:path draw:style-name="gr48" draw:text-style-name="P10" draw:layer="layout" svg:width="0.034cm" svg:height="0.034cm" svg:x="2.041cm" svg:y="1.846cm" svg:viewBox="0 0 35 35" svg:d="M30 30c-3 3-5 4-8 5-3 0-7 0-10 0-2-1-5-3-7-5s-4-5-5-8c0-3 0-6 1-9s2-6 4-8c1 0 1 0 1 0 2-2 5-4 8-5 3 0 6 0 9 1s5 2 7 5c3 2 4 4 5 7 0 3 0 7 0 10-1 2-3 5-5 7z">
              <text:p/>
            </draw:path>
            <draw:path draw:style-name="gr48" draw:text-style-name="P10" draw:layer="layout" svg:width="0.034cm" svg:height="0.034cm" svg:x="2.092cm" svg:y="1.799cm" svg:viewBox="0 0 35 35" svg:d="M29 31c-2 2-5 3-8 4-3 0-6 0-9-1s-6-2-8-5c-2-2-3-5-4-8 0-3 0-6 1-9s3-5 5-7v-1c2-2 5-3 8-4 3 0 6 0 9 1s6 3 8 5 3 5 4 8 0 6-1 9-2 6-5 8z">
              <text:p/>
            </draw:path>
            <draw:path draw:style-name="gr48" draw:text-style-name="P10" draw:layer="layout" svg:width="0.034cm" svg:height="0.034cm" svg:x="2.146cm" svg:y="1.753cm" svg:viewBox="0 0 35 35" svg:d="M29 31c-3 2-6 3-9 4-3 0-6 0-9-1-2-1-5-3-7-5s-3-5-4-8c0-3 0-6 1-9s3-6 5-8h1c2-2 5-3 8-4 3 0 6 0 9 1s5 3 7 5c2 3 3 6 4 9s0 6-1 9c-1 2-3 5-5 7z">
              <text:p/>
            </draw:path>
            <draw:path draw:style-name="gr48" draw:text-style-name="P10" draw:layer="layout" svg:width="0.034cm" svg:height="0.034cm" svg:x="2.2cm" svg:y="1.709cm" svg:viewBox="0 0 35 35" svg:d="M28 32c-2 1-5 3-8 3s-6 0-9-1-5-3-7-6c-2-2-3-5-4-8 0-3 0-6 1-9s3-5 6-7c2-2 5-3 8-4 3 0 7 0 9 1 3 1 6 3 8 6 1 2 3 5 3 8 1 3 0 6-1 9s-3 5-5 7c-1 0-1 0-1 1z">
              <text:p/>
            </draw:path>
            <draw:path draw:style-name="gr48" draw:text-style-name="P10" draw:layer="layout" svg:width="0.034cm" svg:height="0.034cm" svg:x="2.256cm" svg:y="1.667cm" svg:viewBox="0 0 35 35" svg:d="M28 32c-3 2-6 3-9 3s-6 0-9-1c-2-2-5-3-7-6-1-2-3-5-3-8s0-7 1-9c2-3 4-6 6-7v-1c3-1 6-3 9-3s6 0 9 1c3 2 5 4 7 6 2 3 3 6 3 9 1 3 0 6-1 9-1 2-3 5-6 7z">
              <text:p/>
            </draw:path>
            <draw:path draw:style-name="gr48" draw:text-style-name="P10" draw:layer="layout" svg:width="0.034cm" svg:height="0.034cm" svg:x="2.313cm" svg:y="1.626cm" svg:viewBox="0 0 35 35" svg:d="M27 32c-2 2-5 3-8 3s-6 0-9-2c-3-1-5-3-7-5-2-3-3-6-3-9s0-6 2-9c1-3 3-5 6-7 2-2 5-3 8-3 4 0 7 0 9 2 3 1 5 3 7 6 2 2 3 5 3 8s0 6-1 9c-2 3-4 5-6 7z">
              <text:p/>
            </draw:path>
            <draw:path draw:style-name="gr48" draw:text-style-name="P10" draw:layer="layout" svg:width="0.034cm" svg:height="0.034cm" svg:x="2.372cm" svg:y="1.588cm" svg:viewBox="0 0 35 35" svg:d="M27 32c-3 2-6 3-9 3s-6 0-9-2c-2-1-5-3-6-6-2-2-3-5-3-9 0-3 1-6 2-8 1-3 3-5 6-7s6-3 9-3 6 1 9 2 5 3 7 6c1 3 2 6 2 9s0 6-2 9c-1 2-3 5-6 6z">
              <text:p/>
            </draw:path>
            <draw:path draw:style-name="gr48" draw:text-style-name="P10" draw:layer="layout" svg:width="0.034cm" svg:height="0.034cm" svg:x="2.431cm" svg:y="1.551cm" svg:viewBox="0 0 35 35" svg:d="M26 33c-2 1-5 2-8 2s-6-1-9-2c-3-2-5-4-7-6-1-3-2-6-2-9s1-6 2-9c2-3 4-5 7-6v-1c2-1 5-2 9-2 3 0 6 1 8 2 3 2 5 4 7 7 1 2 2 5 2 8s0 6-2 9c-1 3-4 5-6 7z">
              <text:p/>
            </draw:path>
            <draw:path draw:style-name="gr48" draw:text-style-name="P10" draw:layer="layout" svg:width="0.034cm" svg:height="0.034cm" svg:x="2.553cm" svg:y="1.483cm" svg:viewBox="0 0 35 35" svg:d="M26 33c-3 2-6 2-9 2s-6-1-9-3c-3-1-5-4-6-6-1-3-2-6-2-9s1-6 3-9c1-2 4-4 6-6 1 0 1 0 1 0 3-1 6-2 9-2s6 1 8 3c3 1 5 4 6 6 2 3 2 6 2 9s-1 6-2 9c-2 3-4 5-7 6z">
              <text:p/>
            </draw:path>
            <draw:path draw:style-name="gr48" draw:text-style-name="P10" draw:layer="layout" svg:width="0.034cm" svg:height="0.034cm" svg:x="2.68cm" svg:y="1.423cm" svg:viewBox="0 0 35 35" svg:d="M25 34c-3 1-6 1-9 1s-6-1-9-3c-2-2-4-5-6-7-1-3-1-6-1-9s2-6 3-9c2-2 5-4 7-5 1 0 1 0 1-1 3-1 6-1 9-1s6 2 8 3c3 2 5 5 6 7 1 3 2 6 1 9 0 3-1 6-3 9-2 2-4 4-7 6z">
              <text:p/>
            </draw:path>
            <draw:path draw:style-name="gr48" draw:text-style-name="P10" draw:layer="layout" svg:width="0.034cm" svg:height="0.034cm" svg:x="2.81cm" svg:y="1.371cm" svg:viewBox="0 0 35 35" svg:d="M24 34c-3 1-6 1-10 1-3-1-5-2-8-4-2-2-4-4-5-7s-1-6-1-9c1-3 2-6 4-9 2-2 5-4 7-5 1 0 1 0 1 0 3-1 6-1 9-1 3 1 6 2 8 4s4 5 5 7c1 3 2 6 1 10 0 3-2 5-4 8-2 2-4 4-7 5z">
              <text:p/>
            </draw:path>
            <draw:path draw:style-name="gr48" draw:text-style-name="P10" draw:layer="layout" svg:width="0.034cm" svg:height="0.034cm" svg:x="2.943cm" svg:y="1.327cm" svg:viewBox="0 0 35 35" svg:d="M22 34c-2 1-6 1-9 1-3-1-5-3-8-5-2-2-3-4-4-7s-1-6-1-9c1-3 3-6 5-8 2-3 5-4 8-5s6-1 9-1c3 1 6 3 8 5s4 5 5 8c0 2 1 6 0 9s-2 5-4 8c-3 2-5 3-8 4z">
              <text:p/>
            </draw:path>
            <draw:path draw:style-name="gr48" draw:text-style-name="P10" draw:layer="layout" svg:width="0.034cm" svg:height="0.034cm" svg:x="3.078cm" svg:y="1.291cm" svg:viewBox="0 0 35 35" svg:d="M21 35c-3 0-6 0-9-1s-5-2-7-4c-2-3-4-5-5-8 0-3 0-7 1-10 1-2 2-5 5-7 2-2 5-4 8-4v-1c3 0 6 0 9 1s6 2 8 5c2 2 3 5 4 8s0 6 0 9c-1 3-3 5-5 7s-5 4-8 5z">
              <text:p/>
            </draw:path>
            <draw:path draw:style-name="gr48" draw:text-style-name="P10" draw:layer="layout" svg:width="0.034cm" svg:height="0.034cm" svg:x="3.284cm" svg:y="1.253cm" svg:viewBox="0 0 35 35" svg:d="M20 35c-3 0-6 0-9-1s-5-3-7-6c-2-2-3-5-4-8 0-3 0-6 1-9s3-5 6-7c2-2 5-3 8-4h1c3 0 6 0 9 1 2 1 5 3 7 6 2 2 3 5 3 8 1 3 0 6-1 9s-3 5-5 7c-3 2-6 3-9 4z">
              <text:p/>
            </draw:path>
            <draw:path draw:style-name="gr48" draw:text-style-name="P10" draw:layer="layout" svg:width="0.034cm" svg:height="0.034cm" svg:x="2.492cm" svg:y="1.516cm" svg:viewBox="0 0 35 35" svg:d="M26 33c-3 1-6 2-9 2s-6-1-9-2c-2-2-4-4-6-7-1-3-2-6-2-9s1-6 2-8c2-3 4-5 7-7 3-1 6-2 9-2s6 1 9 2c2 2 5 4 6 7 2 3 2 6 2 9s-1 6-2 9c-2 2-4 4-7 6z">
              <text:p/>
            </draw:path>
            <draw:path draw:style-name="gr48" draw:text-style-name="P10" draw:layer="layout" svg:width="0.034cm" svg:height="0.034cm" svg:x="2.616cm" svg:y="1.452cm" svg:viewBox="0 0 35 35" svg:d="M25 33c-3 2-6 2-9 2s-6-1-8-3c-3-2-5-4-6-7-2-3-2-6-2-9s1-6 3-8c2-3 4-5 7-6 3-2 6-2 9-2s6 1 9 3c2 2 4 4 6 7 1 3 2 6 1 9 0 3-1 6-3 8-2 3-4 5-7 6z">
              <text:p/>
            </draw:path>
            <draw:path draw:style-name="gr48" draw:text-style-name="P10" draw:layer="layout" svg:width="0.034cm" svg:height="0.034cm" svg:x="2.744cm" svg:y="1.396cm" svg:viewBox="0 0 35 35" svg:d="M24 34c-3 1-6 1-9 1s-6-2-8-4c-3-1-5-4-6-7s-1-6-1-9c1-3 2-6 4-8 2-3 4-4 7-6 3-1 6-1 9-1 3 1 6 2 9 4 2 2 4 4 5 7s2 6 1 9c0 3-2 6-3 8-2 3-5 5-8 6z">
              <text:p/>
            </draw:path>
            <draw:path draw:style-name="gr48" draw:text-style-name="P10" draw:layer="layout" svg:width="0.034cm" svg:height="0.034cm" svg:x="2.876cm" svg:y="1.348cm" svg:viewBox="0 0 35 35" svg:d="M23 34c-3 1-6 1-9 1-3-1-6-2-8-4s-4-5-5-8-1-6-1-9c1-3 2-6 4-8s5-4 8-5 6-1 9-1c3 1 6 2 8 4 3 2 4 5 5 8s2 6 1 9-2 6-4 8-5 4-8 5z">
              <text:p/>
            </draw:path>
            <draw:path draw:style-name="gr48" draw:text-style-name="P10" draw:layer="layout" svg:width="0.035cm" svg:height="0.034cm" svg:x="3.01cm" svg:y="1.308cm" svg:viewBox="0 0 36 35" svg:d="M22 35c-3 0-6 0-9-1-3 0-6-2-8-4s-4-5-4-8c-1-3-1-6 0-9 0-3 2-6 4-8s5-4 8-4c3-1 6-1 9 0 3 0 6 2 8 4s4 5 5 8 1 6 0 9-3 6-5 8-5 4-8 4z">
              <text:p/>
            </draw:path>
            <draw:path draw:style-name="gr48" draw:text-style-name="P10" draw:layer="layout" svg:width="0.034cm" svg:height="0.034cm" svg:x="3.146cm" svg:y="1.276cm" svg:viewBox="0 0 35 35" svg:d="M21 35c-3 0-6 0-9-1s-6-3-8-5-3-5-4-8c0-3 0-6 1-9s3-6 5-8 5-3 8-4c3 0 7 0 9 1 3 1 6 3 8 5s3 5 4 8 0 6-1 9-2 6-5 8c-2 2-5 3-8 4z">
              <text:p/>
            </draw:path>
            <draw:path draw:style-name="gr48" draw:text-style-name="P10" draw:layer="layout" svg:width="0.034cm" svg:height="0.034cm" svg:x="3.215cm" svg:y="1.264cm" svg:viewBox="0 0 35 35" svg:d="M20 35c-3 0-6 0-9-1s-5-3-7-5c-2-3-3-6-4-9 0-3 0-6 1-9 1-2 3-5 5-7 3-2 6-3 9-4 3 0 6 0 9 1s5 3 7 5c2 3 4 6 4 9 1 3 0 6-1 9s-3 5-5 7-5 3-8 4z">
              <text:p/>
            </draw:path>
            <draw:path draw:style-name="gr48" draw:text-style-name="P10" draw:layer="layout" svg:width="0.034cm" svg:height="0.034cm" svg:x="3.354cm" svg:y="1.245cm" svg:viewBox="0 0 35 35" svg:d="M19 35c-3 0-6 0-9-1-2-2-5-4-7-6-1-3-3-6-3-9s0-6 2-9c1-2 3-5 5-7 3-1 6-3 9-3s6 0 9 2c3 1 5 3 7 5 2 3 3 6 3 9 1 3 0 6-1 9-1 2-3 5-6 7-2 1-5 3-8 3z">
              <text:p/>
            </draw:path>
            <draw:path draw:style-name="gr48" draw:text-style-name="P10" draw:layer="layout" svg:width="0.034cm" svg:height="0.034cm" svg:x="3.424cm" svg:y="1.239cm" svg:viewBox="0 0 35 35" svg:d="M19 35c-3 0-6 0-9-2-3-1-5-3-7-6-2-2-3-5-3-8s0-6 2-9c1-3 3-5 6-7 2-2 5-3 8-3h1c3 0 6 0 9 2 2 1 5 3 6 6 2 2 3 5 3 8 1 3 0 6-1 9-2 3-4 5-6 7-3 2-6 3-9 3z">
              <text:p/>
            </draw:path>
            <draw:path draw:style-name="gr48" draw:text-style-name="P10" draw:layer="layout" svg:width="0.034cm" svg:height="0.034cm" svg:x="3.494cm" svg:y="1.235cm" svg:viewBox="0 0 35 35" svg:d="M18 35c-3 0-6-1-9-2-2-1-5-4-6-6-2-3-3-6-3-9s1-6 2-9c1-2 4-5 6-6 3-2 6-3 9-3s6 1 9 2 5 4 7 6c1 3 2 6 2 9s0 6-2 9c-1 2-3 5-6 6-2 2-5 3-8 3-1 0-1 0-1 0z">
              <text:p/>
            </draw:path>
            <draw:path draw:style-name="gr48" draw:text-style-name="P10" draw:layer="layout" svg:width="0.034cm" svg:height="0.034cm" svg:x="3.564cm" svg:y="1.234cm" svg:viewBox="0 0 35 35" svg:d="M18 35c-3 0-6-1-9-2-3-2-5-4-7-7-1-2-2-5-2-8s1-6 2-9c2-3 4-5 7-7 2-1 5-2 8-2h1c3 0 6 1 8 2 3 2 5 4 7 7 1 2 2 5 2 8s0 6-2 9c-1 3-4 5-6 7-3 1-6 2-9 2z">
              <text:p/>
            </draw:path>
            <draw:path draw:style-name="gr48" draw:text-style-name="P10" draw:layer="layout" svg:width="0.034cm" svg:height="0.034cm" svg:x="3.634cm" svg:y="1.234cm" svg:viewBox="0 0 35 35" svg:d="M17 35c-3 0-6-1-9-3-2-1-4-3-6-6-1-3-2-6-2-9s1-6 3-9c1-2 3-4 6-6 3-1 6-2 9-2s6 1 9 3c3 1 5 3 6 6 2 3 2 6 2 9s-1 6-2 9c-2 2-4 4-7 6-2 1-5 2-9 2z">
              <text:p/>
            </draw:path>
            <draw:path draw:style-name="gr48" draw:text-style-name="P10" draw:layer="layout" svg:width="0.034cm" svg:height="0.034cm" svg:x="3.704cm" svg:y="1.237cm" svg:viewBox="0 0 35 35" svg:d="M17 35c-3 0-6-1-9-3s-5-4-6-7c-1-2-2-5-2-8s1-6 3-9 4-5 7-6c2-1 5-2 8-2 1 0 1 0 1 0 3 0 6 1 8 3 3 2 5 4 6 7 2 2 2 5 2 8 0 4-1 6-2 9-2 3-4 5-7 6-3 2-6 2-9 2z">
              <text:p/>
            </draw:path>
            <draw:path draw:style-name="gr48" draw:text-style-name="P10" draw:layer="layout" svg:width="0.034cm" svg:height="0.034cm" svg:x="3.773cm" svg:y="1.241cm" svg:viewBox="0 0 35 35" svg:d="M16 35c-3 0-6-1-8-3-3-2-5-4-6-7-2-3-2-6-2-9s1-6 3-8c2-3 4-5 7-6 3-2 6-2 9-2s6 1 9 3c2 2 4 4 6 7 1 3 2 6 1 9 0 3-1 6-3 9-2 2-4 4-7 5-2 2-6 2-9 2z">
              <text:p/>
            </draw:path>
            <draw:path draw:style-name="gr48" draw:text-style-name="P10" draw:layer="layout" svg:width="0.034cm" svg:height="0.034cm" svg:x="3.843cm" svg:y="1.248cm" svg:viewBox="0 0 35 35" svg:d="M15 35c-3 0-5-2-8-3-2-2-4-5-6-8-1-2-1-5-1-9 0-3 2-5 3-8 2-2 5-4 8-6 2-1 5-1 9-1 3 1 6 2 8 3 3 2 5 5 6 8 1 2 2 6 1 9 0 3-1 6-3 8s-4 4-7 6c-3 1-6 1-9 1z">
              <text:p/>
            </draw:path>
            <draw:path draw:style-name="gr48" draw:text-style-name="P10" draw:layer="layout" svg:width="0.034cm" svg:height="0.034cm" svg:x="3.913cm" svg:y="1.258cm" svg:viewBox="0 0 35 35" svg:d="M15 35c-3-1-6-2-8-4-3-2-5-4-6-7s-1-6-1-9c1-3 2-6 4-8 2-3 4-5 7-6s6-1 9-1c3 1 6 2 9 4 2 2 4 4 5 7s2 6 1 9c0 3-2 6-3 8-2 3-5 5-8 6s-6 1-9 1z">
              <text:p/>
            </draw:path>
            <draw:path draw:style-name="gr48" draw:text-style-name="P10" draw:layer="layout" svg:width="0.034cm" svg:height="0.034cm" svg:x="3.982cm" svg:y="1.269cm" svg:viewBox="0 0 35 35" svg:d="M14 35c-3-1-5-2-8-4-2-2-4-5-5-8-1-2-1-6-1-9 1-3 2-5 4-8 2-2 5-4 8-5 2-1 6-1 9-1 3 1 6 2 8 4s4 5 5 8 2 6 1 9c0 3-2 6-4 8s-4 4-7 5-6 1-9 1z">
              <text:p/>
            </draw:path>
            <draw:path draw:style-name="gr48" draw:text-style-name="P10" draw:layer="layout" svg:width="0.034cm" svg:height="0.034cm" svg:x="4.05cm" svg:y="1.282cm" svg:viewBox="0 0 35 35" svg:d="M14 35c-3-1-6-2-8-4-2-3-4-5-5-8s-1-6-1-9c1-3 2-6 4-8 3-2 5-4 8-5s6-1 9-1c3 1 6 3 9 5 2 2 4 4 4 7 1 3 2 6 1 9s-2 6-4 8c-2 3-5 4-8 5s-6 1-9 1z">
              <text:p/>
            </draw:path>
            <draw:path draw:style-name="gr48" draw:text-style-name="P10" draw:layer="layout" svg:width="0.035cm" svg:height="0.034cm" svg:x="4.119cm" svg:y="1.298cm" svg:viewBox="0 0 36 35" svg:d="M13 34c-3 0-5-2-8-4-2-2-3-5-4-8s-1-6 0-9c0-3 2-5 4-8 2-2 5-3 8-4s6-1 9 0c3 0 6 2 8 4s4 5 5 8 1 6 0 9-2 5-5 8c-2 2-4 4-7 4-3 1-6 1-9 1 0 0-1 0-1-1z">
              <text:p/>
            </draw:path>
            <draw:path draw:style-name="gr48" draw:text-style-name="P10" draw:layer="layout" svg:width="0.035cm" svg:height="0.034cm" svg:x="4.186cm" svg:y="1.316cm" svg:viewBox="0 0 36 35" svg:d="M13 34c-3 0-6-2-8-4s-4-5-4-8c-1-3-1-6 0-9 0-3 2-6 4-8s5-4 8-4c3-1 6-1 9 0h1c2 1 5 2 7 4 2 3 4 5 5 8s1 6 0 9-3 6-5 8-5 4-8 5c-3 0-6 0-9-1z">
              <text:p/>
            </draw:path>
            <draw:path draw:style-name="gr48" draw:text-style-name="P10" draw:layer="layout" svg:width="0.034cm" svg:height="0.034cm" svg:x="4.253cm" svg:y="1.335cm" svg:viewBox="0 0 35 35" svg:d="M12 34c-3-1-5-2-7-5-2-2-4-5-5-8 0-3 0-6 1-9s2-5 5-7c2-2 5-4 8-5 3 0 6 0 9 1s6 2 8 5c2 2 3 5 4 8s0 6 0 9c-1 3-3 5-5 7-3 3-5 4-8 5-3 0-6 0-9-1z">
              <text:p/>
            </draw:path>
            <draw:path draw:style-name="gr48" draw:text-style-name="P10" draw:layer="layout" svg:width="0.034cm" svg:height="0.034cm" svg:x="4.32cm" svg:y="1.357cm" svg:viewBox="0 0 35 35" svg:d="M12 34c-3-1-6-3-8-5s-3-5-4-8c0-3 0-6 1-9s3-6 5-8 5-3 8-4c3 0 6 0 9 1h1c2 1 5 3 7 5s3 5 4 8 0 6-1 9-2 6-5 8c-2 2-5 3-8 4-3 0-6 0-9-1z">
              <text:p/>
            </draw:path>
            <draw:path draw:style-name="gr48" draw:text-style-name="P10" draw:layer="layout" svg:width="0.034cm" svg:height="0.034cm" svg:x="4.386cm" svg:y="1.381cm" svg:viewBox="0 0 35 35" svg:d="M11 34c-3-1-5-3-7-5-2-3-3-6-4-9 0-3 0-6 1-9s3-5 5-7c3-2 6-3 9-4 3 0 6 0 9 1s5 3 7 6c2 2 4 5 4 8 1 3 0 6-1 9s-3 5-5 7c-3 2-5 3-8 4-3 0-7 0-9-1-1 0-1 0-1 0z">
              <text:p/>
            </draw:path>
            <draw:path draw:style-name="gr48" draw:text-style-name="P10" draw:layer="layout" svg:width="0.034cm" svg:height="0.034cm" svg:x="5.717cm" svg:y="2.769cm" svg:viewBox="0 0 35 35" svg:d="M1 23c-1-3-1-6-1-9 1-3 2-5 4-8 2-2 5-4 8-5s6-1 9-1c3 1 5 2 8 4 2 2 4 5 5 8s1 6 1 9c-1 3-2 6-4 8-2 3-5 4-8 5-2 1-6 2-9 1s-5-2-8-4c-2-2-4-4-5-7z">
              <text:p/>
            </draw:path>
            <draw:path draw:style-name="gr48" draw:text-style-name="P10" draw:layer="layout" svg:width="0.034cm" svg:height="0.035cm" svg:x="5.757cm" svg:y="2.903cm" svg:viewBox="0 0 35 36" svg:d="M1 22c-1-3-1-6 0-9 0-3 2-5 4-8 2-2 5-3 8-4s6-1 9 0c3 0 5 2 8 4 2 2 3 5 4 8s1 6 1 9c-1 3-3 6-5 8s-5 4-8 5-6 1-9 0-5-2-8-5c-2-2-3-4-4-7z">
              <text:p/>
            </draw:path>
            <draw:path draw:style-name="gr48" draw:text-style-name="P10" draw:layer="layout" svg:width="0.034cm" svg:height="0.034cm" svg:x="5.693cm" svg:y="2.703cm" svg:viewBox="0 0 35 35" svg:d="M1 23c-1-3-1-6-1-9 1-3 2-5 4-8 2-2 5-4 8-5s6-1 9-1c3 1 5 2 8 4 2 2 4 5 5 8s1 6 1 9c-1 3-2 6-4 8-2 3-5 4-8 5-2 1-6 2-9 1s-5-2-8-4c-2-2-4-4-5-7z">
              <text:p/>
            </draw:path>
            <draw:path draw:style-name="gr48" draw:text-style-name="P10" draw:layer="layout" svg:width="0.034cm" svg:height="0.035cm" svg:x="5.738cm" svg:y="2.836cm" svg:viewBox="0 0 35 36" svg:d="M1 22c-1-3-1-6 0-9 0-3 2-5 4-8 2-2 5-3 8-4s6-1 9 0c3 0 5 2 8 4 2 2 3 5 4 8s1 6 1 9c-1 3-3 6-5 8s-5 4-8 5-6 1-9 0-5-2-8-5c-2-2-3-4-4-7z">
              <text:p/>
            </draw:path>
            <draw:path draw:style-name="gr48" draw:text-style-name="P10" draw:layer="layout" svg:width="0.034cm" svg:height="0.034cm" svg:x="5.774cm" svg:y="2.971cm" svg:viewBox="0 0 35 35" svg:d="M0 21c0-3 0-6 1-9s2-5 5-7c2-3 5-4 8-5 3 0 6 0 9 1s5 2 7 5c3 2 4 5 5 8 0 3 0 6-1 9s-2 6-5 8c-2 2-5 3-8 4s-6 0-9-1c-3 0-5-2-7-4-2-3-4-5-5-8z">
              <text:p/>
            </draw:path>
          </draw:g>
          <draw:frame draw:style-name="gr49" draw:text-style-name="P11" draw:layer="layout" svg:width="2cm" svg:height="0.727cm" svg:x="-0.3cm" svg:y="1cm">
            <draw:text-box>
              <text:p text:style-name="P6"><text:span text:style-name="T2">Low seed</text:span></text:p>
              <text:p text:style-name="P6"><text:span text:style-name="T2">count</text:span></text:p>
            </draw:text-box>
          </draw:frame>
          <draw:frame draw:style-name="gr50" draw:text-style-name="P12" draw:layer="layout" svg:width="2cm" svg:height="0.801cm" svg:x="5.6cm" svg:y="5.173cm">
            <draw:text-box>
              <text:p text:style-name="P6"><text:span text:style-name="T3">H</text:span><text:span text:style-name="T3">i</text:span><text:span text:style-name="T3">g</text:span><text:span text:style-name="T3">h </text:span></text:p>
              <text:p text:style-name="P6"><text:span text:style-name="T3">s</text:span><text:span text:style-name="T3">e</text:span><text:span text:style-name="T3">e</text:span><text:span text:style-name="T3">d </text:span><text:span text:style-name="T3">c</text:span><text:span text:style-name="T3">o</text:span><text:span text:style-name="T3">u</text:span><text:span text:style-name="T3">n</text:span><text:span text:style-name="T3">t</text:span></text:p>
            </draw:text-box>
          </draw:frame>
          <draw:frame draw:style-name="gr49" draw:text-style-name="P11" draw:layer="layout" svg:width="2cm" svg:height="0.727cm" svg:x="1.208cm" svg:y="2.648cm">
            <draw:text-box>
              <text:p text:style-name="P6"><text:span text:style-name="T2">Floral bud</text:span></text:p>
              <text:p text:style-name="P6"><text:span text:style-name="T2">differentiation</text:span></text:p>
            </draw:text-box>
          </draw:frame>
          <draw:frame draw:style-name="gr51" draw:text-style-name="P11" draw:layer="layout" svg:width="2cm" svg:height="0.489cm" svg:x="3.65cm" svg:y="1.873cm">
            <draw:text-box>
              <text:p text:style-name="P6"><text:span text:style-name="T2">Flowering</text:span></text:p>
            </draw:text-box>
          </draw:frame>
          <draw:frame draw:style-name="gr49" draw:text-style-name="P11" draw:layer="layout" svg:width="2.369cm" svg:height="0.727cm" svg:x="3.6cm" svg:y="3.623cm">
            <draw:text-box>
              <text:p text:style-name="P6"><text:span text:style-name="T2">Fruit development and maturation</text:span></text:p>
            </draw:text-box>
          </draw:frame>
          <draw:path draw:style-name="gr52" draw:text-style-name="P13" draw:layer="layout" svg:width="0.365cm" svg:height="1.36cm" svg:x="0.16cm" svg:y="2.066cm" svg:viewBox="0 0 366 1361" svg:d="M40 1360l-40-1c9-435 89-804 236-1179l-41-17-3-2-2-3-1-5 1-4 1-1 1-2 149-143 6-3h7l4 4 1 7 7 206-1 2v2l-2 3-3 3-5 1-4-1-40-16c-144 366-221 725-230 1150z">
            <text:p/>
          </draw:path>
          <draw:path draw:style-name="gr53" draw:text-style-name="P14" draw:layer="layout" svg:width="0.365cm" svg:height="1.36cm" svg:x="6.652cm" svg:y="3.561cm" svg:viewBox="0 0 366 1361" svg:d="M325 1l41 1c-10 435-89 803-236 1179l40 16 4 2 2 4v4 4l-1 2-2 2-149 143-5 3-7-1-4-4-2-7-6-205v-3l1-1 2-4 3-3h5 3l41 17c143-366 220-726 230-1150z">
            <text:p/>
          </draw:path>
          <draw:frame draw:style-name="gr49" draw:text-style-name="P11" draw:layer="layout" svg:width="2cm" svg:height="0.727cm" svg:x="6.45cm" svg:y="3.873cm">
            <draw:text-box>
              <text:p text:style-name="P6"><text:span text:style-name="T2">State</text:span></text:p>
              <text:p text:style-name="P6"><text:span text:style-name="T2">transition</text:span></text:p>
            </draw:text-box>
          </draw:frame>
          <draw:path draw:style-name="gr54" draw:text-style-name="P32" draw:layer="layout" svg:width="0.389cm" svg:height="1.4cm" svg:x="1.325cm" svg:y="2.2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5" draw:text-style-name="P33" draw:layer="layout" svg:width="5.953cm" svg:height="3.175cm" svg:x="0.77cm" svg:y="0.377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46" draw:text-style-name="P4" draw:layer="layout" svg:width="0.514cm" svg:height="1.266cm" svg:x="6.209cm" svg:y="3.552cm" svg:viewBox="0 0 515 1267" svg:d="M515 4c-4 255-40 508-106 753-47 174-109 345-185 510l-224-105c70-151 128-308 171-469 60-225 93-458 97-693z">
            <text:p/>
          </draw:path>
          <draw:path draw:style-name="gr46" draw:text-style-name="P4" draw:layer="layout" svg:width="0.514cm" svg:height="1.265cm" svg:x="0.477cm" svg:y="2.182cm" svg:viewBox="0 0 515 1266" svg:d="M0 1262c5-255 40-508 106-752 47-175 109-345 185-510l224 104c-70 152-127 309-170 470-61 225-94 457-98 692z">
            <text:p/>
          </draw:path>
          <draw:path draw:style-name="gr56" draw:text-style-name="P34" draw:layer="layout" svg:width="5.954cm" svg:height="3.176cm" svg:x="0.477cm" svg:y="3.447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57" draw:text-style-name="P8" draw:layer="layout" svg:width="0.777cm" svg:height="0.879cm" svg:x="0.898cm" svg:y="1.182cm" svg:viewBox="0 0 778 880" svg:d="M0 756c136-234 302-451 495-644 38-39 77-76 118-112l165 184c-37 33-73 67-108 102-178 178-331 378-456 594z">
            <text:p/>
          </draw:path>
          <draw:path draw:style-name="gr58" draw:text-style-name="P8" draw:layer="layout" svg:width="0.777cm" svg:height="0.879cm" svg:x="5.528cm" svg:y="4.941cm" svg:viewBox="0 0 778 880" svg:d="M778 124c-136 235-302 452-496 646-38 38-77 75-117 110l-165-183c37-33 72-67 107-102 179-178 332-379 457-595z">
            <text:p/>
          </draw:path>
          <draw:path draw:style-name="gr59" draw:text-style-name="P1" draw:layer="layout" svg:width="1.239cm" svg:height="1.259cm" svg:x="4.471cm" svg:y="1.405cm" svg:viewBox="0 0 1240 1260" svg:d="M1191 1260c-39-95-84-187-135-277-98-169-217-323-354-460-136-137-291-256-460-354-79-45-159-85-242-120l21-49c84 36 167 77 247 124 173 99 332 221 472 361s262 299 362 472c52 91 99 186 138 283z">
            <text:p/>
          </draw:path>
          <draw:path draw:style-name="gr60" draw:text-style-name="P1" draw:layer="layout" svg:width="0.431cm" svg:height="1.704cm" svg:x="5.447cm" svg:y="3.069cm" svg:viewBox="0 0 432 1705" svg:d="M0 1675c28-42 55-86 81-130 98-169 172-349 222-536s76-381 76-576c0-142-14-284-41-423l52-10c28 142 42 287 42 433 0 200-26 398-78 589-51 192-127 377-227 550-26 45-54 89-83 133z">
            <text:p/>
          </draw:path>
        </draw:g>
      </draw:page>
      <draw:page draw:name="page3" draw:style-name="dp1" draw:master-page-name="Default">
        <draw:path draw:style-name="gr42" draw:text-style-name="P1" draw:layer="layout" svg:width="0.034cm" svg:height="0.034cm" svg:x="5.618cm" svg:y="4.446cm" svg:viewBox="0 0 35 35" svg:d="M2 10c1-3 3-5 6-7 2-2 5-3 8-3s6 0 9 2c3 1 5 3 7 6 2 2 3 5 3 8s0 6-2 9c-1 3-3 5-6 7-2 2-5 3-8 3-3 1-6 0-9-1-3-2-5-4-7-6-2-3-3-6-3-9s0-6 2-9z">
          <text:p/>
        </draw:path>
        <draw:path draw:style-name="gr42" draw:text-style-name="P1" draw:layer="layout" svg:width="0.034cm" svg:height="0.034cm" svg:x="5.587cm" svg:y="4.509cm" svg:viewBox="0 0 35 35" svg:d="M2 10c1-3 4-6 6-7 3-2 6-3 9-3s6 1 9 2c2 1 5 3 6 6 2 3 3 6 3 9s0 6-2 8c0 1 0 1 0 1-1 3-3 5-6 7-3 1-6 2-9 2s-6 0-8-2c-3-1-6-3-7-6-2-2-3-5-3-8s1-6 2-9z">
          <text:p/>
        </draw:path>
        <draw:path draw:style-name="gr42" draw:text-style-name="P1" draw:layer="layout" svg:width="0.034cm" svg:height="0.034cm" svg:x="5.554cm" svg:y="4.57cm" svg:viewBox="0 0 35 35" svg:d="M2 9c2-3 4-5 7-6 2-2 5-3 8-3s6 1 9 2c3 2 5 4 7 6 1 3 2 6 2 9s-1 6-2 9c-2 3-4 5-6 7-3 1-6 2-9 2s-6 0-9-2c-3-1-5-4-6-6-2-3-3-6-3-9s1-6 2-9z">
          <text:p/>
        </draw:path>
        <draw:path draw:style-name="gr42" draw:text-style-name="P1" draw:layer="layout" svg:width="0.034cm" svg:height="0.034cm" svg:x="5.519cm" svg:y="4.631cm" svg:viewBox="0 0 35 35" svg:d="M3 9c1-3 3-5 6-7 3-1 6-2 9-2s6 1 9 2c2 2 4 4 6 7 1 3 2 6 2 9s-1 6-2 8c0 1 0 1 0 1-2 2-4 5-7 6-3 2-6 2-9 2s-6-1-8-2c-3-2-5-4-7-7-1-2-2-5-2-8s1-6 2-9c1 0 1 0 1 0z">
          <text:p/>
        </draw:path>
        <draw:path draw:style-name="gr42" draw:text-style-name="P1" draw:layer="layout" svg:width="0.034cm" svg:height="0.034cm" svg:x="1.374cm" svg:y="3.052cm" svg:viewBox="0 0 35 35" svg:d="M35 21c-1 3-2 6-4 8-2 3-5 4-8 5s-6 2-9 1-6-2-8-4-4-5-5-7c-1-3-1-6-1-10 1-3 2-6 4-8s5-4 8-5 6-1 9-1c3 1 6 2 8 4s4 5 5 8 1 6 1 9z">
          <text:p/>
        </draw:path>
        <draw:path draw:style-name="gr42" draw:text-style-name="P1" draw:layer="layout" svg:width="0.034cm" svg:height="0.034cm" svg:x="1.389cm" svg:y="2.983cm" svg:viewBox="0 0 35 35" svg:d="M35 22c-1 3-3 5-5 8-2 2-4 4-7 5-3 0-6 1-9 0s-6-2-8-4c-3-2-4-5-5-8s-1-6-1-9h1c0-3 2-6 4-8 2-3 4-4 7-5s6-1 9-1c3 1 6 3 8 5 3 2 4 4 5 7s1 6 1 9c0 1 0 1 0 1z">
          <text:p/>
        </draw:path>
        <draw:path draw:style-name="gr42" draw:text-style-name="P1" draw:layer="layout" svg:width="0.034cm" svg:height="0.035cm" svg:x="1.405cm" svg:y="2.915cm" svg:viewBox="0 0 35 36" svg:d="M34 22c0 3-2 6-4 8s-5 4-8 5-6 1-9 0-6-3-8-5-4-5-4-8c-1-2-1-6 0-9 0-3 2-6 4-8s5-4 8-4c3-1 6-1 9 0 3 0 6 2 8 4s4 5 4 8c1 3 1 6 1 9-1 0-1 0-1 0z">
          <text:p/>
        </draw:path>
        <draw:path draw:style-name="gr42" draw:text-style-name="P1" draw:layer="layout" svg:width="0.034cm" svg:height="0.034cm" svg:x="1.424cm" svg:y="2.848cm" svg:viewBox="0 0 35 35" svg:d="M34 23c-1 3-2 5-4 8-3 2-5 3-8 4s-6 0-9 0c-3-1-6-3-8-5s-4-5-5-8c0-3 0-6 1-9s2-6 5-8c2-2 5-4 7-5 3 0 7 0 10 1 2 1 5 2 7 4 2 3 4 5 5 8 0 3 0 6-1 9 0 1 0 1 0 1z">
          <text:p/>
        </draw:path>
        <draw:path draw:style-name="gr42" draw:text-style-name="P1" draw:layer="layout" svg:width="0.034cm" svg:height="0.034cm" svg:x="1.445cm" svg:y="2.781cm" svg:viewBox="0 0 35 35" svg:d="M34 23c-1 3-3 6-5 8s-5 3-8 4-6 0-9-1-5-2-8-4c-2-3-3-6-4-9 0-3 0-6 1-9s3-5 5-8c2-2 5-3 8-4 3 0 6 0 9 1s6 3 8 5 3 5 4 8c0 3 0 6-1 9z">
          <text:p/>
        </draw:path>
        <draw:path draw:style-name="gr42" draw:text-style-name="P1" draw:layer="layout" svg:width="0.034cm" svg:height="0.034cm" svg:x="1.468cm" svg:y="2.715cm" svg:viewBox="0 0 35 35" svg:d="M34 24c-1 3-3 5-5 7-3 2-5 4-8 4-3 1-7 0-9-1-3-1-6-3-8-5s-3-5-4-8c0-3 0-6 1-9s3-6 5-8c3-2 6-3 9-4 3 0 6 0 9 1 2 1 5 3 7 5 2 3 3 5 4 8 0 3 0 7-1 9 0 1 0 1 0 1z">
          <text:p/>
        </draw:path>
        <draw:path draw:style-name="gr42" draw:text-style-name="P1" draw:layer="layout" svg:width="0.034cm" svg:height="0.034cm" svg:x="1.493cm" svg:y="2.65cm" svg:viewBox="0 0 35 35" svg:d="M34 24c-1 3-3 6-6 8-2 1-5 3-8 3-3 1-6 0-9-1s-5-3-7-5c-2-3-3-6-4-9 0-3 0-6 1-9 2-3 3-5 6-7 2-2 5-3 8-4 3 0 6 0 9 1s5 3 7 6c2 2 4 5 4 8s0 6-1 9z">
          <text:p/>
        </draw:path>
        <draw:path draw:style-name="gr42" draw:text-style-name="P1" draw:layer="layout" svg:width="0.034cm" svg:height="0.034cm" svg:x="1.52cm" svg:y="2.585cm" svg:viewBox="0 0 35 35" svg:d="M34 25c-2 3-4 5-6 7-3 2-5 3-9 3-3 1-6 0-8-1-3-1-6-3-8-6-1-2-3-5-3-8s0-6 1-9c1 0 1 0 1 0 1-3 3-6 5-8 3-1 6-3 9-3s6 0 9 1c2 2 5 4 7 6 2 3 3 5 3 9 0 3 0 6-1 8 0 1 0 1 0 1z">
          <text:p/>
        </draw:path>
        <draw:path draw:style-name="gr42" draw:text-style-name="P1" draw:layer="layout" svg:width="0.034cm" svg:height="0.034cm" svg:x="1.549cm" svg:y="2.521cm" svg:viewBox="0 0 35 35" svg:d="M33 25c-1 3-3 5-6 7-2 2-5 3-8 3-3 1-6 0-9-1-3-2-5-4-7-6-2-3-3-6-3-9s0-6 2-9c1-3 3-5 6-7 2-2 5-3 8-3s6 0 9 2c3 1 5 3 7 6 2 2 3 5 3 8s0 6-2 9z">
          <text:p/>
        </draw:path>
        <draw:path draw:style-name="gr43" draw:text-style-name="P2" draw:layer="layout" svg:width="0.431cm" svg:height="1.704cm" svg:x="5.447cm" svg:y="3.069cm" svg:viewBox="0 0 432 1705" svg:d="M0 1675c28-42 55-86 81-130 98-169 172-349 222-536s76-381 76-576c0-142-14-284-41-423l52-10c28 142 42 287 42 433 0 200-26 398-78 589-51 192-127 377-227 550-26 45-54 89-83 133z">
          <text:p/>
        </draw:path>
        <draw:path draw:style-name="gr44" draw:text-style-name="P2" draw:layer="layout" svg:width="1.239cm" svg:height="1.259cm" svg:x="4.471cm" svg:y="1.405cm" svg:viewBox="0 0 1240 1260" svg:d="M1191 1260c-39-95-84-187-135-277-98-169-217-323-354-460-136-137-291-256-460-354-79-45-159-85-242-120l21-49c84 36 167 77 247 124 173 99 332 221 472 361s262 299 362 472c52 91 99 186 138 283z">
          <text:p/>
        </draw:path>
        <draw:path draw:style-name="gr45" draw:text-style-name="P3" draw:layer="layout" svg:width="0.389cm" svg:height="1.4cm" svg:x="1.325cm" svg:y="2.2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46" draw:text-style-name="P4" draw:layer="layout" svg:width="6.247cm" svg:height="6.247cm" svg:x="0.477cm" svg:y="0.3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6" draw:text-style-name="P5" draw:layer="layout" svg:width="0.749cm" svg:height="1.399cm" draw:transform="rotate (0.122173047639603) translate (2.55355573841616cm -0.0992991550298042cm)" svg:viewBox="0 0 750 1400" draw:points="0,0 750,700 750,700 0,1400">
          <text:p/>
        </draw:polyline>
        <draw:polyline draw:style-name="gr6" draw:text-style-name="P5" draw:layer="layout" svg:width="0.749cm" svg:height="1.399cm" draw:transform="rotate (0.122173047639603) translate (3.78104487466771cm 5.79504308311556cm)" svg:viewBox="0 0 750 1400" draw:points="750,0 0,700 0,700 750,1400">
          <text:p/>
        </draw:polyline>
        <draw:g draw:style-name="gr12">
          <draw:path draw:style-name="gr48" draw:text-style-name="P10" draw:layer="layout" svg:width="0.034cm" svg:height="0.034cm" svg:x="1.723cm" svg:y="2.218cm" svg:viewBox="0 0 35 35" svg:d="M32 28c-2 2-4 4-7 6-3 1-6 1-9 1s-6-1-8-3c-3-1-5-4-6-7-2-2-2-5-2-9 0-3 1-6 3-8 2-3 4-5 7-6 3-2 6-2 9-2s6 1 9 3c2 2 4 4 5 7 2 3 2 6 2 9s-1 6-3 8z">
            <text:p/>
          </draw:path>
          <draw:path draw:style-name="gr48" draw:text-style-name="P10" draw:layer="layout" svg:width="0.034cm" svg:height="0.034cm" svg:x="1.764cm" svg:y="2.161cm" svg:viewBox="0 0 35 35" svg:d="M32 28c-2 3-5 5-7 6-3 1-6 2-9 1-3 0-6-1-9-3-2-2-4-4-5-7-2-3-2-6-2-9s2-6 3-9h1c1-2 4-4 7-5 2-2 5-2 9-2 3 0 6 2 8 3 2 2 4 5 6 7 1 3 1 6 1 9s-1 6-3 9z">
            <text:p/>
          </draw:path>
          <draw:path draw:style-name="gr48" draw:text-style-name="P10" draw:layer="layout" svg:width="0.034cm" svg:height="0.034cm" svg:x="1.806cm" svg:y="2.105cm" svg:viewBox="0 0 35 35" svg:d="M31 29c-2 2-4 4-7 5s-6 2-9 1c-3 0-6-2-8-3-3-2-5-5-6-8-1-2-1-6-1-9 1-3 2-6 4-8 2-3 4-5 7-6s6-1 9-1c3 1 6 2 8 4 3 2 5 4 6 7s1 6 1 9-2 6-3 8c-1 0-1 0-1 1z">
            <text:p/>
          </draw:path>
          <draw:path draw:style-name="gr48" draw:text-style-name="P10" draw:layer="layout" svg:width="0.034cm" svg:height="0.034cm" svg:x="1.849cm" svg:y="2.05cm" svg:viewBox="0 0 35 35" svg:d="M31 29c-2 2-5 4-7 5-3 1-6 2-9 1-3 0-6-2-9-4-2-2-4-4-5-7s-1-6-1-9c1-3 2-6 4-8v-1c2-2 5-4 8-5 2-1 6-1 9-1 3 1 6 2 8 4s4 5 5 7c1 3 1 6 1 9-1 3-2 6-4 9z">
            <text:p/>
          </draw:path>
          <draw:path draw:style-name="gr48" draw:text-style-name="P10" draw:layer="layout" svg:width="0.034cm" svg:height="0.034cm" svg:x="1.895cm" svg:y="1.997cm" svg:viewBox="0 0 35 35" svg:d="M31 29c-2 3-5 4-8 5s-6 2-9 1-6-2-8-4-4-5-5-8-1-6-1-9c1-3 2-5 4-8h1c2-2 4-4 7-5s6-1 9-1c3 1 6 2 8 4 3 2 4 5 5 8s1 6 1 9c-1 3-2 6-4 8z">
            <text:p/>
          </draw:path>
          <draw:path draw:style-name="gr48" draw:text-style-name="P10" draw:layer="layout" svg:width="0.034cm" svg:height="0.034cm" svg:x="1.942cm" svg:y="1.945cm" svg:viewBox="0 0 35 35" svg:d="M30 30c-2 2-4 4-7 5-3 0-6 0-9 0-3-1-6-2-8-4-3-3-4-5-5-8s-1-6-1-9c1-3 3-6 5-8 2-3 5-4 8-5s6-1 9-1c3 1 5 3 8 5 2 2 4 4 4 7 1 3 1 6 1 9-1 3-2 6-4 8-1 1-1 1-1 1z">
            <text:p/>
          </draw:path>
          <draw:path draw:style-name="gr48" draw:text-style-name="P10" draw:layer="layout" svg:width="0.034cm" svg:height="0.034cm" svg:x="1.991cm" svg:y="1.895cm" svg:viewBox="0 0 35 35" svg:d="M30 30c-2 2-5 4-8 5-3 0-6 0-9 0-3-1-6-3-8-5s-4-5-4-8c-1-3-1-6 0-9 0-3 2-5 4-8 3-2 5-4 8-4 3-1 6-1 9 0 3 0 6 2 8 4s4 5 5 8c0 3 0 6 0 9-1 3-3 6-5 8z">
            <text:p/>
          </draw:path>
          <draw:path draw:style-name="gr48" draw:text-style-name="P10" draw:layer="layout" svg:width="0.034cm" svg:height="0.034cm" svg:x="2.041cm" svg:y="1.846cm" svg:viewBox="0 0 35 35" svg:d="M30 30c-3 3-5 4-8 5-3 0-7 0-10 0-2-1-5-3-7-5s-4-5-5-8c0-3 0-6 1-9s2-6 4-8c1 0 1 0 1 0 2-2 5-4 8-5 3 0 6 0 9 1s5 2 7 5c3 2 4 4 5 7 0 3 0 7 0 10-1 2-3 5-5 7z">
            <text:p/>
          </draw:path>
          <draw:path draw:style-name="gr48" draw:text-style-name="P10" draw:layer="layout" svg:width="0.034cm" svg:height="0.034cm" svg:x="2.092cm" svg:y="1.799cm" svg:viewBox="0 0 35 35" svg:d="M29 31c-2 2-5 3-8 4-3 0-6 0-9-1s-6-2-8-5c-2-2-3-5-4-8 0-3 0-6 1-9s3-5 5-7v-1c2-2 5-3 8-4 3 0 6 0 9 1s6 3 8 5 3 5 4 8 0 6-1 9-2 6-5 8z">
            <text:p/>
          </draw:path>
          <draw:path draw:style-name="gr48" draw:text-style-name="P10" draw:layer="layout" svg:width="0.034cm" svg:height="0.034cm" svg:x="2.146cm" svg:y="1.753cm" svg:viewBox="0 0 35 35" svg:d="M29 31c-3 2-6 3-9 4-3 0-6 0-9-1-2-1-5-3-7-5s-3-5-4-8c0-3 0-6 1-9s3-6 5-8h1c2-2 5-3 8-4 3 0 6 0 9 1s5 3 7 5c2 3 3 6 4 9s0 6-1 9c-1 2-3 5-5 7z">
            <text:p/>
          </draw:path>
          <draw:path draw:style-name="gr48" draw:text-style-name="P10" draw:layer="layout" svg:width="0.034cm" svg:height="0.034cm" svg:x="2.2cm" svg:y="1.709cm" svg:viewBox="0 0 35 35" svg:d="M28 32c-2 1-5 3-8 3s-6 0-9-1-5-3-7-6c-2-2-3-5-4-8 0-3 0-6 1-9s3-5 6-7c2-2 5-3 8-4 3 0 7 0 9 1 3 1 6 3 8 6 1 2 3 5 3 8 1 3 0 6-1 9s-3 5-5 7c-1 0-1 0-1 1z">
            <text:p/>
          </draw:path>
          <draw:path draw:style-name="gr48" draw:text-style-name="P10" draw:layer="layout" svg:width="0.034cm" svg:height="0.034cm" svg:x="2.256cm" svg:y="1.667cm" svg:viewBox="0 0 35 35" svg:d="M28 32c-3 2-6 3-9 3s-6 0-9-1c-2-2-5-3-7-6-1-2-3-5-3-8s0-7 1-9c2-3 4-6 6-7v-1c3-1 6-3 9-3s6 0 9 1c3 2 5 4 7 6 2 3 3 6 3 9 1 3 0 6-1 9-1 2-3 5-6 7z">
            <text:p/>
          </draw:path>
          <draw:path draw:style-name="gr48" draw:text-style-name="P10" draw:layer="layout" svg:width="0.034cm" svg:height="0.034cm" svg:x="2.313cm" svg:y="1.626cm" svg:viewBox="0 0 35 35" svg:d="M27 32c-2 2-5 3-8 3s-6 0-9-2c-3-1-5-3-7-5-2-3-3-6-3-9s0-6 2-9c1-3 3-5 6-7 2-2 5-3 8-3 4 0 7 0 9 2 3 1 5 3 7 6 2 2 3 5 3 8s0 6-1 9c-2 3-4 5-6 7z">
            <text:p/>
          </draw:path>
          <draw:path draw:style-name="gr48" draw:text-style-name="P10" draw:layer="layout" svg:width="0.034cm" svg:height="0.034cm" svg:x="2.372cm" svg:y="1.588cm" svg:viewBox="0 0 35 35" svg:d="M27 32c-3 2-6 3-9 3s-6 0-9-2c-2-1-5-3-6-6-2-2-3-5-3-9 0-3 1-6 2-8 1-3 3-5 6-7s6-3 9-3 6 1 9 2 5 3 7 6c1 3 2 6 2 9s0 6-2 9c-1 2-3 5-6 6z">
            <text:p/>
          </draw:path>
          <draw:path draw:style-name="gr48" draw:text-style-name="P10" draw:layer="layout" svg:width="0.034cm" svg:height="0.034cm" svg:x="2.431cm" svg:y="1.551cm" svg:viewBox="0 0 35 35" svg:d="M26 33c-2 1-5 2-8 2s-6-1-9-2c-3-2-5-4-7-6-1-3-2-6-2-9s1-6 2-9c2-3 4-5 7-6v-1c2-1 5-2 9-2 3 0 6 1 8 2 3 2 5 4 7 7 1 2 2 5 2 8s0 6-2 9c-1 3-4 5-6 7z">
            <text:p/>
          </draw:path>
          <draw:path draw:style-name="gr48" draw:text-style-name="P10" draw:layer="layout" svg:width="0.034cm" svg:height="0.034cm" svg:x="2.553cm" svg:y="1.483cm" svg:viewBox="0 0 35 35" svg:d="M26 33c-3 2-6 2-9 2s-6-1-9-3c-3-1-5-4-6-6-1-3-2-6-2-9s1-6 3-9c1-2 4-4 6-6 1 0 1 0 1 0 3-1 6-2 9-2s6 1 8 3c3 1 5 4 6 6 2 3 2 6 2 9s-1 6-2 9c-2 3-4 5-7 6z">
            <text:p/>
          </draw:path>
          <draw:path draw:style-name="gr48" draw:text-style-name="P10" draw:layer="layout" svg:width="0.034cm" svg:height="0.034cm" svg:x="2.68cm" svg:y="1.423cm" svg:viewBox="0 0 35 35" svg:d="M25 34c-3 1-6 1-9 1s-6-1-9-3c-2-2-4-5-6-7-1-3-1-6-1-9s2-6 3-9c2-2 5-4 7-5 1 0 1 0 1-1 3-1 6-1 9-1s6 2 8 3c3 2 5 5 6 7 1 3 2 6 1 9 0 3-1 6-3 9-2 2-4 4-7 6z">
            <text:p/>
          </draw:path>
          <draw:path draw:style-name="gr48" draw:text-style-name="P10" draw:layer="layout" svg:width="0.034cm" svg:height="0.034cm" svg:x="2.81cm" svg:y="1.371cm" svg:viewBox="0 0 35 35" svg:d="M24 34c-3 1-6 1-10 1-3-1-5-2-8-4-2-2-4-4-5-7s-1-6-1-9c1-3 2-6 4-9 2-2 5-4 7-5 1 0 1 0 1 0 3-1 6-1 9-1 3 1 6 2 8 4s4 5 5 7c1 3 2 6 1 10 0 3-2 5-4 8-2 2-4 4-7 5z">
            <text:p/>
          </draw:path>
          <draw:path draw:style-name="gr48" draw:text-style-name="P10" draw:layer="layout" svg:width="0.034cm" svg:height="0.034cm" svg:x="2.943cm" svg:y="1.327cm" svg:viewBox="0 0 35 35" svg:d="M22 34c-2 1-6 1-9 1-3-1-5-3-8-5-2-2-3-4-4-7s-1-6-1-9c1-3 3-6 5-8 2-3 5-4 8-5s6-1 9-1c3 1 6 3 8 5s4 5 5 8c0 2 1 6 0 9s-2 5-4 8c-3 2-5 3-8 4z">
            <text:p/>
          </draw:path>
          <draw:path draw:style-name="gr48" draw:text-style-name="P10" draw:layer="layout" svg:width="0.034cm" svg:height="0.034cm" svg:x="3.078cm" svg:y="1.291cm" svg:viewBox="0 0 35 35" svg:d="M21 35c-3 0-6 0-9-1s-5-2-7-4c-2-3-4-5-5-8 0-3 0-7 1-10 1-2 2-5 5-7 2-2 5-4 8-4v-1c3 0 6 0 9 1s6 2 8 5c2 2 3 5 4 8s0 6 0 9c-1 3-3 5-5 7s-5 4-8 5z">
            <text:p/>
          </draw:path>
          <draw:path draw:style-name="gr48" draw:text-style-name="P10" draw:layer="layout" svg:width="0.034cm" svg:height="0.034cm" svg:x="3.284cm" svg:y="1.253cm" svg:viewBox="0 0 35 35" svg:d="M20 35c-3 0-6 0-9-1s-5-3-7-6c-2-2-3-5-4-8 0-3 0-6 1-9s3-5 6-7c2-2 5-3 8-4h1c3 0 6 0 9 1 2 1 5 3 7 6 2 2 3 5 3 8 1 3 0 6-1 9s-3 5-5 7c-3 2-6 3-9 4z">
            <text:p/>
          </draw:path>
          <draw:path draw:style-name="gr48" draw:text-style-name="P10" draw:layer="layout" svg:width="0.034cm" svg:height="0.034cm" svg:x="2.492cm" svg:y="1.516cm" svg:viewBox="0 0 35 35" svg:d="M26 33c-3 1-6 2-9 2s-6-1-9-2c-2-2-4-4-6-7-1-3-2-6-2-9s1-6 2-8c2-3 4-5 7-7 3-1 6-2 9-2s6 1 9 2c2 2 5 4 6 7 2 3 2 6 2 9s-1 6-2 9c-2 2-4 4-7 6z">
            <text:p/>
          </draw:path>
          <draw:path draw:style-name="gr48" draw:text-style-name="P10" draw:layer="layout" svg:width="0.034cm" svg:height="0.034cm" svg:x="2.616cm" svg:y="1.452cm" svg:viewBox="0 0 35 35" svg:d="M25 33c-3 2-6 2-9 2s-6-1-8-3c-3-2-5-4-6-7-2-3-2-6-2-9s1-6 3-8c2-3 4-5 7-6 3-2 6-2 9-2s6 1 9 3c2 2 4 4 6 7 1 3 2 6 1 9 0 3-1 6-3 8-2 3-4 5-7 6z">
            <text:p/>
          </draw:path>
          <draw:path draw:style-name="gr48" draw:text-style-name="P10" draw:layer="layout" svg:width="0.034cm" svg:height="0.034cm" svg:x="2.744cm" svg:y="1.396cm" svg:viewBox="0 0 35 35" svg:d="M24 34c-3 1-6 1-9 1s-6-2-8-4c-3-1-5-4-6-7s-1-6-1-9c1-3 2-6 4-8 2-3 4-4 7-6 3-1 6-1 9-1 3 1 6 2 9 4 2 2 4 4 5 7s2 6 1 9c0 3-2 6-3 8-2 3-5 5-8 6z">
            <text:p/>
          </draw:path>
          <draw:path draw:style-name="gr48" draw:text-style-name="P10" draw:layer="layout" svg:width="0.034cm" svg:height="0.034cm" svg:x="2.876cm" svg:y="1.348cm" svg:viewBox="0 0 35 35" svg:d="M23 34c-3 1-6 1-9 1-3-1-6-2-8-4s-4-5-5-8-1-6-1-9c1-3 2-6 4-8s5-4 8-5 6-1 9-1c3 1 6 2 8 4 3 2 4 5 5 8s2 6 1 9-2 6-4 8-5 4-8 5z">
            <text:p/>
          </draw:path>
          <draw:path draw:style-name="gr48" draw:text-style-name="P10" draw:layer="layout" svg:width="0.035cm" svg:height="0.034cm" svg:x="3.01cm" svg:y="1.308cm" svg:viewBox="0 0 36 35" svg:d="M22 35c-3 0-6 0-9-1-3 0-6-2-8-4s-4-5-4-8c-1-3-1-6 0-9 0-3 2-6 4-8s5-4 8-4c3-1 6-1 9 0 3 0 6 2 8 4s4 5 5 8 1 6 0 9-3 6-5 8-5 4-8 4z">
            <text:p/>
          </draw:path>
          <draw:path draw:style-name="gr48" draw:text-style-name="P10" draw:layer="layout" svg:width="0.034cm" svg:height="0.034cm" svg:x="3.146cm" svg:y="1.276cm" svg:viewBox="0 0 35 35" svg:d="M21 35c-3 0-6 0-9-1s-6-3-8-5-3-5-4-8c0-3 0-6 1-9s3-6 5-8 5-3 8-4c3 0 7 0 9 1 3 1 6 3 8 5s3 5 4 8 0 6-1 9-2 6-5 8c-2 2-5 3-8 4z">
            <text:p/>
          </draw:path>
          <draw:path draw:style-name="gr48" draw:text-style-name="P10" draw:layer="layout" svg:width="0.034cm" svg:height="0.034cm" svg:x="3.215cm" svg:y="1.264cm" svg:viewBox="0 0 35 35" svg:d="M20 35c-3 0-6 0-9-1s-5-3-7-5c-2-3-3-6-4-9 0-3 0-6 1-9 1-2 3-5 5-7 3-2 6-3 9-4 3 0 6 0 9 1s5 3 7 5c2 3 4 6 4 9 1 3 0 6-1 9s-3 5-5 7-5 3-8 4z">
            <text:p/>
          </draw:path>
          <draw:path draw:style-name="gr48" draw:text-style-name="P10" draw:layer="layout" svg:width="0.034cm" svg:height="0.034cm" svg:x="3.354cm" svg:y="1.245cm" svg:viewBox="0 0 35 35" svg:d="M19 35c-3 0-6 0-9-1-2-2-5-4-7-6-1-3-3-6-3-9s0-6 2-9c1-2 3-5 5-7 3-1 6-3 9-3s6 0 9 2c3 1 5 3 7 5 2 3 3 6 3 9 1 3 0 6-1 9-1 2-3 5-6 7-2 1-5 3-8 3z">
            <text:p/>
          </draw:path>
          <draw:path draw:style-name="gr48" draw:text-style-name="P10" draw:layer="layout" svg:width="0.034cm" svg:height="0.034cm" svg:x="3.424cm" svg:y="1.239cm" svg:viewBox="0 0 35 35" svg:d="M19 35c-3 0-6 0-9-2-3-1-5-3-7-6-2-2-3-5-3-8s0-6 2-9c1-3 3-5 6-7 2-2 5-3 8-3h1c3 0 6 0 9 2 2 1 5 3 6 6 2 2 3 5 3 8 1 3 0 6-1 9-2 3-4 5-6 7-3 2-6 3-9 3z">
            <text:p/>
          </draw:path>
          <draw:path draw:style-name="gr48" draw:text-style-name="P10" draw:layer="layout" svg:width="0.034cm" svg:height="0.034cm" svg:x="3.494cm" svg:y="1.235cm" svg:viewBox="0 0 35 35" svg:d="M18 35c-3 0-6-1-9-2-2-1-5-4-6-6-2-3-3-6-3-9s1-6 2-9c1-2 4-5 6-6 3-2 6-3 9-3s6 1 9 2 5 4 7 6c1 3 2 6 2 9s0 6-2 9c-1 2-3 5-6 6-2 2-5 3-8 3-1 0-1 0-1 0z">
            <text:p/>
          </draw:path>
          <draw:path draw:style-name="gr48" draw:text-style-name="P10" draw:layer="layout" svg:width="0.034cm" svg:height="0.034cm" svg:x="3.564cm" svg:y="1.234cm" svg:viewBox="0 0 35 35" svg:d="M18 35c-3 0-6-1-9-2-3-2-5-4-7-7-1-2-2-5-2-8s1-6 2-9c2-3 4-5 7-7 2-1 5-2 8-2h1c3 0 6 1 8 2 3 2 5 4 7 7 1 2 2 5 2 8s0 6-2 9c-1 3-4 5-6 7-3 1-6 2-9 2z">
            <text:p/>
          </draw:path>
          <draw:path draw:style-name="gr48" draw:text-style-name="P10" draw:layer="layout" svg:width="0.034cm" svg:height="0.034cm" svg:x="3.634cm" svg:y="1.234cm" svg:viewBox="0 0 35 35" svg:d="M17 35c-3 0-6-1-9-3-2-1-4-3-6-6-1-3-2-6-2-9s1-6 3-9c1-2 3-4 6-6 3-1 6-2 9-2s6 1 9 3c3 1 5 3 6 6 2 3 2 6 2 9s-1 6-2 9c-2 2-4 4-7 6-2 1-5 2-9 2z">
            <text:p/>
          </draw:path>
          <draw:path draw:style-name="gr48" draw:text-style-name="P10" draw:layer="layout" svg:width="0.034cm" svg:height="0.034cm" svg:x="3.704cm" svg:y="1.237cm" svg:viewBox="0 0 35 35" svg:d="M17 35c-3 0-6-1-9-3s-5-4-6-7c-1-2-2-5-2-8s1-6 3-9 4-5 7-6c2-1 5-2 8-2 1 0 1 0 1 0 3 0 6 1 8 3 3 2 5 4 6 7 2 2 2 5 2 8 0 4-1 6-2 9-2 3-4 5-7 6-3 2-6 2-9 2z">
            <text:p/>
          </draw:path>
          <draw:path draw:style-name="gr48" draw:text-style-name="P10" draw:layer="layout" svg:width="0.034cm" svg:height="0.034cm" svg:x="3.773cm" svg:y="1.241cm" svg:viewBox="0 0 35 35" svg:d="M16 35c-3 0-6-1-8-3-3-2-5-4-6-7-2-3-2-6-2-9s1-6 3-8c2-3 4-5 7-6 3-2 6-2 9-2s6 1 9 3c2 2 4 4 6 7 1 3 2 6 1 9 0 3-1 6-3 9-2 2-4 4-7 5-2 2-6 2-9 2z">
            <text:p/>
          </draw:path>
          <draw:path draw:style-name="gr48" draw:text-style-name="P10" draw:layer="layout" svg:width="0.034cm" svg:height="0.034cm" svg:x="3.843cm" svg:y="1.248cm" svg:viewBox="0 0 35 35" svg:d="M15 35c-3 0-5-2-8-3-2-2-4-5-6-8-1-2-1-5-1-9 0-3 2-5 3-8 2-2 5-4 8-6 2-1 5-1 9-1 3 1 6 2 8 3 3 2 5 5 6 8 1 2 2 6 1 9 0 3-1 6-3 8s-4 4-7 6c-3 1-6 1-9 1z">
            <text:p/>
          </draw:path>
          <draw:path draw:style-name="gr48" draw:text-style-name="P10" draw:layer="layout" svg:width="0.034cm" svg:height="0.034cm" svg:x="3.913cm" svg:y="1.258cm" svg:viewBox="0 0 35 35" svg:d="M15 35c-3-1-6-2-8-4-3-2-5-4-6-7s-1-6-1-9c1-3 2-6 4-8 2-3 4-5 7-6s6-1 9-1c3 1 6 2 9 4 2 2 4 4 5 7s2 6 1 9c0 3-2 6-3 8-2 3-5 5-8 6s-6 1-9 1z">
            <text:p/>
          </draw:path>
          <draw:path draw:style-name="gr48" draw:text-style-name="P10" draw:layer="layout" svg:width="0.034cm" svg:height="0.034cm" svg:x="3.982cm" svg:y="1.269cm" svg:viewBox="0 0 35 35" svg:d="M14 35c-3-1-5-2-8-4-2-2-4-5-5-8-1-2-1-6-1-9 1-3 2-5 4-8 2-2 5-4 8-5 2-1 6-1 9-1 3 1 6 2 8 4s4 5 5 8 2 6 1 9c0 3-2 6-4 8s-4 4-7 5-6 1-9 1z">
            <text:p/>
          </draw:path>
          <draw:path draw:style-name="gr48" draw:text-style-name="P10" draw:layer="layout" svg:width="0.034cm" svg:height="0.034cm" svg:x="4.05cm" svg:y="1.282cm" svg:viewBox="0 0 35 35" svg:d="M14 35c-3-1-6-2-8-4-2-3-4-5-5-8s-1-6-1-9c1-3 2-6 4-8 3-2 5-4 8-5s6-1 9-1c3 1 6 3 9 5 2 2 4 4 4 7 1 3 2 6 1 9s-2 6-4 8c-2 3-5 4-8 5s-6 1-9 1z">
            <text:p/>
          </draw:path>
          <draw:path draw:style-name="gr48" draw:text-style-name="P10" draw:layer="layout" svg:width="0.035cm" svg:height="0.034cm" svg:x="4.119cm" svg:y="1.298cm" svg:viewBox="0 0 36 35" svg:d="M13 34c-3 0-5-2-8-4-2-2-3-5-4-8s-1-6 0-9c0-3 2-5 4-8 2-2 5-3 8-4s6-1 9 0c3 0 6 2 8 4s4 5 5 8 1 6 0 9-2 5-5 8c-2 2-4 4-7 4-3 1-6 1-9 1 0 0-1 0-1-1z">
            <text:p/>
          </draw:path>
          <draw:path draw:style-name="gr48" draw:text-style-name="P10" draw:layer="layout" svg:width="0.035cm" svg:height="0.034cm" svg:x="4.186cm" svg:y="1.316cm" svg:viewBox="0 0 36 35" svg:d="M13 34c-3 0-6-2-8-4s-4-5-4-8c-1-3-1-6 0-9 0-3 2-6 4-8s5-4 8-4c3-1 6-1 9 0h1c2 1 5 2 7 4 2 3 4 5 5 8s1 6 0 9-3 6-5 8-5 4-8 5c-3 0-6 0-9-1z">
            <text:p/>
          </draw:path>
          <draw:path draw:style-name="gr48" draw:text-style-name="P10" draw:layer="layout" svg:width="0.034cm" svg:height="0.034cm" svg:x="4.253cm" svg:y="1.335cm" svg:viewBox="0 0 35 35" svg:d="M12 34c-3-1-5-2-7-5-2-2-4-5-5-8 0-3 0-6 1-9s2-5 5-7c2-2 5-4 8-5 3 0 6 0 9 1s6 2 8 5c2 2 3 5 4 8s0 6 0 9c-1 3-3 5-5 7-3 3-5 4-8 5-3 0-6 0-9-1z">
            <text:p/>
          </draw:path>
          <draw:path draw:style-name="gr48" draw:text-style-name="P10" draw:layer="layout" svg:width="0.034cm" svg:height="0.034cm" svg:x="4.32cm" svg:y="1.357cm" svg:viewBox="0 0 35 35" svg:d="M12 34c-3-1-6-3-8-5s-3-5-4-8c0-3 0-6 1-9s3-6 5-8 5-3 8-4c3 0 6 0 9 1h1c2 1 5 3 7 5s3 5 4 8 0 6-1 9-2 6-5 8c-2 2-5 3-8 4-3 0-6 0-9-1z">
            <text:p/>
          </draw:path>
          <draw:path draw:style-name="gr48" draw:text-style-name="P10" draw:layer="layout" svg:width="0.034cm" svg:height="0.034cm" svg:x="4.386cm" svg:y="1.381cm" svg:viewBox="0 0 35 35" svg:d="M11 34c-3-1-5-3-7-5-2-3-3-6-4-9 0-3 0-6 1-9s3-5 5-7c3-2 6-3 9-4 3 0 6 0 9 1s5 3 7 6c2 2 4 5 4 8 1 3 0 6-1 9s-3 5-5 7c-3 2-5 3-8 4-3 0-7 0-9-1-1 0-1 0-1 0z">
            <text:p/>
          </draw:path>
          <draw:path draw:style-name="gr48" draw:text-style-name="P10" draw:layer="layout" svg:width="0.034cm" svg:height="0.034cm" svg:x="5.717cm" svg:y="2.769cm" svg:viewBox="0 0 35 35" svg:d="M1 23c-1-3-1-6-1-9 1-3 2-5 4-8 2-2 5-4 8-5s6-1 9-1c3 1 5 2 8 4 2 2 4 5 5 8s1 6 1 9c-1 3-2 6-4 8-2 3-5 4-8 5-2 1-6 2-9 1s-5-2-8-4c-2-2-4-4-5-7z">
            <text:p/>
          </draw:path>
          <draw:path draw:style-name="gr48" draw:text-style-name="P10" draw:layer="layout" svg:width="0.034cm" svg:height="0.035cm" svg:x="5.757cm" svg:y="2.903cm" svg:viewBox="0 0 35 36" svg:d="M1 22c-1-3-1-6 0-9 0-3 2-5 4-8 2-2 5-3 8-4s6-1 9 0c3 0 5 2 8 4 2 2 3 5 4 8s1 6 1 9c-1 3-3 6-5 8s-5 4-8 5-6 1-9 0-5-2-8-5c-2-2-3-4-4-7z">
            <text:p/>
          </draw:path>
          <draw:path draw:style-name="gr48" draw:text-style-name="P10" draw:layer="layout" svg:width="0.034cm" svg:height="0.034cm" svg:x="5.693cm" svg:y="2.703cm" svg:viewBox="0 0 35 35" svg:d="M1 23c-1-3-1-6-1-9 1-3 2-5 4-8 2-2 5-4 8-5s6-1 9-1c3 1 5 2 8 4 2 2 4 5 5 8s1 6 1 9c-1 3-2 6-4 8-2 3-5 4-8 5-2 1-6 2-9 1s-5-2-8-4c-2-2-4-4-5-7z">
            <text:p/>
          </draw:path>
          <draw:path draw:style-name="gr48" draw:text-style-name="P10" draw:layer="layout" svg:width="0.034cm" svg:height="0.035cm" svg:x="5.738cm" svg:y="2.836cm" svg:viewBox="0 0 35 36" svg:d="M1 22c-1-3-1-6 0-9 0-3 2-5 4-8 2-2 5-3 8-4s6-1 9 0c3 0 5 2 8 4 2 2 3 5 4 8s1 6 1 9c-1 3-3 6-5 8s-5 4-8 5-6 1-9 0-5-2-8-5c-2-2-3-4-4-7z">
            <text:p/>
          </draw:path>
          <draw:path draw:style-name="gr48" draw:text-style-name="P10" draw:layer="layout" svg:width="0.034cm" svg:height="0.034cm" svg:x="5.774cm" svg:y="2.971cm" svg:viewBox="0 0 35 35" svg:d="M0 21c0-3 0-6 1-9s2-5 5-7c2-3 5-4 8-5 3 0 6 0 9 1s5 2 7 5c3 2 4 5 5 8 0 3 0 6-1 9s-2 6-5 8c-2 2-5 3-8 4s-6 0-9-1c-3 0-5-2-7-4-2-3-4-5-5-8z">
            <text:p/>
          </draw:path>
        </draw:g>
        <draw:path draw:style-name="gr52" draw:text-style-name="P13" draw:layer="layout" svg:width="0.365cm" svg:height="1.36cm" svg:x="0.16cm" svg:y="2.066cm" svg:viewBox="0 0 366 1361" svg:d="M40 1360l-40-1c9-435 89-804 236-1179l-41-17-3-2-2-3-1-5 1-4 1-1 1-2 149-143 6-3h7l4 4 1 7 7 206-1 2v2l-2 3-3 3-5 1-4-1-40-16c-144 366-221 725-230 1150z">
          <text:p/>
        </draw:path>
        <draw:path draw:style-name="gr53" draw:text-style-name="P14" draw:layer="layout" svg:width="0.365cm" svg:height="1.36cm" svg:x="6.652cm" svg:y="3.561cm" svg:viewBox="0 0 366 1361" svg:d="M325 1l41 1c-10 435-89 803-236 1179l40 16 4 2 2 4v4 4l-1 2-2 2-149 143-5 3-7-1-4-4-2-7-6-205v-3l1-1 2-4 3-3h5 3l41 17c143-366 220-726 230-1150z">
          <text:p/>
        </draw:path>
        <draw:path draw:style-name="gr54" draw:text-style-name="P32" draw:layer="layout" svg:width="0.389cm" svg:height="1.4cm" svg:x="1.325cm" svg:y="2.2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5" draw:text-style-name="P33" draw:layer="layout" svg:width="5.953cm" svg:height="3.175cm" svg:x="0.77cm" svg:y="0.377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46" draw:text-style-name="P4" draw:layer="layout" svg:width="0.514cm" svg:height="1.266cm" svg:x="6.209cm" svg:y="3.552cm" svg:viewBox="0 0 515 1267" svg:d="M515 4c-4 255-40 508-106 753-47 174-109 345-185 510l-224-105c70-151 128-308 171-469 60-225 93-458 97-693z">
          <text:p/>
        </draw:path>
        <draw:path draw:style-name="gr46" draw:text-style-name="P4" draw:layer="layout" svg:width="0.514cm" svg:height="1.265cm" svg:x="0.477cm" svg:y="2.182cm" svg:viewBox="0 0 515 1266" svg:d="M0 1262c5-255 40-508 106-752 47-175 109-345 185-510l224 104c-70 152-127 309-170 470-61 225-94 457-98 692z">
          <text:p/>
        </draw:path>
        <draw:path draw:style-name="gr56" draw:text-style-name="P34" draw:layer="layout" svg:width="5.954cm" svg:height="3.176cm" svg:x="0.477cm" svg:y="3.447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61" draw:text-style-name="P9" draw:layer="layout" svg:width="0.07cm" svg:height="0.094cm" svg:x="0.88cm" svg:y="1.86cm" svg:viewBox="0 0 71 95" svg:d="M33 87c-2 2-4 5-7 6-2 2-5 2-9 2-3 0-6 0-8-2-3-1-5-4-7-6-1-3-2-6-2-9s1-6 2-9c12-20 24-40 36-61 2-2 4-4 7-6 3-1 6-2 9-2s6 1 9 3c2 1 4 3 6 6 1 3 2 6 2 9s-1 6-3 9c-12 20-24 40-35 60z">
          <text:p/>
        </draw:path>
        <draw:path draw:style-name="gr61" draw:text-style-name="P9" draw:layer="layout" svg:width="0.073cm" svg:height="0.093cm" svg:x="0.953cm" svg:y="1.742cm" svg:viewBox="0 0 74 94" svg:d="M32 86c-1 2-4 4-6 6-3 1-6 2-9 2s-6-1-9-3-5-4-6-7c-1-2-2-5-2-8 0-4 1-7 3-9 12-20 25-40 39-59 1-3 4-5 6-6 3-2 6-2 9-2s6 1 9 3c2 2 4 4 6 7 1 3 2 6 2 9-1 3-2 6-3 8-13 20-26 39-39 59z">
          <text:p/>
        </draw:path>
        <draw:path draw:style-name="gr61" draw:text-style-name="P9" draw:layer="layout" svg:width="0.075cm" svg:height="0.091cm" svg:x="1.031cm" svg:y="1.628cm" svg:viewBox="0 0 76 92" svg:d="M32 85c-2 2-4 4-7 5-3 2-6 2-9 2s-6-1-9-3c-2-2-4-4-5-7-2-3-2-6-2-9s1-6 3-9c14-19 28-38 42-57 1-2 4-4 7-6 3-1 6-1 9-1s6 2 8 3c3 2 5 5 6 8 1 2 1 5 1 8 0 4-1 6-3 9-14 19-28 38-41 57z">
          <text:p/>
        </draw:path>
        <draw:path draw:style-name="gr61" draw:text-style-name="P9" draw:layer="layout" svg:width="0.078cm" svg:height="0.089cm" svg:x="1.114cm" svg:y="1.517cm" svg:viewBox="0 0 79 90" svg:d="M31 83c-2 3-4 5-7 6s-6 1-9 1-6-2-8-4c-3-1-5-4-6-7s-1-6-1-9c1-3 2-6 4-8 14-19 29-37 44-56 2-2 4-4 7-5s6-1 9-1c3 1 6 2 8 4 3 2 4 4 6 7 1 3 1 6 0 9 0 3-1 6-3 9-15 18-29 36-44 54z">
          <text:p/>
        </draw:path>
        <draw:path draw:style-name="gr61" draw:text-style-name="P9" draw:layer="layout" svg:width="0.08cm" svg:height="0.087cm" svg:x="1.202cm" svg:y="1.41cm" svg:viewBox="0 0 81 88" svg:d="M31 82c-2 2-5 4-8 5s-6 1-9 1c-3-1-5-2-8-4-2-2-4-5-5-7-1-3-1-6-1-10 1-3 2-5 4-8 15-18 31-35 47-53 2-2 4-4 7-5s6-1 9-1c3 1 6 2 8 4 3 2 4 5 5 8s1 6 1 9c-1 3-2 6-4 8-16 18-31 35-46 53z">
          <text:p/>
        </draw:path>
        <draw:path draw:style-name="gr61" draw:text-style-name="P9" draw:layer="layout" svg:width="0.083cm" svg:height="0.085cm" svg:x="1.295cm" svg:y="1.308cm" svg:viewBox="0 0 84 86" svg:d="M30 80c-2 3-4 4-7 5s-6 1-9 1c-3-1-6-3-8-5-3-2-4-4-5-7s-1-6-1-9c1-3 3-6 5-8 16-18 32-35 48-52 3-2 5-3 8-4s6-1 9 0c3 0 6 2 8 4s4 5 5 8 1 6 0 9-2 5-4 8c-17 16-33 33-49 50z">
          <text:p/>
        </draw:path>
        <draw:path draw:style-name="gr61" draw:text-style-name="P9" draw:layer="layout" svg:width="0.085cm" svg:height="0.083cm" svg:x="1.393cm" svg:y="1.209cm" svg:viewBox="0 0 86 84" svg:d="M30 79c-2 2-5 3-8 4s-6 1-9 0-6-2-8-4c-2-3-4-5-4-8-1-3-1-6 0-9 0-3 2-6 4-8 17-17 34-33 51-49 2-2 5-4 8-5 3 0 6 0 9 1s6 2 8 5c2 2 4 4 4 7 1 3 1 7 0 10-1 2-3 5-5 7-17 16-34 32-50 49z">
          <text:p/>
        </draw:path>
        <draw:path draw:style-name="gr61" draw:text-style-name="P9" draw:layer="layout" svg:width="0.081cm" svg:height="0.086cm" svg:x="1.495cm" svg:y="1.167cm" svg:viewBox="0 0 82 87" svg:d="M4 29c-2-2-3-5-4-8 0-3 0-6 1-9s3-5 5-8c2-2 5-3 8-4 3 0 6 0 9 1s5 3 8 5l47 52c2 2 3 5 4 8 0 3 0 6-1 9s-2 6-5 8c-2 2-5 3-8 4s-6 0-9-1-5-2-7-5z">
          <text:p/>
        </draw:path>
        <draw:path draw:style-name="gr61" draw:text-style-name="P9" draw:layer="layout" svg:width="0.081cm" svg:height="0.086cm" svg:x="1.588cm" svg:y="1.271cm" svg:viewBox="0 0 82 87" svg:d="M4 29c-2-2-3-5-4-8 0-3 0-6 1-9s3-5 5-8c2-2 5-3 8-4 3 0 6 0 9 1s5 3 8 5l47 52c2 2 3 5 4 8 0 3 0 6-1 9s-2 6-5 8c-2 2-5 3-8 4s-6 0-9-1-5-2-7-5z">
          <text:p/>
        </draw:path>
        <draw:path draw:style-name="gr61" draw:text-style-name="P9" draw:layer="layout" svg:width="0.086cm" svg:height="0.057cm" svg:x="1.053cm" svg:y="2.02cm" svg:viewBox="0 0 87 58" svg:d="M55 12c1-3 4-5 6-6 3-2 6-3 9-3s6 1 9 3c2 1 5 3 6 6 2 3 2 6 2 9s0 6-2 9c-4 6-8 13-12 20-1 2-3 5-6 6-3 2-6 2-9 2s-6 0-9-2l-40-23c-3-2-5-4-7-7-1-2-2-5-2-8 0-4 1-7 2-9 2-3 4-5 7-7 2-1 5-2 9-2 3 0 6 1 8 2l26 15c1-2 2-3 3-5z">
          <text:p/>
        </draw:path>
        <draw:path draw:style-name="gr61" draw:text-style-name="P9" draw:layer="layout" svg:width="0.085cm" svg:height="0.083cm" svg:x="1.58cm" svg:y="1.372cm" svg:viewBox="0 0 86 84" svg:d="M57 5c2-2 5-4 8-5 3 0 6 0 9 1s5 2 7 5c3 2 4 5 5 8 0 3 0 6-1 9s-2 5-5 7c-17 16-34 32-50 48-3 3-5 4-8 5s-6 1-9 0-6-3-8-5-4-5-4-8c-1-3-1-6 0-9s2-6 4-8c17-16 34-32 52-48z">
          <text:p/>
        </draw:path>
        <draw:path draw:style-name="gr61" draw:text-style-name="P9" draw:layer="layout" svg:width="0.083cm" svg:height="0.085cm" svg:x="1.482cm" svg:y="1.47cm" svg:viewBox="0 0 84 86" svg:d="M54 5c2-2 5-4 7-4 3-1 7-1 10 0 3 0 5 2 7 4 3 2 4 5 5 8s1 6 0 9-2 6-4 8c-17 16-33 33-49 50-2 2-4 4-7 5s-6 1-9 0c-3 0-6-2-8-4-3-2-4-5-5-8s-1-6-1-9c1-3 3-5 5-8 16-17 32-34 49-51z">
          <text:p/>
        </draw:path>
        <draw:path draw:style-name="gr61" draw:text-style-name="P9" draw:layer="layout" svg:width="0.08cm" svg:height="0.087cm" svg:x="1.389cm" svg:y="1.572cm" svg:viewBox="0 0 81 88" svg:d="M51 6c2-2 4-4 7-5s6-1 9-1c3 1 6 2 8 4 3 2 4 5 5 8s1 6 1 9c-1 3-2 6-4 8-16 18-31 35-46 53-2 2-5 4-8 5-2 1-6 1-9 1-3-1-5-2-8-4-2-2-4-5-5-7-1-3-1-6-1-10 1-3 2-5 4-8 15-18 31-36 47-53z">
          <text:p/>
        </draw:path>
        <draw:path draw:style-name="gr61" draw:text-style-name="P9" draw:layer="layout" svg:width="0.077cm" svg:height="0.089cm" svg:x="1.301cm" svg:y="1.679cm" svg:viewBox="0 0 78 90" svg:d="M47 7c2-3 5-5 8-6s6-1 9-1c3 1 6 2 8 4s4 4 5 7 2 6 1 9c0 3-1 6-3 8-15 19-29 37-44 55-1 3-4 5-7 6s-6 2-9 1c-3 0-6-1-8-3-3-2-4-5-6-8-1-2-1-5-1-8 1-4 2-6 4-9 14-19 29-37 43-55z">
          <text:p/>
        </draw:path>
        <draw:path draw:style-name="gr61" draw:text-style-name="P9" draw:layer="layout" svg:width="0.075cm" svg:height="0.091cm" svg:x="1.219cm" svg:y="1.79cm" svg:viewBox="0 0 76 92" svg:d="M44 7c2-2 4-4 7-5 3-2 6-2 9-2s6 2 9 3c2 2 4 5 5 7 1 3 2 6 2 9-1 3-2 6-4 9-13 19-27 38-40 57-2 2-4 4-7 6-3 1-6 2-9 1-3 0-6-1-8-3-3-2-5-4-6-7-2-2-2-6-2-9s1-6 3-8c14-20 27-39 41-58z">
          <text:p/>
        </draw:path>
        <draw:path draw:style-name="gr61" draw:text-style-name="P9" draw:layer="layout" svg:width="0.072cm" svg:height="0.093cm" svg:x="1.142cm" svg:y="1.905cm" svg:viewBox="0 0 73 94" svg:d="M41 8c1-3 4-5 7-6 2-2 5-2 8-2s6 1 9 3 5 4 6 7c1 2 2 5 2 9 0 3-1 6-3 8-13 20-25 39-38 59-1 3-4 5-6 6-3 2-6 2-9 2s-6-1-9-2c-2-2-4-4-6-7-1-3-2-6-2-9s1-6 3-8c12-21 25-40 38-60z">
          <text:p/>
        </draw:path>
        <draw:path draw:style-name="gr61" draw:text-style-name="P9" draw:layer="layout" svg:width="0.095cm" svg:height="0.069cm" svg:x="0.932cm" svg:y="1.95cm" svg:viewBox="0 0 96 70" svg:d="M87 38c3 1 5 3 7 6 1 3 2 6 2 9s-1 6-2 8c-2 3-4 5-7 7-2 1-6 2-9 2s-6-1-8-2l-61-35c-3-2-5-4-7-7-1-2-2-5-2-8 0-4 1-7 2-9 2-3 4-5 7-7 2-1 5-2 9-2 3 0 6 1 8 2z">
          <text:p/>
        </draw:path>
        <draw:path draw:style-name="gr58" draw:text-style-name="P8" draw:layer="layout" svg:width="0.777cm" svg:height="0.879cm" svg:x="5.528cm" svg:y="4.941cm" svg:viewBox="0 0 778 880" svg:d="M778 124c-136 235-302 452-496 646-38 38-77 75-117 110l-165-183c37-33 72-67 107-102 179-178 332-379 457-595z">
          <text:p/>
        </draw:path>
        <draw:path draw:style-name="gr59" draw:text-style-name="P1" draw:layer="layout" svg:width="1.239cm" svg:height="1.259cm" svg:x="4.471cm" svg:y="1.405cm" svg:viewBox="0 0 1240 1260" svg:d="M1191 1260c-39-95-84-187-135-277-98-169-217-323-354-460-136-137-291-256-460-354-79-45-159-85-242-120l21-49c84 36 167 77 247 124 173 99 332 221 472 361s262 299 362 472c52 91 99 186 138 283z">
          <text:p/>
        </draw:path>
        <draw:path draw:style-name="gr60" draw:text-style-name="P1" draw:layer="layout" svg:width="0.431cm" svg:height="1.704cm" svg:x="5.447cm" svg:y="3.069cm" svg:viewBox="0 0 432 1705" svg:d="M0 1675c28-42 55-86 81-130 98-169 172-349 222-536s76-381 76-576c0-142-14-284-41-423l52-10c28 142 42 287 42 433 0 200-26 398-78 589-51 192-127 377-227 550-26 45-54 89-83 133z">
          <text:p/>
        </draw:path>
      </draw:page>
      <draw:page draw:name="page4" draw:style-name="dp1" draw:master-page-name="Default">
        <draw:g draw:style-name="gr12">
          <draw:path draw:style-name="gr62" draw:text-style-name="P1" draw:layer="layout" svg:width="0.247cm" svg:height="0.073cm" svg:x="6.526cm" svg:y="3.57cm" svg:viewBox="0 0 248 74" svg:d="M248 0c0 25 0 49-1 74l-247-9c1-21 1-43 1-65z">
            <text:p/>
          </draw:path>
          <draw:path draw:style-name="gr63" draw:text-style-name="P16" draw:layer="layout" svg:width="0.247cm" svg:height="0.073cm" svg:x="0.527cm" svg:y="3.461cm" svg:viewBox="0 0 248 74" svg:d="M0 74c0-25 1-49 1-74l247 9c0 21-1 43-1 65z">
            <text:p/>
          </draw:path>
          <draw:path draw:style-name="gr62" draw:text-style-name="P1" draw:layer="layout" svg:width="0.252cm" svg:height="0.167cm" svg:x="0.804cm" svg:y="2.199cm" svg:viewBox="0 0 253 168" svg:d="M253 108c-9 20-18 40-27 60l-226-101c10-22 21-45 31-67z">
            <text:p/>
          </draw:path>
          <draw:path draw:style-name="gr63" draw:text-style-name="P16" draw:layer="layout" svg:width="0.252cm" svg:height="0.167cm" svg:x="6.244cm" svg:y="4.739cm" svg:viewBox="0 0 253 168" svg:d="M0 59c9-19 19-39 28-59l225 100c-10 23-20 45-31 68z">
            <text:p/>
          </draw:path>
        </draw:g>
        <draw:path draw:style-name="gr42" draw:text-style-name="P1" draw:layer="layout" svg:width="0.034cm" svg:height="0.034cm" svg:x="5.668cm" svg:y="4.495cm" svg:viewBox="0 0 35 35" svg:d="M2 10c1-3 3-5 6-7 2-2 5-3 8-3s6 0 9 2c3 1 5 3 7 6 2 2 3 5 3 8s0 6-2 9c-1 3-3 5-6 7-2 2-5 3-8 3-3 1-6 0-9-1-3-2-5-4-7-6-2-3-3-6-3-9s0-6 2-9z">
          <text:p/>
        </draw:path>
        <draw:path draw:style-name="gr42" draw:text-style-name="P1" draw:layer="layout" svg:width="0.034cm" svg:height="0.034cm" svg:x="5.637cm" svg:y="4.558cm" svg:viewBox="0 0 35 35" svg:d="M2 10c1-3 4-6 6-7 3-2 6-3 9-3s6 1 9 2c2 1 5 3 6 6 2 3 3 6 3 9s0 6-2 8c0 1 0 1 0 1-1 3-3 5-6 7-3 1-6 2-9 2s-6 0-8-2c-3-1-6-3-7-6-2-2-3-5-3-8s1-6 2-9z">
          <text:p/>
        </draw:path>
        <draw:path draw:style-name="gr42" draw:text-style-name="P1" draw:layer="layout" svg:width="0.034cm" svg:height="0.034cm" svg:x="5.604cm" svg:y="4.619cm" svg:viewBox="0 0 35 35" svg:d="M2 9c2-3 4-5 7-6 2-2 5-3 8-3s6 1 9 2c3 2 5 4 7 6 1 3 2 6 2 9s-1 6-2 9c-2 3-4 5-6 7-3 1-6 2-9 2s-6 0-9-2c-3-1-5-4-6-6-2-3-3-6-3-9s1-6 2-9z">
          <text:p/>
        </draw:path>
        <draw:path draw:style-name="gr42"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2" draw:text-style-name="P1" draw:layer="layout" svg:width="0.034cm" svg:height="0.034cm" svg:x="1.424cm" svg:y="3.101cm" svg:viewBox="0 0 35 35" svg:d="M35 21c-1 3-2 6-4 8-2 3-5 4-8 5s-6 2-9 1-6-2-8-4-4-5-5-7c-1-3-1-6-1-10 1-3 2-6 4-8s5-4 8-5 6-1 9-1c3 1 6 2 8 4s4 5 5 8 1 6 1 9z">
          <text:p/>
        </draw:path>
        <draw:path draw:style-name="gr42" draw:text-style-name="P1" draw:layer="layout" svg:width="0.034cm" svg:height="0.034cm" svg:x="1.439cm" svg:y="3.032cm" svg:viewBox="0 0 35 35" svg:d="M35 22c-1 3-3 5-5 8-2 2-4 4-7 5-3 0-6 1-9 0s-6-2-8-4c-3-2-4-5-5-8s-1-6-1-9h1c0-3 2-6 4-8 2-3 4-4 7-5s6-1 9-1c3 1 6 3 8 5 3 2 4 4 5 7s1 6 1 9c0 1 0 1 0 1z">
          <text:p/>
        </draw:path>
        <draw:path draw:style-name="gr42" draw:text-style-name="P1" draw:layer="layout" svg:width="0.034cm" svg:height="0.035cm" svg:x="1.455cm" svg:y="2.964cm" svg:viewBox="0 0 35 36" svg:d="M34 22c0 3-2 6-4 8s-5 4-8 5-6 1-9 0-6-3-8-5-4-5-4-8c-1-2-1-6 0-9 0-3 2-6 4-8s5-4 8-4c3-1 6-1 9 0 3 0 6 2 8 4s4 5 4 8c1 3 1 6 1 9-1 0-1 0-1 0z">
          <text:p/>
        </draw:path>
        <draw:path draw:style-name="gr42"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2" draw:text-style-name="P1" draw:layer="layout" svg:width="0.034cm" svg:height="0.034cm" svg:x="1.495cm" svg:y="2.83cm" svg:viewBox="0 0 35 35" svg:d="M34 23c-1 3-3 6-5 8s-5 3-8 4-6 0-9-1-5-2-8-4c-2-3-3-6-4-9 0-3 0-6 1-9s3-5 5-8c2-2 5-3 8-4 3 0 6 0 9 1s6 3 8 5 3 5 4 8c0 3 0 6-1 9z">
          <text:p/>
        </draw:path>
        <draw:path draw:style-name="gr42"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2" draw:text-style-name="P1" draw:layer="layout" svg:width="0.034cm" svg:height="0.034cm" svg:x="1.543cm" svg:y="2.699cm" svg:viewBox="0 0 35 35" svg:d="M34 24c-1 3-3 6-6 8-2 1-5 3-8 3-3 1-6 0-9-1s-5-3-7-5c-2-3-3-6-4-9 0-3 0-6 1-9 2-3 3-5 6-7 2-2 5-3 8-4 3 0 6 0 9 1s5 3 7 6c2 2 4 5 4 8s0 6-1 9z">
          <text:p/>
        </draw:path>
        <draw:path draw:style-name="gr42"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2" draw:text-style-name="P1" draw:layer="layout" svg:width="0.034cm" svg:height="0.034cm" svg:x="1.599cm" svg:y="2.57cm" svg:viewBox="0 0 35 35" svg:d="M33 25c-1 3-3 5-6 7-2 2-5 3-8 3-3 1-6 0-9-1-3-2-5-4-7-6-2-3-3-6-3-9s0-6 2-9c1-3 3-5 6-7 2-2 5-3 8-3s6 0 9 2c3 1 5 3 7 6 2 2 3 5 3 8s0 6-2 9z">
          <text:p/>
        </draw:path>
        <draw:path draw:style-name="gr43" draw:text-style-name="P2"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44" draw:text-style-name="P2"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45" draw:text-style-name="P3"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frame draw:style-name="gr47" draw:text-style-name="P7" draw:layer="layout" svg:width="2cm" svg:height="0.526cm" svg:x="2.65cm" svg:y="0.649cm">
          <draw:text-box>
            <text:p text:style-name="P6"><text:span text:style-name="T1">Winter</text:span></text:p>
          </draw:text-box>
        </draw:frame>
        <draw:frame draw:style-name="gr47" draw:text-style-name="P7" draw:layer="layout" svg:width="2cm" svg:height="0.526cm" draw:transform="rotate (-0.785398163397449) translate (5.029cm 0.793cm)">
          <draw:text-box>
            <text:p text:style-name="P6"><text:span text:style-name="T1">Spring</text:span></text:p>
          </draw:text-box>
        </draw:frame>
        <draw:frame draw:style-name="gr47" draw:text-style-name="P7" draw:layer="layout" svg:width="2cm" svg:height="0.526cm" draw:transform="rotate (-1.5707963267949) translate (6.545cm 2.549cm)">
          <draw:text-box>
            <text:p text:style-name="P6"><text:span text:style-name="T1">Sum</text:span><text:span text:style-name="T1">mer</text:span></text:p>
          </draw:text-box>
        </draw:frame>
        <draw:frame draw:style-name="gr47" draw:text-style-name="P7" draw:layer="layout" svg:width="2cm" svg:height="0.526cm" draw:transform="rotate (0.785398163397448) translate (4.581cm 5.916cm)">
          <draw:text-box>
            <text:p text:style-name="P6"><text:span text:style-name="T1">Autumn</text:span></text:p>
          </draw:text-box>
        </draw:frame>
        <draw:frame draw:style-name="gr47" draw:text-style-name="P7" draw:layer="layout" svg:width="2cm" svg:height="0.526cm" svg:x="2.65cm" svg:y="5.899cm">
          <draw:text-box>
            <text:p text:style-name="P6"><text:span text:style-name="T1">Winter</text:span></text:p>
          </draw:text-box>
        </draw:frame>
        <draw:frame draw:style-name="gr47" draw:text-style-name="P7" draw:layer="layout" svg:width="2cm" svg:height="0.526cm" draw:transform="rotate (-0.785398163397449) translate (1.229cm 4.493cm)">
          <draw:text-box>
            <text:p text:style-name="P6"><text:span text:style-name="T1">Spring</text:span></text:p>
          </draw:text-box>
        </draw:frame>
        <draw:frame draw:style-name="gr47" draw:text-style-name="P7" draw:layer="layout" svg:width="2cm" svg:height="0.526cm" draw:transform="rotate (1.5707963267949) translate (0.719cm 4.538cm)">
          <draw:text-box>
            <text:p text:style-name="P6"><text:span text:style-name="T1">Summer</text:span></text:p>
          </draw:text-box>
        </draw:frame>
        <draw:frame draw:style-name="gr47" draw:text-style-name="P7" draw:layer="layout" svg:width="2cm" svg:height="0.526cm" draw:transform="rotate (0.785398163397448) translate (0.931cm 2.166cm)">
          <draw:text-box>
            <text:p text:style-name="P6"><text:span text:style-name="T1">Autumn</text:span></text:p>
          </draw:text-box>
        </draw:frame>
        <draw:g draw:style-name="gr12">
          <draw:path draw:style-name="gr48" draw:text-style-name="P10" draw:layer="layout" svg:width="0.034cm" svg:height="0.034cm" svg:x="1.773cm" svg:y="2.267cm" svg:viewBox="0 0 35 35" svg:d="M32 28c-2 2-4 4-7 6-3 1-6 1-9 1s-6-1-8-3c-3-1-5-4-6-7-2-2-2-5-2-9 0-3 1-6 3-8 2-3 4-5 7-6 3-2 6-2 9-2s6 1 9 3c2 2 4 4 5 7 2 3 2 6 2 9s-1 6-3 8z">
            <text:p/>
          </draw:path>
          <draw:path draw:style-name="gr48" draw:text-style-name="P10" draw:layer="layout" svg:width="0.034cm" svg:height="0.034cm" svg:x="1.814cm" svg:y="2.21cm" svg:viewBox="0 0 35 35" svg:d="M32 28c-2 3-5 5-7 6-3 1-6 2-9 1-3 0-6-1-9-3-2-2-4-4-5-7-2-3-2-6-2-9s2-6 3-9h1c1-2 4-4 7-5 2-2 5-2 9-2 3 0 6 2 8 3 2 2 4 5 6 7 1 3 1 6 1 9s-1 6-3 9z">
            <text:p/>
          </draw:path>
          <draw:path draw:style-name="gr48" draw:text-style-name="P10" draw:layer="layout" svg:width="0.034cm" svg:height="0.034cm" svg:x="1.856cm" svg:y="2.154cm" svg:viewBox="0 0 35 35" svg:d="M31 29c-2 2-4 4-7 5s-6 2-9 1c-3 0-6-2-8-3-3-2-5-5-6-8-1-2-1-6-1-9 1-3 2-6 4-8 2-3 4-5 7-6s6-1 9-1c3 1 6 2 8 4 3 2 5 4 6 7s1 6 1 9-2 6-3 8c-1 0-1 0-1 1z">
            <text:p/>
          </draw:path>
          <draw:path draw:style-name="gr48" draw:text-style-name="P10" draw:layer="layout" svg:width="0.034cm" svg:height="0.034cm" svg:x="1.899cm" svg:y="2.099cm" svg:viewBox="0 0 35 35" svg:d="M31 29c-2 2-5 4-7 5-3 1-6 2-9 1-3 0-6-2-9-4-2-2-4-4-5-7s-1-6-1-9c1-3 2-6 4-8v-1c2-2 5-4 8-5 2-1 6-1 9-1 3 1 6 2 8 4s4 5 5 7c1 3 1 6 1 9-1 3-2 6-4 9z">
            <text:p/>
          </draw:path>
          <draw:path draw:style-name="gr48" draw:text-style-name="P10" draw:layer="layout" svg:width="0.034cm" svg:height="0.034cm" svg:x="1.945cm" svg:y="2.046cm" svg:viewBox="0 0 35 35" svg:d="M31 29c-2 3-5 4-8 5s-6 2-9 1-6-2-8-4-4-5-5-8-1-6-1-9c1-3 2-5 4-8h1c2-2 4-4 7-5s6-1 9-1c3 1 6 2 8 4 3 2 4 5 5 8s1 6 1 9c-1 3-2 6-4 8z">
            <text:p/>
          </draw:path>
          <draw:path draw:style-name="gr48" draw:text-style-name="P10" draw:layer="layout" svg:width="0.034cm" svg:height="0.034cm" svg:x="1.992cm" svg:y="1.994cm" svg:viewBox="0 0 35 35" svg:d="M30 30c-2 2-4 4-7 5-3 0-6 0-9 0-3-1-6-2-8-4-3-3-4-5-5-8s-1-6-1-9c1-3 3-6 5-8 2-3 5-4 8-5s6-1 9-1c3 1 5 3 8 5 2 2 4 4 4 7 1 3 1 6 1 9-1 3-2 6-4 8-1 1-1 1-1 1z">
            <text:p/>
          </draw:path>
          <draw:path draw:style-name="gr48" draw:text-style-name="P10" draw:layer="layout" svg:width="0.034cm" svg:height="0.034cm" svg:x="2.041cm" svg:y="1.944cm" svg:viewBox="0 0 35 35" svg:d="M30 30c-2 2-5 4-8 5-3 0-6 0-9 0-3-1-6-3-8-5s-4-5-4-8c-1-3-1-6 0-9 0-3 2-5 4-8 3-2 5-4 8-4 3-1 6-1 9 0 3 0 6 2 8 4s4 5 5 8c0 3 0 6 0 9-1 3-3 6-5 8z">
            <text:p/>
          </draw:path>
          <draw:path draw:style-name="gr48" draw:text-style-name="P10" draw:layer="layout" svg:width="0.034cm" svg:height="0.034cm" svg:x="2.091cm" svg:y="1.895cm" svg:viewBox="0 0 35 35" svg:d="M30 30c-3 3-5 4-8 5-3 0-7 0-10 0-2-1-5-3-7-5s-4-5-5-8c0-3 0-6 1-9s2-6 4-8c1 0 1 0 1 0 2-2 5-4 8-5 3 0 6 0 9 1s5 2 7 5c3 2 4 4 5 7 0 3 0 7 0 10-1 2-3 5-5 7z">
            <text:p/>
          </draw:path>
          <draw:path draw:style-name="gr48" draw:text-style-name="P10" draw:layer="layout" svg:width="0.034cm" svg:height="0.034cm" svg:x="2.142cm" svg:y="1.848cm" svg:viewBox="0 0 35 35" svg:d="M29 31c-2 2-5 3-8 4-3 0-6 0-9-1s-6-2-8-5c-2-2-3-5-4-8 0-3 0-6 1-9s3-5 5-7v-1c2-2 5-3 8-4 3 0 6 0 9 1s6 3 8 5 3 5 4 8 0 6-1 9-2 6-5 8z">
            <text:p/>
          </draw:path>
          <draw:path draw:style-name="gr48" draw:text-style-name="P10" draw:layer="layout" svg:width="0.034cm" svg:height="0.034cm" svg:x="2.196cm" svg:y="1.802cm" svg:viewBox="0 0 35 35" svg:d="M29 31c-3 2-6 3-9 4-3 0-6 0-9-1-2-1-5-3-7-5s-3-5-4-8c0-3 0-6 1-9s3-6 5-8h1c2-2 5-3 8-4 3 0 6 0 9 1s5 3 7 5c2 3 3 6 4 9s0 6-1 9c-1 2-3 5-5 7z">
            <text:p/>
          </draw:path>
          <draw:path draw:style-name="gr48" draw:text-style-name="P10" draw:layer="layout" svg:width="0.034cm" svg:height="0.034cm" svg:x="2.25cm" svg:y="1.758cm" svg:viewBox="0 0 35 35" svg:d="M28 32c-2 1-5 3-8 3s-6 0-9-1-5-3-7-6c-2-2-3-5-4-8 0-3 0-6 1-9s3-5 6-7c2-2 5-3 8-4 3 0 7 0 9 1 3 1 6 3 8 6 1 2 3 5 3 8 1 3 0 6-1 9s-3 5-5 7c-1 0-1 0-1 1z">
            <text:p/>
          </draw:path>
          <draw:path draw:style-name="gr48" draw:text-style-name="P10" draw:layer="layout" svg:width="0.034cm" svg:height="0.034cm" svg:x="2.306cm" svg:y="1.716cm" svg:viewBox="0 0 35 35" svg:d="M28 32c-3 2-6 3-9 3s-6 0-9-1c-2-2-5-3-7-6-1-2-3-5-3-8s0-7 1-9c2-3 4-6 6-7v-1c3-1 6-3 9-3s6 0 9 1c3 2 5 4 7 6 2 3 3 6 3 9 1 3 0 6-1 9-1 2-3 5-6 7z">
            <text:p/>
          </draw:path>
          <draw:path draw:style-name="gr48" draw:text-style-name="P10" draw:layer="layout" svg:width="0.034cm" svg:height="0.034cm" svg:x="2.363cm" svg:y="1.675cm" svg:viewBox="0 0 35 35" svg:d="M27 32c-2 2-5 3-8 3s-6 0-9-2c-3-1-5-3-7-5-2-3-3-6-3-9s0-6 2-9c1-3 3-5 6-7 2-2 5-3 8-3 4 0 7 0 9 2 3 1 5 3 7 6 2 2 3 5 3 8s0 6-1 9c-2 3-4 5-6 7z">
            <text:p/>
          </draw:path>
          <draw:path draw:style-name="gr48" draw:text-style-name="P10" draw:layer="layout" svg:width="0.034cm" svg:height="0.034cm" svg:x="2.422cm" svg:y="1.637cm" svg:viewBox="0 0 35 35" svg:d="M27 32c-3 2-6 3-9 3s-6 0-9-2c-2-1-5-3-6-6-2-2-3-5-3-9 0-3 1-6 2-8 1-3 3-5 6-7s6-3 9-3 6 1 9 2 5 3 7 6c1 3 2 6 2 9s0 6-2 9c-1 2-3 5-6 6z">
            <text:p/>
          </draw:path>
          <draw:path draw:style-name="gr48" draw:text-style-name="P10" draw:layer="layout" svg:width="0.034cm" svg:height="0.034cm" svg:x="2.481cm" svg:y="1.6cm" svg:viewBox="0 0 35 35" svg:d="M26 33c-2 1-5 2-8 2s-6-1-9-2c-3-2-5-4-7-6-1-3-2-6-2-9s1-6 2-9c2-3 4-5 7-6v-1c2-1 5-2 9-2 3 0 6 1 8 2 3 2 5 4 7 7 1 2 2 5 2 8s0 6-2 9c-1 3-4 5-6 7z">
            <text:p/>
          </draw:path>
          <draw:path draw:style-name="gr48" draw:text-style-name="P10" draw:layer="layout" svg:width="0.034cm" svg:height="0.034cm" svg:x="2.603cm" svg:y="1.532cm" svg:viewBox="0 0 35 35" svg:d="M26 33c-3 2-6 2-9 2s-6-1-9-3c-3-1-5-4-6-6-1-3-2-6-2-9s1-6 3-9c1-2 4-4 6-6 1 0 1 0 1 0 3-1 6-2 9-2s6 1 8 3c3 1 5 4 6 6 2 3 2 6 2 9s-1 6-2 9c-2 3-4 5-7 6z">
            <text:p/>
          </draw:path>
          <draw:path draw:style-name="gr48" draw:text-style-name="P10" draw:layer="layout" svg:width="0.034cm" svg:height="0.034cm" svg:x="2.73cm" svg:y="1.472cm" svg:viewBox="0 0 35 35" svg:d="M25 34c-3 1-6 1-9 1s-6-1-9-3c-2-2-4-5-6-7-1-3-1-6-1-9s2-6 3-9c2-2 5-4 7-5 1 0 1 0 1-1 3-1 6-1 9-1s6 2 8 3c3 2 5 5 6 7 1 3 2 6 1 9 0 3-1 6-3 9-2 2-4 4-7 6z">
            <text:p/>
          </draw:path>
          <draw:path draw:style-name="gr48" draw:text-style-name="P10" draw:layer="layout" svg:width="0.034cm" svg:height="0.034cm" svg:x="2.86cm" svg:y="1.42cm" svg:viewBox="0 0 35 35" svg:d="M24 34c-3 1-6 1-10 1-3-1-5-2-8-4-2-2-4-4-5-7s-1-6-1-9c1-3 2-6 4-9 2-2 5-4 7-5 1 0 1 0 1 0 3-1 6-1 9-1 3 1 6 2 8 4s4 5 5 7c1 3 2 6 1 10 0 3-2 5-4 8-2 2-4 4-7 5z">
            <text:p/>
          </draw:path>
          <draw:path draw:style-name="gr48" draw:text-style-name="P10" draw:layer="layout" svg:width="0.034cm" svg:height="0.034cm" svg:x="2.993cm" svg:y="1.376cm" svg:viewBox="0 0 35 35" svg:d="M22 34c-2 1-6 1-9 1-3-1-5-3-8-5-2-2-3-4-4-7s-1-6-1-9c1-3 3-6 5-8 2-3 5-4 8-5s6-1 9-1c3 1 6 3 8 5s4 5 5 8c0 2 1 6 0 9s-2 5-4 8c-3 2-5 3-8 4z">
            <text:p/>
          </draw:path>
          <draw:path draw:style-name="gr48" draw:text-style-name="P10" draw:layer="layout" svg:width="0.034cm" svg:height="0.034cm" svg:x="3.128cm" svg:y="1.34cm" svg:viewBox="0 0 35 35" svg:d="M21 35c-3 0-6 0-9-1s-5-2-7-4c-2-3-4-5-5-8 0-3 0-7 1-10 1-2 2-5 5-7 2-2 5-4 8-4v-1c3 0 6 0 9 1s6 2 8 5c2 2 3 5 4 8s0 6 0 9c-1 3-3 5-5 7s-5 4-8 5z">
            <text:p/>
          </draw:path>
          <draw:path draw:style-name="gr48" draw:text-style-name="P10" draw:layer="layout" svg:width="0.034cm" svg:height="0.034cm" svg:x="3.334cm" svg:y="1.302cm" svg:viewBox="0 0 35 35" svg:d="M20 35c-3 0-6 0-9-1s-5-3-7-6c-2-2-3-5-4-8 0-3 0-6 1-9s3-5 6-7c2-2 5-3 8-4h1c3 0 6 0 9 1 2 1 5 3 7 6 2 2 3 5 3 8 1 3 0 6-1 9s-3 5-5 7c-3 2-6 3-9 4z">
            <text:p/>
          </draw:path>
          <draw:path draw:style-name="gr48" draw:text-style-name="P10" draw:layer="layout" svg:width="0.034cm" svg:height="0.034cm" svg:x="2.542cm" svg:y="1.565cm" svg:viewBox="0 0 35 35" svg:d="M26 33c-3 1-6 2-9 2s-6-1-9-2c-2-2-4-4-6-7-1-3-2-6-2-9s1-6 2-8c2-3 4-5 7-7 3-1 6-2 9-2s6 1 9 2c2 2 5 4 6 7 2 3 2 6 2 9s-1 6-2 9c-2 2-4 4-7 6z">
            <text:p/>
          </draw:path>
          <draw:path draw:style-name="gr48" draw:text-style-name="P10" draw:layer="layout" svg:width="0.034cm" svg:height="0.034cm" svg:x="2.666cm" svg:y="1.501cm" svg:viewBox="0 0 35 35" svg:d="M25 33c-3 2-6 2-9 2s-6-1-8-3c-3-2-5-4-6-7-2-3-2-6-2-9s1-6 3-8c2-3 4-5 7-6 3-2 6-2 9-2s6 1 9 3c2 2 4 4 6 7 1 3 2 6 1 9 0 3-1 6-3 8-2 3-4 5-7 6z">
            <text:p/>
          </draw:path>
          <draw:path draw:style-name="gr48" draw:text-style-name="P10" draw:layer="layout" svg:width="0.034cm" svg:height="0.034cm" svg:x="2.794cm" svg:y="1.445cm" svg:viewBox="0 0 35 35" svg:d="M24 34c-3 1-6 1-9 1s-6-2-8-4c-3-1-5-4-6-7s-1-6-1-9c1-3 2-6 4-8 2-3 4-4 7-6 3-1 6-1 9-1 3 1 6 2 9 4 2 2 4 4 5 7s2 6 1 9c0 3-2 6-3 8-2 3-5 5-8 6z">
            <text:p/>
          </draw:path>
          <draw:path draw:style-name="gr48" draw:text-style-name="P10" draw:layer="layout" svg:width="0.034cm" svg:height="0.034cm" svg:x="2.926cm" svg:y="1.397cm" svg:viewBox="0 0 35 35" svg:d="M23 34c-3 1-6 1-9 1-3-1-6-2-8-4s-4-5-5-8-1-6-1-9c1-3 2-6 4-8s5-4 8-5 6-1 9-1c3 1 6 2 8 4 3 2 4 5 5 8s2 6 1 9-2 6-4 8-5 4-8 5z">
            <text:p/>
          </draw:path>
          <draw:path draw:style-name="gr48" draw:text-style-name="P10" draw:layer="layout" svg:width="0.035cm" svg:height="0.034cm" svg:x="3.06cm" svg:y="1.357cm" svg:viewBox="0 0 36 35" svg:d="M22 35c-3 0-6 0-9-1-3 0-6-2-8-4s-4-5-4-8c-1-3-1-6 0-9 0-3 2-6 4-8s5-4 8-4c3-1 6-1 9 0 3 0 6 2 8 4s4 5 5 8 1 6 0 9-3 6-5 8-5 4-8 4z">
            <text:p/>
          </draw:path>
          <draw:path draw:style-name="gr48" draw:text-style-name="P10" draw:layer="layout" svg:width="0.034cm" svg:height="0.034cm" svg:x="3.196cm" svg:y="1.325cm" svg:viewBox="0 0 35 35" svg:d="M21 35c-3 0-6 0-9-1s-6-3-8-5-3-5-4-8c0-3 0-6 1-9s3-6 5-8 5-3 8-4c3 0 7 0 9 1 3 1 6 3 8 5s3 5 4 8 0 6-1 9-2 6-5 8c-2 2-5 3-8 4z">
            <text:p/>
          </draw:path>
          <draw:path draw:style-name="gr48" draw:text-style-name="P10" draw:layer="layout" svg:width="0.034cm" svg:height="0.034cm" svg:x="3.265cm" svg:y="1.313cm" svg:viewBox="0 0 35 35" svg:d="M20 35c-3 0-6 0-9-1s-5-3-7-5c-2-3-3-6-4-9 0-3 0-6 1-9 1-2 3-5 5-7 3-2 6-3 9-4 3 0 6 0 9 1s5 3 7 5c2 3 4 6 4 9 1 3 0 6-1 9s-3 5-5 7-5 3-8 4z">
            <text:p/>
          </draw:path>
          <draw:path draw:style-name="gr48" draw:text-style-name="P10" draw:layer="layout" svg:width="0.034cm" svg:height="0.034cm" svg:x="3.404cm" svg:y="1.294cm" svg:viewBox="0 0 35 35" svg:d="M19 35c-3 0-6 0-9-1-2-2-5-4-7-6-1-3-3-6-3-9s0-6 2-9c1-2 3-5 5-7 3-1 6-3 9-3s6 0 9 2c3 1 5 3 7 5 2 3 3 6 3 9 1 3 0 6-1 9-1 2-3 5-6 7-2 1-5 3-8 3z">
            <text:p/>
          </draw:path>
          <draw:path draw:style-name="gr48" draw:text-style-name="P10" draw:layer="layout" svg:width="0.034cm" svg:height="0.034cm" svg:x="3.474cm" svg:y="1.288cm" svg:viewBox="0 0 35 35" svg:d="M19 35c-3 0-6 0-9-2-3-1-5-3-7-6-2-2-3-5-3-8s0-6 2-9c1-3 3-5 6-7 2-2 5-3 8-3h1c3 0 6 0 9 2 2 1 5 3 6 6 2 2 3 5 3 8 1 3 0 6-1 9-2 3-4 5-6 7-3 2-6 3-9 3z">
            <text:p/>
          </draw:path>
          <draw:path draw:style-name="gr48" draw:text-style-name="P10" draw:layer="layout" svg:width="0.034cm" svg:height="0.034cm" svg:x="3.544cm" svg:y="1.284cm" svg:viewBox="0 0 35 35" svg:d="M18 35c-3 0-6-1-9-2-2-1-5-4-6-6-2-3-3-6-3-9s1-6 2-9c1-2 4-5 6-6 3-2 6-3 9-3s6 1 9 2 5 4 7 6c1 3 2 6 2 9s0 6-2 9c-1 2-3 5-6 6-2 2-5 3-8 3-1 0-1 0-1 0z">
            <text:p/>
          </draw:path>
          <draw:path draw:style-name="gr48" draw:text-style-name="P10" draw:layer="layout" svg:width="0.034cm" svg:height="0.034cm" svg:x="3.614cm" svg:y="1.283cm" svg:viewBox="0 0 35 35" svg:d="M18 35c-3 0-6-1-9-2-3-2-5-4-7-7-1-2-2-5-2-8s1-6 2-9c2-3 4-5 7-7 2-1 5-2 8-2h1c3 0 6 1 8 2 3 2 5 4 7 7 1 2 2 5 2 8s0 6-2 9c-1 3-4 5-6 7-3 1-6 2-9 2z">
            <text:p/>
          </draw:path>
          <draw:path draw:style-name="gr48" draw:text-style-name="P10" draw:layer="layout" svg:width="0.034cm" svg:height="0.034cm" svg:x="3.684cm" svg:y="1.283cm" svg:viewBox="0 0 35 35" svg:d="M17 35c-3 0-6-1-9-3-2-1-4-3-6-6-1-3-2-6-2-9s1-6 3-9c1-2 3-4 6-6 3-1 6-2 9-2s6 1 9 3c3 1 5 3 6 6 2 3 2 6 2 9s-1 6-2 9c-2 2-4 4-7 6-2 1-5 2-9 2z">
            <text:p/>
          </draw:path>
          <draw:path draw:style-name="gr48" draw:text-style-name="P10" draw:layer="layout" svg:width="0.034cm" svg:height="0.034cm" svg:x="3.754cm" svg:y="1.286cm" svg:viewBox="0 0 35 35" svg:d="M17 35c-3 0-6-1-9-3s-5-4-6-7c-1-2-2-5-2-8s1-6 3-9 4-5 7-6c2-1 5-2 8-2 1 0 1 0 1 0 3 0 6 1 8 3 3 2 5 4 6 7 2 2 2 5 2 8 0 4-1 6-2 9-2 3-4 5-7 6-3 2-6 2-9 2z">
            <text:p/>
          </draw:path>
          <draw:path draw:style-name="gr48" draw:text-style-name="P10" draw:layer="layout" svg:width="0.034cm" svg:height="0.034cm" svg:x="3.823cm" svg:y="1.29cm" svg:viewBox="0 0 35 35" svg:d="M16 35c-3 0-6-1-8-3-3-2-5-4-6-7-2-3-2-6-2-9s1-6 3-8c2-3 4-5 7-6 3-2 6-2 9-2s6 1 9 3c2 2 4 4 6 7 1 3 2 6 1 9 0 3-1 6-3 9-2 2-4 4-7 5-2 2-6 2-9 2z">
            <text:p/>
          </draw:path>
          <draw:path draw:style-name="gr48" draw:text-style-name="P10" draw:layer="layout" svg:width="0.034cm" svg:height="0.034cm" svg:x="3.893cm" svg:y="1.297cm" svg:viewBox="0 0 35 35" svg:d="M15 35c-3 0-5-2-8-3-2-2-4-5-6-8-1-2-1-5-1-9 0-3 2-5 3-8 2-2 5-4 8-6 2-1 5-1 9-1 3 1 6 2 8 3 3 2 5 5 6 8 1 2 2 6 1 9 0 3-1 6-3 8s-4 4-7 6c-3 1-6 1-9 1z">
            <text:p/>
          </draw:path>
          <draw:path draw:style-name="gr48" draw:text-style-name="P10" draw:layer="layout" svg:width="0.034cm" svg:height="0.034cm" svg:x="3.963cm" svg:y="1.307cm" svg:viewBox="0 0 35 35" svg:d="M15 35c-3-1-6-2-8-4-3-2-5-4-6-7s-1-6-1-9c1-3 2-6 4-8 2-3 4-5 7-6s6-1 9-1c3 1 6 2 9 4 2 2 4 4 5 7s2 6 1 9c0 3-2 6-3 8-2 3-5 5-8 6s-6 1-9 1z">
            <text:p/>
          </draw:path>
          <draw:path draw:style-name="gr48" draw:text-style-name="P10" draw:layer="layout" svg:width="0.034cm" svg:height="0.034cm" svg:x="4.032cm" svg:y="1.318cm" svg:viewBox="0 0 35 35" svg:d="M14 35c-3-1-5-2-8-4-2-2-4-5-5-8-1-2-1-6-1-9 1-3 2-5 4-8 2-2 5-4 8-5 2-1 6-1 9-1 3 1 6 2 8 4s4 5 5 8 2 6 1 9c0 3-2 6-4 8s-4 4-7 5-6 1-9 1z">
            <text:p/>
          </draw:path>
          <draw:path draw:style-name="gr48" draw:text-style-name="P10" draw:layer="layout" svg:width="0.034cm" svg:height="0.034cm" svg:x="4.1cm" svg:y="1.331cm" svg:viewBox="0 0 35 35" svg:d="M14 35c-3-1-6-2-8-4-2-3-4-5-5-8s-1-6-1-9c1-3 2-6 4-8 3-2 5-4 8-5s6-1 9-1c3 1 6 3 9 5 2 2 4 4 4 7 1 3 2 6 1 9s-2 6-4 8c-2 3-5 4-8 5s-6 1-9 1z">
            <text:p/>
          </draw:path>
          <draw:path draw:style-name="gr48" draw:text-style-name="P10" draw:layer="layout" svg:width="0.035cm" svg:height="0.034cm" svg:x="4.169cm" svg:y="1.347cm" svg:viewBox="0 0 36 35" svg:d="M13 34c-3 0-5-2-8-4-2-2-3-5-4-8s-1-6 0-9c0-3 2-5 4-8 2-2 5-3 8-4s6-1 9 0c3 0 6 2 8 4s4 5 5 8 1 6 0 9-2 5-5 8c-2 2-4 4-7 4-3 1-6 1-9 1 0 0-1 0-1-1z">
            <text:p/>
          </draw:path>
          <draw:path draw:style-name="gr48" draw:text-style-name="P10" draw:layer="layout" svg:width="0.035cm" svg:height="0.034cm" svg:x="4.236cm" svg:y="1.365cm" svg:viewBox="0 0 36 35" svg:d="M13 34c-3 0-6-2-8-4s-4-5-4-8c-1-3-1-6 0-9 0-3 2-6 4-8s5-4 8-4c3-1 6-1 9 0h1c2 1 5 2 7 4 2 3 4 5 5 8s1 6 0 9-3 6-5 8-5 4-8 5c-3 0-6 0-9-1z">
            <text:p/>
          </draw:path>
          <draw:path draw:style-name="gr48" draw:text-style-name="P10" draw:layer="layout" svg:width="0.034cm" svg:height="0.034cm" svg:x="4.303cm" svg:y="1.384cm" svg:viewBox="0 0 35 35" svg:d="M12 34c-3-1-5-2-7-5-2-2-4-5-5-8 0-3 0-6 1-9s2-5 5-7c2-2 5-4 8-5 3 0 6 0 9 1s6 2 8 5c2 2 3 5 4 8s0 6 0 9c-1 3-3 5-5 7-3 3-5 4-8 5-3 0-6 0-9-1z">
            <text:p/>
          </draw:path>
          <draw:path draw:style-name="gr48" draw:text-style-name="P10" draw:layer="layout" svg:width="0.034cm" svg:height="0.034cm" svg:x="4.37cm" svg:y="1.406cm" svg:viewBox="0 0 35 35" svg:d="M12 34c-3-1-6-3-8-5s-3-5-4-8c0-3 0-6 1-9s3-6 5-8 5-3 8-4c3 0 6 0 9 1h1c2 1 5 3 7 5s3 5 4 8 0 6-1 9-2 6-5 8c-2 2-5 3-8 4-3 0-6 0-9-1z">
            <text:p/>
          </draw:path>
          <draw:path draw:style-name="gr48" draw:text-style-name="P10" draw:layer="layout" svg:width="0.034cm" svg:height="0.034cm" svg:x="4.436cm" svg:y="1.43cm" svg:viewBox="0 0 35 35" svg:d="M11 34c-3-1-5-3-7-5-2-3-3-6-4-9 0-3 0-6 1-9s3-5 5-7c3-2 6-3 9-4 3 0 6 0 9 1s5 3 7 6c2 2 4 5 4 8 1 3 0 6-1 9s-3 5-5 7c-3 2-5 3-8 4-3 0-7 0-9-1-1 0-1 0-1 0z">
            <text:p/>
          </draw:path>
          <draw:path draw:style-name="gr48" draw:text-style-name="P10" draw:layer="layout" svg:width="0.034cm" svg:height="0.034cm" svg:x="5.767cm" svg:y="2.818cm" svg:viewBox="0 0 35 35" svg:d="M1 23c-1-3-1-6-1-9 1-3 2-5 4-8 2-2 5-4 8-5s6-1 9-1c3 1 5 2 8 4 2 2 4 5 5 8s1 6 1 9c-1 3-2 6-4 8-2 3-5 4-8 5-2 1-6 2-9 1s-5-2-8-4c-2-2-4-4-5-7z">
            <text:p/>
          </draw:path>
          <draw:path draw:style-name="gr48" draw:text-style-name="P10" draw:layer="layout" svg:width="0.034cm" svg:height="0.035cm" svg:x="5.807cm" svg:y="2.952cm" svg:viewBox="0 0 35 36" svg:d="M1 22c-1-3-1-6 0-9 0-3 2-5 4-8 2-2 5-3 8-4s6-1 9 0c3 0 5 2 8 4 2 2 3 5 4 8s1 6 1 9c-1 3-3 6-5 8s-5 4-8 5-6 1-9 0-5-2-8-5c-2-2-3-4-4-7z">
            <text:p/>
          </draw:path>
          <draw:path draw:style-name="gr48" draw:text-style-name="P10" draw:layer="layout" svg:width="0.034cm" svg:height="0.034cm" svg:x="5.743cm" svg:y="2.752cm" svg:viewBox="0 0 35 35" svg:d="M1 23c-1-3-1-6-1-9 1-3 2-5 4-8 2-2 5-4 8-5s6-1 9-1c3 1 5 2 8 4 2 2 4 5 5 8s1 6 1 9c-1 3-2 6-4 8-2 3-5 4-8 5-2 1-6 2-9 1s-5-2-8-4c-2-2-4-4-5-7z">
            <text:p/>
          </draw:path>
          <draw:path draw:style-name="gr48" draw:text-style-name="P10" draw:layer="layout" svg:width="0.034cm" svg:height="0.035cm" svg:x="5.788cm" svg:y="2.885cm" svg:viewBox="0 0 35 36" svg:d="M1 22c-1-3-1-6 0-9 0-3 2-5 4-8 2-2 5-3 8-4s6-1 9 0c3 0 5 2 8 4 2 2 3 5 4 8s1 6 1 9c-1 3-3 6-5 8s-5 4-8 5-6 1-9 0-5-2-8-5c-2-2-3-4-4-7z">
            <text:p/>
          </draw:path>
          <draw:path draw:style-name="gr48" draw:text-style-name="P10" draw:layer="layout" svg:width="0.034cm" svg:height="0.034cm" svg:x="5.824cm" svg:y="3.02cm" svg:viewBox="0 0 35 35" svg:d="M0 21c0-3 0-6 1-9s2-5 5-7c2-3 5-4 8-5 3 0 6 0 9 1s5 2 7 5c3 2 4 5 5 8 0 3 0 6-1 9s-2 6-5 8c-2 2-5 3-8 4s-6 0-9-1c-3 0-5-2-7-4-2-3-4-5-5-8z">
            <text:p/>
          </draw:path>
        </draw:g>
        <draw:frame draw:style-name="gr49" draw:text-style-name="P11" draw:layer="layout" svg:width="2cm" svg:height="0.727cm" svg:x="-0.25cm" svg:y="1.049cm">
          <draw:text-box>
            <text:p text:style-name="P6"><text:span text:style-name="T2">Low seed</text:span></text:p>
            <text:p text:style-name="P6"><text:span text:style-name="T2">count</text:span></text:p>
          </draw:text-box>
        </draw:frame>
        <draw:frame draw:style-name="gr50" draw:text-style-name="P12" draw:layer="layout" svg:width="2cm" svg:height="0.801cm" svg:x="5.65cm" svg:y="5.222cm">
          <draw:text-box>
            <text:p text:style-name="P6"><text:span text:style-name="T3">High </text:span></text:p>
            <text:p text:style-name="P6"><text:span text:style-name="T3">seed count</text:span></text:p>
          </draw:text-box>
        </draw:frame>
        <draw:frame draw:style-name="gr49" draw:text-style-name="P11" draw:layer="layout" svg:width="2cm" svg:height="0.727cm" svg:x="1.258cm" svg:y="2.697cm">
          <draw:text-box>
            <text:p text:style-name="P6"><text:span text:style-name="T2">Floral bud</text:span></text:p>
            <text:p text:style-name="P6"><text:span text:style-name="T2">differentiation</text:span></text:p>
          </draw:text-box>
        </draw:frame>
        <draw:frame draw:style-name="gr51" draw:text-style-name="P11" draw:layer="layout" svg:width="2cm" svg:height="0.489cm" svg:x="3.7cm" svg:y="1.922cm">
          <draw:text-box>
            <text:p text:style-name="P6"><text:span text:style-name="T2">Flowering</text:span></text:p>
          </draw:text-box>
        </draw:frame>
        <draw:frame draw:style-name="gr49" draw:text-style-name="P11" draw:layer="layout" svg:width="2.369cm" svg:height="0.727cm" svg:x="3.65cm" svg:y="3.672cm">
          <draw:text-box>
            <text:p text:style-name="P6"><text:span text:style-name="T2">Fruit development and maturation</text:span></text:p>
          </draw:text-box>
        </draw:frame>
        <draw:path draw:style-name="gr52" draw:text-style-name="P13" draw:layer="layout" svg:width="0.365cm" svg:height="1.36cm" svg:x="0.21cm" svg:y="2.115cm" svg:viewBox="0 0 366 1361" svg:d="M40 1360l-40-1c9-435 89-804 236-1179l-41-17-3-2-2-3-1-5 1-4 1-1 1-2 149-143 6-3h7l4 4 1 7 7 206-1 2v2l-2 3-3 3-5 1-4-1-40-16c-144 366-221 725-230 1150z">
          <text:p/>
        </draw:path>
        <draw:path draw:style-name="gr53" draw:text-style-name="P14" draw:layer="layout" svg:width="0.365cm" svg:height="1.36cm" svg:x="6.702cm" svg:y="3.61cm" svg:viewBox="0 0 366 1361" svg:d="M325 1l41 1c-10 435-89 803-236 1179l40 16 4 2 2 4v4 4l-1 2-2 2-149 143-5 3-7-1-4-4-2-7-6-205v-3l1-1 2-4 3-3h5 3l41 17c143-366 220-726 230-1150z">
          <text:p/>
        </draw:path>
        <draw:frame draw:style-name="gr49" draw:text-style-name="P11" draw:layer="layout" svg:width="2cm" svg:height="0.727cm" svg:x="-1.25cm" svg:y="2.399cm">
          <draw:text-box>
            <text:p text:style-name="P6"><text:span text:style-name="T2">State</text:span></text:p>
            <text:p text:style-name="P6"><text:span text:style-name="T2">transition</text:span></text:p>
          </draw:text-box>
        </draw:frame>
        <draw:frame draw:style-name="gr49" draw:text-style-name="P11" draw:layer="layout" svg:width="2cm" svg:height="0.727cm" svg:x="6.5cm" svg:y="3.922cm">
          <draw:text-box>
            <text:p text:style-name="P6"><text:span text:style-name="T2">State</text:span></text:p>
            <text:p text:style-name="P6"><text:span text:style-name="T2">transition</text:span></text:p>
          </draw:text-box>
        </draw:frame>
        <draw:path draw:style-name="gr54" draw:text-style-name="P32"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46" draw:text-style-name="P4" draw:layer="layout" svg:width="0.514cm" svg:height="1.266cm" svg:x="6.259cm" svg:y="3.601cm" svg:viewBox="0 0 515 1267" svg:d="M515 4c-4 255-40 508-106 753-47 174-109 345-185 510l-224-105c70-151 128-308 171-469 60-225 93-458 97-693z">
          <text:p/>
        </draw:path>
        <draw:path draw:style-name="gr56" draw:text-style-name="P34"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58" draw:text-style-name="P8" draw:layer="layout" svg:width="0.777cm" svg:height="0.879cm" svg:x="5.578cm" svg:y="4.99cm" svg:viewBox="0 0 778 880" svg:d="M778 124c-136 235-302 452-496 646-38 38-77 75-117 110l-165-183c37-33 72-67 107-102 179-178 332-379 457-595z">
          <text:p/>
        </draw:path>
        <draw:path draw:style-name="gr59"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60"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55" draw:text-style-name="P33" draw:layer="layout" svg:width="5.953cm" svg:height="3.175cm" svg:x="0.821cm" svg:y="0.426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64" draw:text-style-name="P8" draw:layer="layout" svg:width="0.777cm" svg:height="0.879cm" svg:x="0.948cm" svg:y="1.231cm" svg:viewBox="0 0 778 880" svg:d="M0 756c136-234 302-451 495-644 38-39 77-76 118-112l165 184c-37 33-73 67-108 102-178 178-331 378-456 594z">
          <text:p/>
        </draw:path>
        <draw:path draw:style-name="gr46" draw:text-style-name="P4" draw:layer="layout" svg:width="0.514cm" svg:height="1.265cm" svg:x="0.528cm" svg:y="2.231cm" svg:viewBox="0 0 515 1266" svg:d="M0 1262c5-255 40-508 106-752 47-175 109-345 185-510l224 104c-70 152-127 309-170 470-61 225-94 457-98 692z">
          <text:p/>
        </draw:path>
        <draw:polyline draw:style-name="gr6" draw:text-style-name="P5" draw:layer="layout" svg:width="0.749cm" svg:height="1.399cm" draw:transform="rotate (0.122173047639603) translate (2.60355573841616cm -0.0502991550297998cm)" svg:viewBox="0 0 750 1400" draw:points="0,0 750,700 750,700 0,1400">
          <text:p/>
        </draw:polyline>
        <draw:polyline draw:style-name="gr6" draw:text-style-name="P5" draw:layer="layout" svg:width="0.749cm" svg:height="1.399cm" draw:transform="rotate (0.122173047639603) translate (3.83104487466771cm 5.84404308311556cm)" svg:viewBox="0 0 750 1400" draw:points="750,0 0,700 0,700 750,1400">
          <text:p/>
        </draw:polyline>
      </draw:page>
      <draw:page draw:name="page5" draw:style-name="dp1" draw:master-page-name="Default">
        <draw:g draw:style-name="gr12">
          <draw:frame draw:style-name="gr47" draw:text-style-name="P7" draw:layer="layout" svg:width="2cm" svg:height="0.526cm" svg:x="2.65cm" svg:y="0.649cm">
            <draw:text-box>
              <text:p text:style-name="P6"><text:span text:style-name="T1">Winter</text:span></text:p>
            </draw:text-box>
          </draw:frame>
          <draw:frame draw:style-name="gr47" draw:text-style-name="P7" draw:layer="layout" svg:width="2cm" svg:height="0.526cm" draw:transform="rotate (-0.785398163397449) translate (5.029cm 0.793cm)">
            <draw:text-box>
              <text:p text:style-name="P6"><text:span text:style-name="T1">Spring</text:span></text:p>
            </draw:text-box>
          </draw:frame>
          <draw:frame draw:style-name="gr47" draw:text-style-name="P7" draw:layer="layout" svg:width="2cm" svg:height="0.526cm" draw:transform="rotate (-1.5707963267949) translate (6.545cm 2.549cm)">
            <draw:text-box>
              <text:p text:style-name="P6"><text:span text:style-name="T1">Summer</text:span></text:p>
            </draw:text-box>
          </draw:frame>
          <draw:frame draw:style-name="gr47" draw:text-style-name="P7" draw:layer="layout" svg:width="2cm" svg:height="0.526cm" draw:transform="rotate (0.785398163397448) translate (4.581cm 5.916cm)">
            <draw:text-box>
              <text:p text:style-name="P6"><text:span text:style-name="T1">Autumn</text:span></text:p>
            </draw:text-box>
          </draw:frame>
          <draw:frame draw:style-name="gr47" draw:text-style-name="P7" draw:layer="layout" svg:width="2cm" svg:height="0.526cm" svg:x="2.65cm" svg:y="5.899cm">
            <draw:text-box>
              <text:p text:style-name="P6"><text:span text:style-name="T1">Winter</text:span></text:p>
            </draw:text-box>
          </draw:frame>
          <draw:frame draw:style-name="gr47" draw:text-style-name="P7" draw:layer="layout" svg:width="2cm" svg:height="0.526cm" draw:transform="rotate (-0.785398163397449) translate (1.229cm 4.493cm)">
            <draw:text-box>
              <text:p text:style-name="P6"><text:span text:style-name="T1">Spring</text:span></text:p>
            </draw:text-box>
          </draw:frame>
          <draw:frame draw:style-name="gr47" draw:text-style-name="P7" draw:layer="layout" svg:width="2cm" svg:height="0.526cm" draw:transform="rotate (1.5707963267949) translate (0.719cm 4.538cm)">
            <draw:text-box>
              <text:p text:style-name="P6"><text:span text:style-name="T1">Summer</text:span></text:p>
            </draw:text-box>
          </draw:frame>
          <draw:frame draw:style-name="gr47" draw:text-style-name="P7" draw:layer="layout" svg:width="2cm" svg:height="0.526cm" draw:transform="rotate (0.785398163397448) translate (0.931cm 2.166cm)">
            <draw:text-box>
              <text:p text:style-name="P6"><text:span text:style-name="T1">Autumn</text:span></text:p>
            </draw:text-box>
          </draw:frame>
          <draw:frame draw:style-name="gr49" draw:text-style-name="P11" draw:layer="layout" svg:width="2cm" svg:height="0.727cm" svg:x="-0.25cm" svg:y="1.049cm">
            <draw:text-box>
              <text:p text:style-name="P6"><text:span text:style-name="T2">Low </text:span><text:span text:style-name="T2">seed</text:span></text:p>
              <text:p text:style-name="P6"><text:span text:style-name="T2">coun</text:span><text:span text:style-name="T2">t</text:span></text:p>
            </draw:text-box>
          </draw:frame>
          <draw:frame draw:style-name="gr50" draw:text-style-name="P12" draw:layer="layout" svg:width="2cm" svg:height="0.801cm" svg:x="5.65cm" svg:y="5.222cm">
            <draw:text-box>
              <text:p text:style-name="P6"><text:span text:style-name="T3">High </text:span></text:p>
              <text:p text:style-name="P6"><text:span text:style-name="T3">seed count</text:span></text:p>
            </draw:text-box>
          </draw:frame>
          <draw:frame draw:style-name="gr49" draw:text-style-name="P11" draw:layer="layout" svg:width="2cm" svg:height="0.727cm" svg:x="1.258cm" svg:y="2.697cm">
            <draw:text-box>
              <text:p text:style-name="P6"><text:span text:style-name="T2">Floral </text:span><text:span text:style-name="T2">bud</text:span></text:p>
              <text:p text:style-name="P6"><text:span text:style-name="T2">differen</text:span><text:span text:style-name="T2">tiation</text:span></text:p>
            </draw:text-box>
          </draw:frame>
          <draw:frame draw:style-name="gr51" draw:text-style-name="P11" draw:layer="layout" svg:width="2cm" svg:height="0.489cm" svg:x="3.7cm" svg:y="1.922cm">
            <draw:text-box>
              <text:p text:style-name="P6"><text:span text:style-name="T2">Flowering</text:span></text:p>
            </draw:text-box>
          </draw:frame>
          <draw:frame draw:style-name="gr49" draw:text-style-name="P11" draw:layer="layout" svg:width="2.369cm" svg:height="0.727cm" svg:x="3.65cm" svg:y="3.672cm">
            <draw:text-box>
              <text:p text:style-name="P6"><text:span text:style-name="T2">Fruit development and maturation</text:span></text:p>
            </draw:text-box>
          </draw:frame>
          <draw:frame draw:style-name="gr49" draw:text-style-name="P11" draw:layer="layout" svg:width="2cm" svg:height="0.727cm" svg:x="6.5cm" svg:y="3.922cm">
            <draw:text-box>
              <text:p text:style-name="P6"><text:span text:style-name="T2">State</text:span></text:p>
              <text:p text:style-name="P6"><text:span text:style-name="T2">transition</text:span></text:p>
            </draw:text-box>
          </draw:frame>
        </draw:g>
      </draw:page>
      <draw:page draw:name="page6" draw:style-name="dp1" draw:master-page-name="Default">
        <draw:g draw:style-name="gr12">
          <draw:path draw:style-name="gr62" draw:text-style-name="P1" draw:layer="layout" svg:width="0.247cm" svg:height="0.073cm" svg:x="6.526cm" svg:y="3.57cm" svg:viewBox="0 0 248 74" svg:d="M248 0c0 25 0 49-1 74l-247-9c1-21 1-43 1-65z">
            <text:p/>
          </draw:path>
          <draw:path draw:style-name="gr63" draw:text-style-name="P16" draw:layer="layout" svg:width="0.247cm" svg:height="0.073cm" svg:x="0.527cm" svg:y="3.461cm" svg:viewBox="0 0 248 74" svg:d="M0 74c0-25 1-49 1-74l247 9c0 21-1 43-1 65z">
            <text:p/>
          </draw:path>
          <draw:path draw:style-name="gr62" draw:text-style-name="P1" draw:layer="layout" svg:width="0.252cm" svg:height="0.167cm" svg:x="0.804cm" svg:y="2.199cm" svg:viewBox="0 0 253 168" svg:d="M253 108c-9 20-18 40-27 60l-226-101c10-22 21-45 31-67z">
            <text:p/>
          </draw:path>
          <draw:path draw:style-name="gr63" draw:text-style-name="P16" draw:layer="layout" svg:width="0.252cm" svg:height="0.167cm" svg:x="6.244cm" svg:y="4.739cm" svg:viewBox="0 0 253 168" svg:d="M0 59c9-19 19-39 28-59l225 100c-10 23-20 45-31 68z">
            <text:p/>
          </draw:path>
        </draw:g>
        <draw:path draw:style-name="gr42" draw:text-style-name="P1" draw:layer="layout" svg:width="0.034cm" svg:height="0.034cm" svg:x="5.668cm" svg:y="4.495cm" svg:viewBox="0 0 35 35" svg:d="M2 10c1-3 3-5 6-7 2-2 5-3 8-3s6 0 9 2c3 1 5 3 7 6 2 2 3 5 3 8s0 6-2 9c-1 3-3 5-6 7-2 2-5 3-8 3-3 1-6 0-9-1-3-2-5-4-7-6-2-3-3-6-3-9s0-6 2-9z">
          <text:p/>
        </draw:path>
        <draw:path draw:style-name="gr42" draw:text-style-name="P1" draw:layer="layout" svg:width="0.034cm" svg:height="0.034cm" svg:x="5.637cm" svg:y="4.558cm" svg:viewBox="0 0 35 35" svg:d="M2 10c1-3 4-6 6-7 3-2 6-3 9-3s6 1 9 2c2 1 5 3 6 6 2 3 3 6 3 9s0 6-2 8c0 1 0 1 0 1-1 3-3 5-6 7-3 1-6 2-9 2s-6 0-8-2c-3-1-6-3-7-6-2-2-3-5-3-8s1-6 2-9z">
          <text:p/>
        </draw:path>
        <draw:path draw:style-name="gr42" draw:text-style-name="P1" draw:layer="layout" svg:width="0.034cm" svg:height="0.034cm" svg:x="5.604cm" svg:y="4.619cm" svg:viewBox="0 0 35 35" svg:d="M2 9c2-3 4-5 7-6 2-2 5-3 8-3s6 1 9 2c3 2 5 4 7 6 1 3 2 6 2 9s-1 6-2 9c-2 3-4 5-6 7-3 1-6 2-9 2s-6 0-9-2c-3-1-5-4-6-6-2-3-3-6-3-9s1-6 2-9z">
          <text:p/>
        </draw:path>
        <draw:path draw:style-name="gr42"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2" draw:text-style-name="P1" draw:layer="layout" svg:width="0.034cm" svg:height="0.034cm" svg:x="1.424cm" svg:y="3.101cm" svg:viewBox="0 0 35 35" svg:d="M35 21c-1 3-2 6-4 8-2 3-5 4-8 5s-6 2-9 1-6-2-8-4-4-5-5-7c-1-3-1-6-1-10 1-3 2-6 4-8s5-4 8-5 6-1 9-1c3 1 6 2 8 4s4 5 5 8 1 6 1 9z">
          <text:p/>
        </draw:path>
        <draw:path draw:style-name="gr42" draw:text-style-name="P1" draw:layer="layout" svg:width="0.034cm" svg:height="0.034cm" svg:x="1.439cm" svg:y="3.032cm" svg:viewBox="0 0 35 35" svg:d="M35 22c-1 3-3 5-5 8-2 2-4 4-7 5-3 0-6 1-9 0s-6-2-8-4c-3-2-4-5-5-8s-1-6-1-9h1c0-3 2-6 4-8 2-3 4-4 7-5s6-1 9-1c3 1 6 3 8 5 3 2 4 4 5 7s1 6 1 9c0 1 0 1 0 1z">
          <text:p/>
        </draw:path>
        <draw:path draw:style-name="gr42" draw:text-style-name="P1" draw:layer="layout" svg:width="0.034cm" svg:height="0.035cm" svg:x="1.455cm" svg:y="2.964cm" svg:viewBox="0 0 35 36" svg:d="M34 22c0 3-2 6-4 8s-5 4-8 5-6 1-9 0-6-3-8-5-4-5-4-8c-1-2-1-6 0-9 0-3 2-6 4-8s5-4 8-4c3-1 6-1 9 0 3 0 6 2 8 4s4 5 4 8c1 3 1 6 1 9-1 0-1 0-1 0z">
          <text:p/>
        </draw:path>
        <draw:path draw:style-name="gr42"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2" draw:text-style-name="P1" draw:layer="layout" svg:width="0.034cm" svg:height="0.034cm" svg:x="1.495cm" svg:y="2.83cm" svg:viewBox="0 0 35 35" svg:d="M34 23c-1 3-3 6-5 8s-5 3-8 4-6 0-9-1-5-2-8-4c-2-3-3-6-4-9 0-3 0-6 1-9s3-5 5-8c2-2 5-3 8-4 3 0 6 0 9 1s6 3 8 5 3 5 4 8c0 3 0 6-1 9z">
          <text:p/>
        </draw:path>
        <draw:path draw:style-name="gr42"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2" draw:text-style-name="P1" draw:layer="layout" svg:width="0.034cm" svg:height="0.034cm" svg:x="1.543cm" svg:y="2.699cm" svg:viewBox="0 0 35 35" svg:d="M34 24c-1 3-3 6-6 8-2 1-5 3-8 3-3 1-6 0-9-1s-5-3-7-5c-2-3-3-6-4-9 0-3 0-6 1-9 2-3 3-5 6-7 2-2 5-3 8-4 3 0 6 0 9 1s5 3 7 6c2 2 4 5 4 8s0 6-1 9z">
          <text:p/>
        </draw:path>
        <draw:path draw:style-name="gr42"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2" draw:text-style-name="P1" draw:layer="layout" svg:width="0.034cm" svg:height="0.034cm" svg:x="1.599cm" svg:y="2.57cm" svg:viewBox="0 0 35 35" svg:d="M33 25c-1 3-3 5-6 7-2 2-5 3-8 3-3 1-6 0-9-1-3-2-5-4-7-6-2-3-3-6-3-9s0-6 2-9c1-3 3-5 6-7 2-2 5-3 8-3s6 0 9 2c3 1 5 3 7 6 2 2 3 5 3 8s0 6-2 9z">
          <text:p/>
        </draw:path>
        <draw:path draw:style-name="gr43" draw:text-style-name="P2"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44" draw:text-style-name="P2"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45" draw:text-style-name="P3"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2">
          <draw:path draw:style-name="gr48" draw:text-style-name="P10" draw:layer="layout" svg:width="0.034cm" svg:height="0.034cm" svg:x="1.773cm" svg:y="2.267cm" svg:viewBox="0 0 35 35" svg:d="M32 28c-2 2-4 4-7 6-3 1-6 1-9 1s-6-1-8-3c-3-1-5-4-6-7-2-2-2-5-2-9 0-3 1-6 3-8 2-3 4-5 7-6 3-2 6-2 9-2s6 1 9 3c2 2 4 4 5 7 2 3 2 6 2 9s-1 6-3 8z">
            <text:p/>
          </draw:path>
          <draw:path draw:style-name="gr48" draw:text-style-name="P10" draw:layer="layout" svg:width="0.034cm" svg:height="0.034cm" svg:x="1.814cm" svg:y="2.21cm" svg:viewBox="0 0 35 35" svg:d="M32 28c-2 3-5 5-7 6-3 1-6 2-9 1-3 0-6-1-9-3-2-2-4-4-5-7-2-3-2-6-2-9s2-6 3-9h1c1-2 4-4 7-5 2-2 5-2 9-2 3 0 6 2 8 3 2 2 4 5 6 7 1 3 1 6 1 9s-1 6-3 9z">
            <text:p/>
          </draw:path>
          <draw:path draw:style-name="gr48" draw:text-style-name="P10" draw:layer="layout" svg:width="0.034cm" svg:height="0.034cm" svg:x="1.856cm" svg:y="2.154cm" svg:viewBox="0 0 35 35" svg:d="M31 29c-2 2-4 4-7 5s-6 2-9 1c-3 0-6-2-8-3-3-2-5-5-6-8-1-2-1-6-1-9 1-3 2-6 4-8 2-3 4-5 7-6s6-1 9-1c3 1 6 2 8 4 3 2 5 4 6 7s1 6 1 9-2 6-3 8c-1 0-1 0-1 1z">
            <text:p/>
          </draw:path>
          <draw:path draw:style-name="gr48" draw:text-style-name="P10" draw:layer="layout" svg:width="0.034cm" svg:height="0.034cm" svg:x="1.899cm" svg:y="2.099cm" svg:viewBox="0 0 35 35" svg:d="M31 29c-2 2-5 4-7 5-3 1-6 2-9 1-3 0-6-2-9-4-2-2-4-4-5-7s-1-6-1-9c1-3 2-6 4-8v-1c2-2 5-4 8-5 2-1 6-1 9-1 3 1 6 2 8 4s4 5 5 7c1 3 1 6 1 9-1 3-2 6-4 9z">
            <text:p/>
          </draw:path>
          <draw:path draw:style-name="gr48" draw:text-style-name="P10" draw:layer="layout" svg:width="0.034cm" svg:height="0.034cm" svg:x="1.945cm" svg:y="2.046cm" svg:viewBox="0 0 35 35" svg:d="M31 29c-2 3-5 4-8 5s-6 2-9 1-6-2-8-4-4-5-5-8-1-6-1-9c1-3 2-5 4-8h1c2-2 4-4 7-5s6-1 9-1c3 1 6 2 8 4 3 2 4 5 5 8s1 6 1 9c-1 3-2 6-4 8z">
            <text:p/>
          </draw:path>
          <draw:path draw:style-name="gr48" draw:text-style-name="P10" draw:layer="layout" svg:width="0.034cm" svg:height="0.034cm" svg:x="1.992cm" svg:y="1.994cm" svg:viewBox="0 0 35 35" svg:d="M30 30c-2 2-4 4-7 5-3 0-6 0-9 0-3-1-6-2-8-4-3-3-4-5-5-8s-1-6-1-9c1-3 3-6 5-8 2-3 5-4 8-5s6-1 9-1c3 1 5 3 8 5 2 2 4 4 4 7 1 3 1 6 1 9-1 3-2 6-4 8-1 1-1 1-1 1z">
            <text:p/>
          </draw:path>
          <draw:path draw:style-name="gr48" draw:text-style-name="P10" draw:layer="layout" svg:width="0.034cm" svg:height="0.034cm" svg:x="2.041cm" svg:y="1.944cm" svg:viewBox="0 0 35 35" svg:d="M30 30c-2 2-5 4-8 5-3 0-6 0-9 0-3-1-6-3-8-5s-4-5-4-8c-1-3-1-6 0-9 0-3 2-5 4-8 3-2 5-4 8-4 3-1 6-1 9 0 3 0 6 2 8 4s4 5 5 8c0 3 0 6 0 9-1 3-3 6-5 8z">
            <text:p/>
          </draw:path>
          <draw:path draw:style-name="gr48" draw:text-style-name="P10" draw:layer="layout" svg:width="0.034cm" svg:height="0.034cm" svg:x="2.091cm" svg:y="1.895cm" svg:viewBox="0 0 35 35" svg:d="M30 30c-3 3-5 4-8 5-3 0-7 0-10 0-2-1-5-3-7-5s-4-5-5-8c0-3 0-6 1-9s2-6 4-8c1 0 1 0 1 0 2-2 5-4 8-5 3 0 6 0 9 1s5 2 7 5c3 2 4 4 5 7 0 3 0 7 0 10-1 2-3 5-5 7z">
            <text:p/>
          </draw:path>
          <draw:path draw:style-name="gr48" draw:text-style-name="P10" draw:layer="layout" svg:width="0.034cm" svg:height="0.034cm" svg:x="2.142cm" svg:y="1.848cm" svg:viewBox="0 0 35 35" svg:d="M29 31c-2 2-5 3-8 4-3 0-6 0-9-1s-6-2-8-5c-2-2-3-5-4-8 0-3 0-6 1-9s3-5 5-7v-1c2-2 5-3 8-4 3 0 6 0 9 1s6 3 8 5 3 5 4 8 0 6-1 9-2 6-5 8z">
            <text:p/>
          </draw:path>
          <draw:path draw:style-name="gr48" draw:text-style-name="P10" draw:layer="layout" svg:width="0.034cm" svg:height="0.034cm" svg:x="2.196cm" svg:y="1.802cm" svg:viewBox="0 0 35 35" svg:d="M29 31c-3 2-6 3-9 4-3 0-6 0-9-1-2-1-5-3-7-5s-3-5-4-8c0-3 0-6 1-9s3-6 5-8h1c2-2 5-3 8-4 3 0 6 0 9 1s5 3 7 5c2 3 3 6 4 9s0 6-1 9c-1 2-3 5-5 7z">
            <text:p/>
          </draw:path>
          <draw:path draw:style-name="gr48" draw:text-style-name="P10" draw:layer="layout" svg:width="0.034cm" svg:height="0.034cm" svg:x="2.25cm" svg:y="1.758cm" svg:viewBox="0 0 35 35" svg:d="M28 32c-2 1-5 3-8 3s-6 0-9-1-5-3-7-6c-2-2-3-5-4-8 0-3 0-6 1-9s3-5 6-7c2-2 5-3 8-4 3 0 7 0 9 1 3 1 6 3 8 6 1 2 3 5 3 8 1 3 0 6-1 9s-3 5-5 7c-1 0-1 0-1 1z">
            <text:p/>
          </draw:path>
          <draw:path draw:style-name="gr48" draw:text-style-name="P10" draw:layer="layout" svg:width="0.034cm" svg:height="0.034cm" svg:x="2.306cm" svg:y="1.716cm" svg:viewBox="0 0 35 35" svg:d="M28 32c-3 2-6 3-9 3s-6 0-9-1c-2-2-5-3-7-6-1-2-3-5-3-8s0-7 1-9c2-3 4-6 6-7v-1c3-1 6-3 9-3s6 0 9 1c3 2 5 4 7 6 2 3 3 6 3 9 1 3 0 6-1 9-1 2-3 5-6 7z">
            <text:p/>
          </draw:path>
          <draw:path draw:style-name="gr48" draw:text-style-name="P10" draw:layer="layout" svg:width="0.034cm" svg:height="0.034cm" svg:x="2.363cm" svg:y="1.675cm" svg:viewBox="0 0 35 35" svg:d="M27 32c-2 2-5 3-8 3s-6 0-9-2c-3-1-5-3-7-5-2-3-3-6-3-9s0-6 2-9c1-3 3-5 6-7 2-2 5-3 8-3 4 0 7 0 9 2 3 1 5 3 7 6 2 2 3 5 3 8s0 6-1 9c-2 3-4 5-6 7z">
            <text:p/>
          </draw:path>
          <draw:path draw:style-name="gr48" draw:text-style-name="P10" draw:layer="layout" svg:width="0.034cm" svg:height="0.034cm" svg:x="2.422cm" svg:y="1.637cm" svg:viewBox="0 0 35 35" svg:d="M27 32c-3 2-6 3-9 3s-6 0-9-2c-2-1-5-3-6-6-2-2-3-5-3-9 0-3 1-6 2-8 1-3 3-5 6-7s6-3 9-3 6 1 9 2 5 3 7 6c1 3 2 6 2 9s0 6-2 9c-1 2-3 5-6 6z">
            <text:p/>
          </draw:path>
          <draw:path draw:style-name="gr48" draw:text-style-name="P10" draw:layer="layout" svg:width="0.034cm" svg:height="0.034cm" svg:x="2.481cm" svg:y="1.6cm" svg:viewBox="0 0 35 35" svg:d="M26 33c-2 1-5 2-8 2s-6-1-9-2c-3-2-5-4-7-6-1-3-2-6-2-9s1-6 2-9c2-3 4-5 7-6v-1c2-1 5-2 9-2 3 0 6 1 8 2 3 2 5 4 7 7 1 2 2 5 2 8s0 6-2 9c-1 3-4 5-6 7z">
            <text:p/>
          </draw:path>
          <draw:path draw:style-name="gr48" draw:text-style-name="P10" draw:layer="layout" svg:width="0.034cm" svg:height="0.034cm" svg:x="2.603cm" svg:y="1.532cm" svg:viewBox="0 0 35 35" svg:d="M26 33c-3 2-6 2-9 2s-6-1-9-3c-3-1-5-4-6-6-1-3-2-6-2-9s1-6 3-9c1-2 4-4 6-6 1 0 1 0 1 0 3-1 6-2 9-2s6 1 8 3c3 1 5 4 6 6 2 3 2 6 2 9s-1 6-2 9c-2 3-4 5-7 6z">
            <text:p/>
          </draw:path>
          <draw:path draw:style-name="gr48" draw:text-style-name="P10" draw:layer="layout" svg:width="0.034cm" svg:height="0.034cm" svg:x="2.73cm" svg:y="1.472cm" svg:viewBox="0 0 35 35" svg:d="M25 34c-3 1-6 1-9 1s-6-1-9-3c-2-2-4-5-6-7-1-3-1-6-1-9s2-6 3-9c2-2 5-4 7-5 1 0 1 0 1-1 3-1 6-1 9-1s6 2 8 3c3 2 5 5 6 7 1 3 2 6 1 9 0 3-1 6-3 9-2 2-4 4-7 6z">
            <text:p/>
          </draw:path>
          <draw:path draw:style-name="gr48" draw:text-style-name="P10" draw:layer="layout" svg:width="0.034cm" svg:height="0.034cm" svg:x="2.86cm" svg:y="1.42cm" svg:viewBox="0 0 35 35" svg:d="M24 34c-3 1-6 1-10 1-3-1-5-2-8-4-2-2-4-4-5-7s-1-6-1-9c1-3 2-6 4-9 2-2 5-4 7-5 1 0 1 0 1 0 3-1 6-1 9-1 3 1 6 2 8 4s4 5 5 7c1 3 2 6 1 10 0 3-2 5-4 8-2 2-4 4-7 5z">
            <text:p/>
          </draw:path>
          <draw:path draw:style-name="gr48" draw:text-style-name="P10" draw:layer="layout" svg:width="0.034cm" svg:height="0.034cm" svg:x="2.993cm" svg:y="1.376cm" svg:viewBox="0 0 35 35" svg:d="M22 34c-2 1-6 1-9 1-3-1-5-3-8-5-2-2-3-4-4-7s-1-6-1-9c1-3 3-6 5-8 2-3 5-4 8-5s6-1 9-1c3 1 6 3 8 5s4 5 5 8c0 2 1 6 0 9s-2 5-4 8c-3 2-5 3-8 4z">
            <text:p/>
          </draw:path>
          <draw:path draw:style-name="gr48" draw:text-style-name="P10" draw:layer="layout" svg:width="0.034cm" svg:height="0.034cm" svg:x="3.128cm" svg:y="1.34cm" svg:viewBox="0 0 35 35" svg:d="M21 35c-3 0-6 0-9-1s-5-2-7-4c-2-3-4-5-5-8 0-3 0-7 1-10 1-2 2-5 5-7 2-2 5-4 8-4v-1c3 0 6 0 9 1s6 2 8 5c2 2 3 5 4 8s0 6 0 9c-1 3-3 5-5 7s-5 4-8 5z">
            <text:p/>
          </draw:path>
          <draw:path draw:style-name="gr48" draw:text-style-name="P10" draw:layer="layout" svg:width="0.034cm" svg:height="0.034cm" svg:x="3.334cm" svg:y="1.302cm" svg:viewBox="0 0 35 35" svg:d="M20 35c-3 0-6 0-9-1s-5-3-7-6c-2-2-3-5-4-8 0-3 0-6 1-9s3-5 6-7c2-2 5-3 8-4h1c3 0 6 0 9 1 2 1 5 3 7 6 2 2 3 5 3 8 1 3 0 6-1 9s-3 5-5 7c-3 2-6 3-9 4z">
            <text:p/>
          </draw:path>
          <draw:path draw:style-name="gr48" draw:text-style-name="P10" draw:layer="layout" svg:width="0.034cm" svg:height="0.034cm" svg:x="2.542cm" svg:y="1.565cm" svg:viewBox="0 0 35 35" svg:d="M26 33c-3 1-6 2-9 2s-6-1-9-2c-2-2-4-4-6-7-1-3-2-6-2-9s1-6 2-8c2-3 4-5 7-7 3-1 6-2 9-2s6 1 9 2c2 2 5 4 6 7 2 3 2 6 2 9s-1 6-2 9c-2 2-4 4-7 6z">
            <text:p/>
          </draw:path>
          <draw:path draw:style-name="gr48" draw:text-style-name="P10" draw:layer="layout" svg:width="0.034cm" svg:height="0.034cm" svg:x="2.666cm" svg:y="1.501cm" svg:viewBox="0 0 35 35" svg:d="M25 33c-3 2-6 2-9 2s-6-1-8-3c-3-2-5-4-6-7-2-3-2-6-2-9s1-6 3-8c2-3 4-5 7-6 3-2 6-2 9-2s6 1 9 3c2 2 4 4 6 7 1 3 2 6 1 9 0 3-1 6-3 8-2 3-4 5-7 6z">
            <text:p/>
          </draw:path>
          <draw:path draw:style-name="gr48" draw:text-style-name="P10" draw:layer="layout" svg:width="0.034cm" svg:height="0.034cm" svg:x="2.794cm" svg:y="1.445cm" svg:viewBox="0 0 35 35" svg:d="M24 34c-3 1-6 1-9 1s-6-2-8-4c-3-1-5-4-6-7s-1-6-1-9c1-3 2-6 4-8 2-3 4-4 7-6 3-1 6-1 9-1 3 1 6 2 9 4 2 2 4 4 5 7s2 6 1 9c0 3-2 6-3 8-2 3-5 5-8 6z">
            <text:p/>
          </draw:path>
          <draw:path draw:style-name="gr48" draw:text-style-name="P10" draw:layer="layout" svg:width="0.034cm" svg:height="0.034cm" svg:x="2.926cm" svg:y="1.397cm" svg:viewBox="0 0 35 35" svg:d="M23 34c-3 1-6 1-9 1-3-1-6-2-8-4s-4-5-5-8-1-6-1-9c1-3 2-6 4-8s5-4 8-5 6-1 9-1c3 1 6 2 8 4 3 2 4 5 5 8s2 6 1 9-2 6-4 8-5 4-8 5z">
            <text:p/>
          </draw:path>
          <draw:path draw:style-name="gr48" draw:text-style-name="P10" draw:layer="layout" svg:width="0.035cm" svg:height="0.034cm" svg:x="3.06cm" svg:y="1.357cm" svg:viewBox="0 0 36 35" svg:d="M22 35c-3 0-6 0-9-1-3 0-6-2-8-4s-4-5-4-8c-1-3-1-6 0-9 0-3 2-6 4-8s5-4 8-4c3-1 6-1 9 0 3 0 6 2 8 4s4 5 5 8 1 6 0 9-3 6-5 8-5 4-8 4z">
            <text:p/>
          </draw:path>
          <draw:path draw:style-name="gr48" draw:text-style-name="P10" draw:layer="layout" svg:width="0.034cm" svg:height="0.034cm" svg:x="3.196cm" svg:y="1.325cm" svg:viewBox="0 0 35 35" svg:d="M21 35c-3 0-6 0-9-1s-6-3-8-5-3-5-4-8c0-3 0-6 1-9s3-6 5-8 5-3 8-4c3 0 7 0 9 1 3 1 6 3 8 5s3 5 4 8 0 6-1 9-2 6-5 8c-2 2-5 3-8 4z">
            <text:p/>
          </draw:path>
          <draw:path draw:style-name="gr48" draw:text-style-name="P10" draw:layer="layout" svg:width="0.034cm" svg:height="0.034cm" svg:x="3.265cm" svg:y="1.313cm" svg:viewBox="0 0 35 35" svg:d="M20 35c-3 0-6 0-9-1s-5-3-7-5c-2-3-3-6-4-9 0-3 0-6 1-9 1-2 3-5 5-7 3-2 6-3 9-4 3 0 6 0 9 1s5 3 7 5c2 3 4 6 4 9 1 3 0 6-1 9s-3 5-5 7-5 3-8 4z">
            <text:p/>
          </draw:path>
          <draw:path draw:style-name="gr48" draw:text-style-name="P10" draw:layer="layout" svg:width="0.034cm" svg:height="0.034cm" svg:x="3.404cm" svg:y="1.294cm" svg:viewBox="0 0 35 35" svg:d="M19 35c-3 0-6 0-9-1-2-2-5-4-7-6-1-3-3-6-3-9s0-6 2-9c1-2 3-5 5-7 3-1 6-3 9-3s6 0 9 2c3 1 5 3 7 5 2 3 3 6 3 9 1 3 0 6-1 9-1 2-3 5-6 7-2 1-5 3-8 3z">
            <text:p/>
          </draw:path>
          <draw:path draw:style-name="gr48" draw:text-style-name="P10" draw:layer="layout" svg:width="0.034cm" svg:height="0.034cm" svg:x="3.474cm" svg:y="1.288cm" svg:viewBox="0 0 35 35" svg:d="M19 35c-3 0-6 0-9-2-3-1-5-3-7-6-2-2-3-5-3-8s0-6 2-9c1-3 3-5 6-7 2-2 5-3 8-3h1c3 0 6 0 9 2 2 1 5 3 6 6 2 2 3 5 3 8 1 3 0 6-1 9-2 3-4 5-6 7-3 2-6 3-9 3z">
            <text:p/>
          </draw:path>
          <draw:path draw:style-name="gr48" draw:text-style-name="P10" draw:layer="layout" svg:width="0.034cm" svg:height="0.034cm" svg:x="3.544cm" svg:y="1.284cm" svg:viewBox="0 0 35 35" svg:d="M18 35c-3 0-6-1-9-2-2-1-5-4-6-6-2-3-3-6-3-9s1-6 2-9c1-2 4-5 6-6 3-2 6-3 9-3s6 1 9 2 5 4 7 6c1 3 2 6 2 9s0 6-2 9c-1 2-3 5-6 6-2 2-5 3-8 3-1 0-1 0-1 0z">
            <text:p/>
          </draw:path>
          <draw:path draw:style-name="gr48" draw:text-style-name="P10" draw:layer="layout" svg:width="0.034cm" svg:height="0.034cm" svg:x="3.614cm" svg:y="1.283cm" svg:viewBox="0 0 35 35" svg:d="M18 35c-3 0-6-1-9-2-3-2-5-4-7-7-1-2-2-5-2-8s1-6 2-9c2-3 4-5 7-7 2-1 5-2 8-2h1c3 0 6 1 8 2 3 2 5 4 7 7 1 2 2 5 2 8s0 6-2 9c-1 3-4 5-6 7-3 1-6 2-9 2z">
            <text:p/>
          </draw:path>
          <draw:path draw:style-name="gr48" draw:text-style-name="P10" draw:layer="layout" svg:width="0.034cm" svg:height="0.034cm" svg:x="3.684cm" svg:y="1.283cm" svg:viewBox="0 0 35 35" svg:d="M17 35c-3 0-6-1-9-3-2-1-4-3-6-6-1-3-2-6-2-9s1-6 3-9c1-2 3-4 6-6 3-1 6-2 9-2s6 1 9 3c3 1 5 3 6 6 2 3 2 6 2 9s-1 6-2 9c-2 2-4 4-7 6-2 1-5 2-9 2z">
            <text:p/>
          </draw:path>
          <draw:path draw:style-name="gr48" draw:text-style-name="P10" draw:layer="layout" svg:width="0.034cm" svg:height="0.034cm" svg:x="3.754cm" svg:y="1.286cm" svg:viewBox="0 0 35 35" svg:d="M17 35c-3 0-6-1-9-3s-5-4-6-7c-1-2-2-5-2-8s1-6 3-9 4-5 7-6c2-1 5-2 8-2 1 0 1 0 1 0 3 0 6 1 8 3 3 2 5 4 6 7 2 2 2 5 2 8 0 4-1 6-2 9-2 3-4 5-7 6-3 2-6 2-9 2z">
            <text:p/>
          </draw:path>
          <draw:path draw:style-name="gr48" draw:text-style-name="P10" draw:layer="layout" svg:width="0.034cm" svg:height="0.034cm" svg:x="3.823cm" svg:y="1.29cm" svg:viewBox="0 0 35 35" svg:d="M16 35c-3 0-6-1-8-3-3-2-5-4-6-7-2-3-2-6-2-9s1-6 3-8c2-3 4-5 7-6 3-2 6-2 9-2s6 1 9 3c2 2 4 4 6 7 1 3 2 6 1 9 0 3-1 6-3 9-2 2-4 4-7 5-2 2-6 2-9 2z">
            <text:p/>
          </draw:path>
          <draw:path draw:style-name="gr48" draw:text-style-name="P10" draw:layer="layout" svg:width="0.034cm" svg:height="0.034cm" svg:x="3.893cm" svg:y="1.297cm" svg:viewBox="0 0 35 35" svg:d="M15 35c-3 0-5-2-8-3-2-2-4-5-6-8-1-2-1-5-1-9 0-3 2-5 3-8 2-2 5-4 8-6 2-1 5-1 9-1 3 1 6 2 8 3 3 2 5 5 6 8 1 2 2 6 1 9 0 3-1 6-3 8s-4 4-7 6c-3 1-6 1-9 1z">
            <text:p/>
          </draw:path>
          <draw:path draw:style-name="gr48" draw:text-style-name="P10" draw:layer="layout" svg:width="0.034cm" svg:height="0.034cm" svg:x="3.963cm" svg:y="1.307cm" svg:viewBox="0 0 35 35" svg:d="M15 35c-3-1-6-2-8-4-3-2-5-4-6-7s-1-6-1-9c1-3 2-6 4-8 2-3 4-5 7-6s6-1 9-1c3 1 6 2 9 4 2 2 4 4 5 7s2 6 1 9c0 3-2 6-3 8-2 3-5 5-8 6s-6 1-9 1z">
            <text:p/>
          </draw:path>
          <draw:path draw:style-name="gr48" draw:text-style-name="P10" draw:layer="layout" svg:width="0.034cm" svg:height="0.034cm" svg:x="4.032cm" svg:y="1.318cm" svg:viewBox="0 0 35 35" svg:d="M14 35c-3-1-5-2-8-4-2-2-4-5-5-8-1-2-1-6-1-9 1-3 2-5 4-8 2-2 5-4 8-5 2-1 6-1 9-1 3 1 6 2 8 4s4 5 5 8 2 6 1 9c0 3-2 6-4 8s-4 4-7 5-6 1-9 1z">
            <text:p/>
          </draw:path>
          <draw:path draw:style-name="gr48" draw:text-style-name="P10" draw:layer="layout" svg:width="0.034cm" svg:height="0.034cm" svg:x="4.1cm" svg:y="1.331cm" svg:viewBox="0 0 35 35" svg:d="M14 35c-3-1-6-2-8-4-2-3-4-5-5-8s-1-6-1-9c1-3 2-6 4-8 3-2 5-4 8-5s6-1 9-1c3 1 6 3 9 5 2 2 4 4 4 7 1 3 2 6 1 9s-2 6-4 8c-2 3-5 4-8 5s-6 1-9 1z">
            <text:p/>
          </draw:path>
          <draw:path draw:style-name="gr48" draw:text-style-name="P10" draw:layer="layout" svg:width="0.035cm" svg:height="0.034cm" svg:x="4.169cm" svg:y="1.347cm" svg:viewBox="0 0 36 35" svg:d="M13 34c-3 0-5-2-8-4-2-2-3-5-4-8s-1-6 0-9c0-3 2-5 4-8 2-2 5-3 8-4s6-1 9 0c3 0 6 2 8 4s4 5 5 8 1 6 0 9-2 5-5 8c-2 2-4 4-7 4-3 1-6 1-9 1 0 0-1 0-1-1z">
            <text:p/>
          </draw:path>
          <draw:path draw:style-name="gr48" draw:text-style-name="P10" draw:layer="layout" svg:width="0.035cm" svg:height="0.034cm" svg:x="4.236cm" svg:y="1.365cm" svg:viewBox="0 0 36 35" svg:d="M13 34c-3 0-6-2-8-4s-4-5-4-8c-1-3-1-6 0-9 0-3 2-6 4-8s5-4 8-4c3-1 6-1 9 0h1c2 1 5 2 7 4 2 3 4 5 5 8s1 6 0 9-3 6-5 8-5 4-8 5c-3 0-6 0-9-1z">
            <text:p/>
          </draw:path>
          <draw:path draw:style-name="gr48" draw:text-style-name="P10" draw:layer="layout" svg:width="0.034cm" svg:height="0.034cm" svg:x="4.303cm" svg:y="1.384cm" svg:viewBox="0 0 35 35" svg:d="M12 34c-3-1-5-2-7-5-2-2-4-5-5-8 0-3 0-6 1-9s2-5 5-7c2-2 5-4 8-5 3 0 6 0 9 1s6 2 8 5c2 2 3 5 4 8s0 6 0 9c-1 3-3 5-5 7-3 3-5 4-8 5-3 0-6 0-9-1z">
            <text:p/>
          </draw:path>
          <draw:path draw:style-name="gr48" draw:text-style-name="P10" draw:layer="layout" svg:width="0.034cm" svg:height="0.034cm" svg:x="4.37cm" svg:y="1.406cm" svg:viewBox="0 0 35 35" svg:d="M12 34c-3-1-6-3-8-5s-3-5-4-8c0-3 0-6 1-9s3-6 5-8 5-3 8-4c3 0 6 0 9 1h1c2 1 5 3 7 5s3 5 4 8 0 6-1 9-2 6-5 8c-2 2-5 3-8 4-3 0-6 0-9-1z">
            <text:p/>
          </draw:path>
          <draw:path draw:style-name="gr48" draw:text-style-name="P10" draw:layer="layout" svg:width="0.034cm" svg:height="0.034cm" svg:x="4.436cm" svg:y="1.43cm" svg:viewBox="0 0 35 35" svg:d="M11 34c-3-1-5-3-7-5-2-3-3-6-4-9 0-3 0-6 1-9s3-5 5-7c3-2 6-3 9-4 3 0 6 0 9 1s5 3 7 6c2 2 4 5 4 8 1 3 0 6-1 9s-3 5-5 7c-3 2-5 3-8 4-3 0-7 0-9-1-1 0-1 0-1 0z">
            <text:p/>
          </draw:path>
          <draw:path draw:style-name="gr48" draw:text-style-name="P10" draw:layer="layout" svg:width="0.034cm" svg:height="0.034cm" svg:x="5.767cm" svg:y="2.818cm" svg:viewBox="0 0 35 35" svg:d="M1 23c-1-3-1-6-1-9 1-3 2-5 4-8 2-2 5-4 8-5s6-1 9-1c3 1 5 2 8 4 2 2 4 5 5 8s1 6 1 9c-1 3-2 6-4 8-2 3-5 4-8 5-2 1-6 2-9 1s-5-2-8-4c-2-2-4-4-5-7z">
            <text:p/>
          </draw:path>
          <draw:path draw:style-name="gr48" draw:text-style-name="P10" draw:layer="layout" svg:width="0.034cm" svg:height="0.035cm" svg:x="5.807cm" svg:y="2.952cm" svg:viewBox="0 0 35 36" svg:d="M1 22c-1-3-1-6 0-9 0-3 2-5 4-8 2-2 5-3 8-4s6-1 9 0c3 0 5 2 8 4 2 2 3 5 4 8s1 6 1 9c-1 3-3 6-5 8s-5 4-8 5-6 1-9 0-5-2-8-5c-2-2-3-4-4-7z">
            <text:p/>
          </draw:path>
          <draw:path draw:style-name="gr48" draw:text-style-name="P10" draw:layer="layout" svg:width="0.034cm" svg:height="0.034cm" svg:x="5.743cm" svg:y="2.752cm" svg:viewBox="0 0 35 35" svg:d="M1 23c-1-3-1-6-1-9 1-3 2-5 4-8 2-2 5-4 8-5s6-1 9-1c3 1 5 2 8 4 2 2 4 5 5 8s1 6 1 9c-1 3-2 6-4 8-2 3-5 4-8 5-2 1-6 2-9 1s-5-2-8-4c-2-2-4-4-5-7z">
            <text:p/>
          </draw:path>
          <draw:path draw:style-name="gr48" draw:text-style-name="P10" draw:layer="layout" svg:width="0.034cm" svg:height="0.035cm" svg:x="5.788cm" svg:y="2.885cm" svg:viewBox="0 0 35 36" svg:d="M1 22c-1-3-1-6 0-9 0-3 2-5 4-8 2-2 5-3 8-4s6-1 9 0c3 0 5 2 8 4 2 2 3 5 4 8s1 6 1 9c-1 3-3 6-5 8s-5 4-8 5-6 1-9 0-5-2-8-5c-2-2-3-4-4-7z">
            <text:p/>
          </draw:path>
          <draw:path draw:style-name="gr48" draw:text-style-name="P10" draw:layer="layout" svg:width="0.034cm" svg:height="0.034cm" svg:x="5.824cm" svg:y="3.02cm" svg:viewBox="0 0 35 35" svg:d="M0 21c0-3 0-6 1-9s2-5 5-7c2-3 5-4 8-5 3 0 6 0 9 1s5 2 7 5c3 2 4 5 5 8 0 3 0 6-1 9s-2 6-5 8c-2 2-5 3-8 4s-6 0-9-1c-3 0-5-2-7-4-2-3-4-5-5-8z">
            <text:p/>
          </draw:path>
        </draw:g>
        <draw:path draw:style-name="gr52" draw:text-style-name="P13" draw:layer="layout" svg:width="0.365cm" svg:height="1.36cm" svg:x="0.21cm" svg:y="2.115cm" svg:viewBox="0 0 366 1361" svg:d="M40 1360l-40-1c9-435 89-804 236-1179l-41-17-3-2-2-3-1-5 1-4 1-1 1-2 149-143 6-3h7l4 4 1 7 7 206-1 2v2l-2 3-3 3-5 1-4-1-40-16c-144 366-221 725-230 1150z">
          <text:p/>
        </draw:path>
        <draw:path draw:style-name="gr53" draw:text-style-name="P14" draw:layer="layout" svg:width="0.365cm" svg:height="1.36cm" svg:x="6.702cm" svg:y="3.61cm" svg:viewBox="0 0 366 1361" svg:d="M325 1l41 1c-10 435-89 803-236 1179l40 16 4 2 2 4v4 4l-1 2-2 2-149 143-5 3-7-1-4-4-2-7-6-205v-3l1-1 2-4 3-3h5 3l41 17c143-366 220-726 230-1150z">
          <text:p/>
        </draw:path>
        <draw:path draw:style-name="gr46" draw:text-style-name="P4" draw:layer="layout" svg:width="0.514cm" svg:height="1.266cm" svg:x="6.259cm" svg:y="3.601cm" svg:viewBox="0 0 515 1267" svg:d="M515 4c-4 255-40 508-106 753-47 174-109 345-185 510l-224-105c70-151 128-308 171-469 60-225 93-458 97-693z">
          <text:p/>
        </draw:path>
        <draw:path draw:style-name="gr56" draw:text-style-name="P34"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58" draw:text-style-name="P8" draw:layer="layout" svg:width="0.777cm" svg:height="0.879cm" svg:x="5.578cm" svg:y="4.99cm" svg:viewBox="0 0 778 880" svg:d="M778 124c-136 235-302 452-496 646-38 38-77 75-117 110l-165-183c37-33 72-67 107-102 179-178 332-379 457-595z">
          <text:p/>
        </draw:path>
        <draw:g draw:style-name="gr12">
          <draw:path draw:style-name="gr54" draw:text-style-name="P32"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9"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60"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g>
        <draw:path draw:style-name="gr55" draw:text-style-name="P33"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65" draw:text-style-name="P9"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65" draw:text-style-name="P9"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65" draw:text-style-name="P9" draw:layer="layout" svg:width="0.059cm" svg:height="0.073cm" svg:x="1.053cm" svg:y="1.737cm" svg:viewBox="0 0 60 74" svg:d="M26 68c-2 2-4 4-6 5s-5 1-7 1-5-1-7-2c-2-2-4-3-5-6-1-2-1-4-1-7 0-2 1-5 2-7 11-15 22-31 33-46 1-2 3-4 5-5s5-1 7-1c3 0 5 1 7 3 2 1 4 3 5 5s1 5 1 7c0 3-1 5-3 7-10 15-21 31-31 46z">
          <text:p/>
        </draw:path>
        <draw:path draw:style-name="gr65" draw:text-style-name="P9"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65" draw:text-style-name="P9" draw:layer="layout" svg:width="0.062cm" svg:height="0.071cm" svg:x="1.186cm" svg:y="1.559cm" svg:viewBox="0 0 63 72" svg:d="M25 67c-2 1-4 3-6 4s-5 1-7 1c-2-1-5-2-7-3-2-2-3-4-4-6s-1-5-1-7c0-3 1-5 3-7 12-15 23-29 35-44 2-2 4-3 6-4 3-1 5-1 8-1 2 1 4 2 6 3 2 2 3 4 4 6s1 5 1 7c0 3-1 5-3 7-12 14-23 29-35 44z">
          <text:p/>
        </draw:path>
        <draw:path draw:style-name="gr65" draw:text-style-name="P9"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65" draw:text-style-name="P9" draw:layer="layout" svg:width="0.065cm" svg:height="0.068cm" svg:x="1.331cm" svg:y="1.391cm" svg:viewBox="0 0 66 69" svg:d="M24 65c-1 1-3 3-6 4-2 0-5 0-7 0-2-1-5-2-6-3-2-2-4-4-4-7-1-2-1-4-1-7 1-2 2-4 4-6 12-14 25-28 38-42 2-1 4-3 6-3 3-1 5-1 8-1 2 1 4 2 6 4s3 4 4 6c0 2 0 5 0 7-1 3-2 5-4 7-12 13-25 27-38 41z">
          <text:p/>
        </draw:path>
        <draw:path draw:style-name="gr65" draw:text-style-name="P9"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65" draw:text-style-name="P9"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65" draw:text-style-name="P9" draw:layer="layout" svg:width="0.065cm" svg:height="0.069cm" svg:x="1.568cm" svg:y="1.24cm" svg:viewBox="0 0 66 70" svg:d="M4 23c-2-1-3-4-4-6 0-3 0-5 1-7 0-3 2-5 4-6 1-2 4-3 6-4 3 0 5 0 7 1 3 0 5 2 6 4l38 42c2 1 3 4 3 6 1 2 1 5 0 7-1 3-2 5-4 6-2 2-4 3-7 4-2 0-4 0-7-1-2-1-4-2-6-4z">
          <text:p/>
        </draw:path>
        <draw:path draw:style-name="gr65" draw:text-style-name="P9" draw:layer="layout" svg:width="0.065cm" svg:height="0.069cm" svg:x="1.642cm" svg:y="1.323cm" svg:viewBox="0 0 66 70" svg:d="M4 23c-2-1-3-4-4-6 0-3 0-5 1-7 0-3 2-5 4-6 1-2 4-3 6-4 3 0 5 0 7 1 3 0 5 2 6 4l38 42c2 1 3 4 3 6 1 2 1 5 0 7-1 3-2 5-4 6-2 2-4 3-7 4-2 0-4 0-7-1-2-1-4-2-6-4z">
          <text:p/>
        </draw:path>
        <draw:path draw:style-name="gr65" draw:text-style-name="P9" draw:layer="layout" svg:width="0.057cm" svg:height="0.075cm" svg:x="1.174cm" svg:y="2.005cm" svg:viewBox="0 0 58 76" svg:d="M32 7c1-3 3-4 5-5 2-2 5-2 7-2 3 0 5 1 7 2s4 3 5 5c1 3 2 5 2 8-1 2-1 4-3 6-10 16-19 32-29 48-1 2-3 4-5 5s-5 2-7 2c-3 0-5-1-7-2s-4-3-5-5-2-5-2-7c0-3 1-5 2-7 10-16 20-33 30-48z">
          <text:p/>
        </draw:path>
        <draw:path draw:style-name="gr65" draw:text-style-name="P9"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65" draw:text-style-name="P9"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65" draw:text-style-name="P9" draw:layer="layout" svg:width="0.065cm" svg:height="0.068cm" svg:x="1.508cm" svg:y="1.563cm" svg:viewBox="0 0 66 69" svg:d="M42 4c2-1 4-3 6-3 3-1 5-1 7-1 3 1 5 2 7 4s3 4 4 6c0 2 0 5 0 7-1 3-2 5-4 7-12 13-25 27-38 41-1 2-3 3-6 4-2 0-5 1-7 0s-5-2-6-3c-2-2-4-4-4-6-1-3-1-5-1-8 1-2 2-4 4-6 12-14 25-28 38-42z">
          <text:p/>
        </draw:path>
        <draw:path draw:style-name="gr65" draw:text-style-name="P9" draw:layer="layout" svg:width="0.064cm" svg:height="0.07cm" svg:x="1.434cm" svg:y="1.646cm" svg:viewBox="0 0 65 71" svg:d="M40 5c2-2 4-3 6-4s5-1 7-1c3 1 5 2 7 3 2 2 3 4 4 6 1 3 1 5 0 8 0 2-1 4-3 6-12 14-24 28-36 43-2 2-4 3-6 4-3 1-5 1-7 1-3-1-5-2-7-4-2-1-3-3-4-5-1-3-1-5-1-8 1-2 2-4 3-6 12-15 25-29 37-43z">
          <text:p/>
        </draw:path>
        <draw:path draw:style-name="gr65" draw:text-style-name="P9" draw:layer="layout" svg:width="0.062cm" svg:height="0.071cm" svg:x="1.364cm" svg:y="1.731cm" svg:viewBox="0 0 63 72" svg:d="M38 5c2-2 4-3 6-4s5-1 7-1c2 1 5 2 7 3 2 2 3 4 4 6s1 5 1 7c-1 3-2 5-3 7-12 14-24 29-35 44-1 2-3 3-6 4-2 1-4 1-7 1-2 0-5-1-7-3-2-1-3-3-4-6-1-2-1-4-1-7 0-2 1-4 3-6 11-15 23-30 35-45z">
          <text:p/>
        </draw:path>
        <draw:path draw:style-name="gr65" draw:text-style-name="P9" draw:layer="layout" svg:width="0.06cm" svg:height="0.072cm" svg:x="1.297cm" svg:y="1.82cm" svg:viewBox="0 0 61 73" svg:d="M36 6c1-2 3-4 6-5 2-1 4-1 7-1 2 0 5 1 6 3 2 1 4 3 5 5 1 3 1 5 1 8 0 2-1 4-3 6-11 15-22 30-33 46-1 2-3 3-5 4s-5 2-7 1c-3 0-5-1-7-2-2-2-4-3-5-6-1-2-1-4-1-7 0-2 1-5 3-7 11-15 22-30 33-45z">
          <text:p/>
        </draw:path>
        <draw:path draw:style-name="gr65" draw:text-style-name="P9" draw:layer="layout" svg:width="0.058cm" svg:height="0.074cm" svg:x="1.234cm" svg:y="1.911cm" svg:viewBox="0 0 59 75" svg:d="M34 6c1-2 3-4 5-5 3-1 5-1 7-1 3 0 5 1 7 2 2 2 4 4 5 6s2 5 1 7c0 3-1 5-2 7-11 15-21 31-31 46-2 2-4 4-6 5s-4 2-7 2c-2 0-5-1-7-3-2-1-3-3-5-5-1-2-1-5-1-7 0-3 1-5 2-7 11-16 21-31 32-47z">
          <text:p/>
        </draw:path>
        <draw:path draw:style-name="gr65" draw:text-style-name="P9" draw:layer="layout" svg:width="0.076cm" svg:height="0.055cm" svg:x="1.096cm" svg:y="2.067cm" svg:viewBox="0 0 77 56" svg:d="M70 30c2 1 4 3 5 5s2 5 2 7c0 3-1 5-2 7s-3 4-5 5c-2 2-5 2-7 2-3 0-5 0-7-2l-49-28c-2-1-4-3-5-5s-2-5-2-7 1-5 2-7 3-4 5-5 5-2 7-2 5 1 7 2z">
          <text:p/>
        </draw:path>
        <draw:path draw:style-name="gr65" draw:text-style-name="P9" draw:layer="layout" svg:width="0.076cm" svg:height="0.055cm" svg:x="0.999cm" svg:y="2.011cm" svg:viewBox="0 0 77 56" svg:d="M70 30c2 1 4 3 5 5s2 5 2 7c0 3-1 5-2 7s-3 4-5 5c-2 2-5 2-7 2-3 0-5 0-7-2l-49-28c-2-1-4-3-5-5s-2-5-2-7 1-5 2-7 3-4 5-5 5-2 7-2 5 1 7 2z">
          <text:p/>
        </draw:path>
        <draw:path draw:style-name="gr46" draw:text-style-name="P4" draw:layer="layout" svg:width="0.514cm" svg:height="1.265cm" svg:x="0.528cm" svg:y="2.231cm" svg:viewBox="0 0 515 1266" svg:d="M0 1262c5-255 40-508 106-752 47-175 109-345 185-510l224 104c-70 152-127 309-170 470-61 225-94 457-98 692z">
          <text:p/>
        </draw:path>
        <draw:polyline draw:style-name="gr6" draw:text-style-name="P5" draw:layer="layout" svg:width="0.749cm" svg:height="1.399cm" draw:transform="rotate (0.122173047639603) translate (2.60355573841616cm -0.0502991550297998cm)" svg:viewBox="0 0 750 1400" draw:points="0,0 750,700 750,700 0,1400">
          <text:p/>
        </draw:polyline>
        <draw:polyline draw:style-name="gr6" draw:text-style-name="P5" draw:layer="layout" svg:width="0.749cm" svg:height="1.399cm" draw:transform="rotate (0.122173047639603) translate (3.83104487466771cm 5.84404308311556cm)" svg:viewBox="0 0 750 1400" draw:points="750,0 0,700 0,700 750,1400">
          <text:p/>
        </draw:polyline>
        <draw:g draw:style-name="gr20">
          <draw:g draw:style-name="gr12">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16"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8" draw:layer="layout" svg:width="2.729cm" svg:height="0.285cm" svg:x="8.95cm" svg:y="2.865cm">
            <draw:text-box>
              <text:p text:style-name="P17"><text:span text:style-name="T4">Seed count</text:span></text:p>
            </draw:text-box>
          </draw:frame>
          <draw:frame draw:style-name="gr27" draw:text-style-name="P18" draw:layer="layout" svg:width="1.017cm" svg:height="0.285cm" draw:transform="rotate (1.5707963267949) translate (7.5cm 2.065cm)">
            <draw:text-box>
              <text:p text:style-name="P17"><text:span text:style-name="T4">Density</text:span></text:p>
            </draw:text-box>
          </draw:frame>
          <draw:line draw:style-name="gr28" draw:text-style-name="P5" draw:layer="layout" svg:x1="9.02cm" svg:y1="1.315cm" svg:x2="9.94cm" svg:y2="1.315cm">
            <text:p/>
          </draw:line>
          <draw:line draw:style-name="gr29" draw:text-style-name="P19" draw:layer="layout" svg:x1="9cm" svg:y1="0.865cm" svg:x2="9.35cm" svg:y2="0.865cm">
            <text:p/>
          </draw:line>
          <draw:line draw:style-name="gr30" draw:text-style-name="P19" draw:layer="layout" svg:x1="9.5cm" svg:y1="0.865cm" svg:x2="9.85cm" svg:y2="0.865cm">
            <text:p/>
          </draw:line>
          <draw:frame draw:style-name="gr31" draw:text-style-name="P21" draw:layer="layout" svg:width="2cm" svg:height="0.3cm" svg:x="9.95cm" svg:y="1.2cm">
            <draw:text-box>
              <text:p text:style-name="P20"><text:span text:style-name="T5">Only one</text:span><text:span text:style-name="T6"> state </text:span></text:p>
            </draw:text-box>
          </draw:frame>
          <draw:frame draw:style-name="gr32" draw:text-style-name="P22" draw:layer="layout" svg:width="1.452cm" svg:height="0.3cm" svg:x="9.948cm" svg:y="0.75cm">
            <draw:text-box>
              <text:p text:style-name="P20"><text:span text:style-name="T5">Two states</text:span></text:p>
            </draw:text-box>
          </draw:frame>
        </draw:g>
        <draw:g draw:style-name="gr20">
          <draw:polyline draw:style-name="gr33" draw:text-style-name="P5" draw:layer="layout" svg:width="0.145cm" svg:height="1.699cm" svg:x="9.4cm" svg:y="4.151cm" svg:viewBox="0 0 146 1700" draw:points="146,0 0,0 0,0 0,1700 0,1700 146,1700">
            <text:p/>
          </draw:polyline>
          <draw:polyline draw:style-name="gr33" draw:text-style-name="P5" draw:layer="layout" svg:width="0.145cm" svg:height="1.699cm" svg:x="11.254cm" svg:y="4.151cm" svg:viewBox="0 0 146 1700" draw:points="0,0 146,0 146,0 146,1700 146,1700 0,1700">
            <text:p/>
          </draw:polyline>
          <draw:frame draw:style-name="gr7" draw:text-style-name="P35" draw:layer="layout" svg:width="1cm" svg:height="0.526cm" draw:transform="rotate (1.5707963267949) translate (8.818cm 5.051cm)">
            <draw:text-box>
              <text:p text:style-name="P6"><text:span text:style-name="T9">Low</text:span></text:p>
            </draw:text-box>
          </draw:frame>
          <draw:frame draw:style-name="gr66" draw:text-style-name="P36" draw:layer="layout" svg:width="1.25cm" svg:height="0.55cm" draw:transform="rotate (1.5707963267949) translate (8.806cm 6.051cm)">
            <draw:text-box>
              <text:p text:style-name="P6"><text:span text:style-name="T10">High</text:span></text:p>
            </draw:text-box>
          </draw:frame>
          <draw:frame draw:style-name="gr7" draw:text-style-name="P35" draw:layer="layout" svg:width="1cm" svg:height="0.526cm" svg:x="9.4cm" svg:y="3.675cm">
            <draw:text-box>
              <text:p text:style-name="P6"><text:span text:style-name="T9">Low</text:span></text:p>
            </draw:text-box>
          </draw:frame>
          <draw:frame draw:style-name="gr7" draw:text-style-name="P36" draw:layer="layout" svg:width="1.25cm" svg:height="0.526cm" svg:x="10.3cm" svg:y="3.675cm">
            <draw:text-box>
              <text:p text:style-name="P6"><text:span text:style-name="T10">High</text:span></text:p>
            </draw:text-box>
          </draw:frame>
          <draw:custom-shape draw:style-name="gr36" draw:text-style-name="P28"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9"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0"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1"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1" draw:layer="layout" svg:width="2.5cm" svg:height="0.489cm" draw:transform="rotate (-1.5707963267949) translate (11.894cm 3.7cm)">
            <draw:text-box>
              <text:p text:style-name="P6"><text:span text:style-name="T2">Transition matrix</text:span></text:p>
            </draw:text-box>
          </draw:frame>
          <draw:path draw:style-name="gr41" draw:text-style-name="P5" draw:layer="layout" svg:width="0.685cm" svg:height="0.479cm" draw:transform="skewX (0.00453785605518525) rotate (0.32306044454415) translate (10.1995552708126cm 5.89476200284708cm)" svg:viewBox="0 0 686 480" svg:d="M0 480c528-1 686-480 686-480">
            <text:p/>
          </draw:path>
          <draw:frame draw:style-name="gr16" draw:text-style-name="P11" draw:layer="layout" svg:width="2.5cm" svg:height="0.489cm" svg:x="8.45cm" svg:y="6.101cm">
            <draw:text-box>
              <text:p text:style-name="P6"><text:span text:style-name="T2">Constraints</text:span></text:p>
            </draw:text-box>
          </draw:frame>
          <draw:frame draw:style-name="gr16" draw:text-style-name="P38" draw:layer="layout" svg:width="1.75cm" svg:height="0.506cm" draw:transform="rotate (1.5707963267949) translate (8.452cm 5.85cm)">
            <draw:text-box>
              <text:p text:style-name="P37"><text:span text:style-name="T11">Year </text:span><text:span text:style-name="T12">n-1</text:span></text:p>
            </draw:text-box>
          </draw:frame>
          <draw:frame draw:style-name="gr16" draw:text-style-name="P38" draw:layer="layout" svg:width="1.75cm" svg:height="0.506cm" svg:x="9.55cm" svg:y="3.4cm">
            <draw:text-box>
              <text:p text:style-name="P37"><text:span text:style-name="T11">Year </text:span><text:span text:style-name="T12">n</text:span></text:p>
            </draw:text-box>
          </draw:frame>
        </draw:g>
        <draw:g draw:style-name="gr12">
          <draw:frame draw:style-name="gr47" draw:text-style-name="P7" draw:layer="layout" svg:width="2cm" svg:height="0.526cm" svg:x="2.65cm" svg:y="0.649cm">
            <draw:text-box>
              <text:p text:style-name="P6"><text:span text:style-name="T1">Winter</text:span></text:p>
            </draw:text-box>
          </draw:frame>
          <draw:frame draw:style-name="gr47" draw:text-style-name="P7" draw:layer="layout" svg:width="2cm" svg:height="0.526cm" draw:transform="rotate (-0.785398163397449) translate (5.029cm 0.793cm)">
            <draw:text-box>
              <text:p text:style-name="P6"><text:span text:style-name="T1">Spring</text:span></text:p>
            </draw:text-box>
          </draw:frame>
          <draw:frame draw:style-name="gr47" draw:text-style-name="P7" draw:layer="layout" svg:width="2cm" svg:height="0.526cm" draw:transform="rotate (-1.5707963267949) translate (6.545cm 2.549cm)">
            <draw:text-box>
              <text:p text:style-name="P6"><text:span text:style-name="T1">Summer</text:span></text:p>
            </draw:text-box>
          </draw:frame>
          <draw:frame draw:style-name="gr47" draw:text-style-name="P7" draw:layer="layout" svg:width="2cm" svg:height="0.526cm" draw:transform="rotate (0.785398163397448) translate (4.581cm 5.916cm)">
            <draw:text-box>
              <text:p text:style-name="P6"><text:span text:style-name="T1">Autumn</text:span></text:p>
            </draw:text-box>
          </draw:frame>
          <draw:frame draw:style-name="gr47" draw:text-style-name="P7" draw:layer="layout" svg:width="2cm" svg:height="0.526cm" svg:x="2.65cm" svg:y="5.899cm">
            <draw:text-box>
              <text:p text:style-name="P6"><text:span text:style-name="T1">Winter</text:span></text:p>
            </draw:text-box>
          </draw:frame>
          <draw:frame draw:style-name="gr47" draw:text-style-name="P7" draw:layer="layout" svg:width="2cm" svg:height="0.526cm" draw:transform="rotate (-0.785398163397449) translate (1.229cm 4.493cm)">
            <draw:text-box>
              <text:p text:style-name="P6"><text:span text:style-name="T1">Spring</text:span></text:p>
            </draw:text-box>
          </draw:frame>
          <draw:frame draw:style-name="gr47" draw:text-style-name="P7" draw:layer="layout" svg:width="2cm" svg:height="0.526cm" draw:transform="rotate (1.5707963267949) translate (0.719cm 4.538cm)">
            <draw:text-box>
              <text:p text:style-name="P6"><text:span text:style-name="T1">Summer</text:span></text:p>
            </draw:text-box>
          </draw:frame>
          <draw:frame draw:style-name="gr47" draw:text-style-name="P7" draw:layer="layout" svg:width="2cm" svg:height="0.526cm" draw:transform="rotate (0.785398163397448) translate (0.931cm 2.166cm)">
            <draw:text-box>
              <text:p text:style-name="P6"><text:span text:style-name="T1">Autumn</text:span></text:p>
            </draw:text-box>
          </draw:frame>
          <draw:frame draw:style-name="gr49" draw:text-style-name="P11" draw:layer="layout" svg:width="2cm" svg:height="0.727cm" svg:x="-0.25cm" svg:y="1.049cm">
            <draw:text-box>
              <text:p text:style-name="P6"><text:span text:style-name="T2">Low seed</text:span></text:p>
              <text:p text:style-name="P6"><text:span text:style-name="T2">count</text:span></text:p>
            </draw:text-box>
          </draw:frame>
          <draw:frame draw:style-name="gr50" draw:text-style-name="P12" draw:layer="layout" svg:width="2cm" svg:height="0.801cm" svg:x="5.65cm" svg:y="5.222cm">
            <draw:text-box>
              <text:p text:style-name="P6"><text:span text:style-name="T3">High </text:span></text:p>
              <text:p text:style-name="P6"><text:span text:style-name="T3">seed count</text:span></text:p>
            </draw:text-box>
          </draw:frame>
          <draw:frame draw:style-name="gr49" draw:text-style-name="P11" draw:layer="layout" svg:width="2cm" svg:height="0.727cm" svg:x="1.258cm" svg:y="2.697cm">
            <draw:text-box>
              <text:p text:style-name="P6"><text:span text:style-name="T2">Floral bud</text:span></text:p>
              <text:p text:style-name="P6"><text:span text:style-name="T2">differentiation</text:span></text:p>
            </draw:text-box>
          </draw:frame>
          <draw:frame draw:style-name="gr51" draw:text-style-name="P11" draw:layer="layout" svg:width="2cm" svg:height="0.489cm" svg:x="3.7cm" svg:y="1.922cm">
            <draw:text-box>
              <text:p text:style-name="P6"><text:span text:style-name="T2">Flowering</text:span></text:p>
            </draw:text-box>
          </draw:frame>
          <draw:frame draw:style-name="gr49" draw:text-style-name="P11" draw:layer="layout" svg:width="2.369cm" svg:height="0.727cm" svg:x="3.65cm" svg:y="3.672cm">
            <draw:text-box>
              <text:p text:style-name="P6"><text:span text:style-name="T2">Fruit development and maturation</text:span></text:p>
            </draw:text-box>
          </draw:frame>
          <draw:frame draw:style-name="gr49" draw:text-style-name="P11" draw:layer="layout" svg:width="2cm" svg:height="0.727cm" svg:x="6.5cm" svg:y="3.922cm">
            <draw:text-box>
              <text:p text:style-name="P6"><text:span text:style-name="T2">State</text:span></text:p>
              <text:p text:style-name="P6"><text:span text:style-name="T2">transition</text:span></text:p>
            </draw:text-box>
          </draw:frame>
        </draw:g>
      </draw:page>
      <draw:page draw:name="page7" draw:style-name="dp1" draw:master-page-name="Default">
        <draw:g draw:style-name="gr12">
          <draw:path draw:style-name="gr62" draw:text-style-name="P1" draw:layer="layout" svg:width="0.247cm" svg:height="0.073cm" svg:x="6.526cm" svg:y="3.57cm" svg:viewBox="0 0 248 74" svg:d="M248 0c0 25 0 49-1 74l-247-9c1-21 1-43 1-65z">
            <text:p/>
          </draw:path>
          <draw:path draw:style-name="gr63" draw:text-style-name="P16" draw:layer="layout" svg:width="0.247cm" svg:height="0.073cm" svg:x="0.527cm" svg:y="3.461cm" svg:viewBox="0 0 248 74" svg:d="M0 74c0-25 1-49 1-74l247 9c0 21-1 43-1 65z">
            <text:p/>
          </draw:path>
          <draw:path draw:style-name="gr62" draw:text-style-name="P1" draw:layer="layout" svg:width="0.252cm" svg:height="0.167cm" svg:x="0.804cm" svg:y="2.199cm" svg:viewBox="0 0 253 168" svg:d="M253 108c-9 20-18 40-27 60l-226-101c10-22 21-45 31-67z">
            <text:p/>
          </draw:path>
          <draw:path draw:style-name="gr63" draw:text-style-name="P16" draw:layer="layout" svg:width="0.252cm" svg:height="0.167cm" svg:x="6.244cm" svg:y="4.739cm" svg:viewBox="0 0 253 168" svg:d="M0 59c9-19 19-39 28-59l225 100c-10 23-20 45-31 68z">
            <text:p/>
          </draw:path>
        </draw:g>
        <draw:path draw:style-name="gr42" draw:text-style-name="P1" draw:layer="layout" svg:width="0.034cm" svg:height="0.034cm" svg:x="5.668cm" svg:y="4.495cm" svg:viewBox="0 0 35 35" svg:d="M2 10c1-3 3-5 6-7 2-2 5-3 8-3s6 0 9 2c3 1 5 3 7 6 2 2 3 5 3 8s0 6-2 9c-1 3-3 5-6 7-2 2-5 3-8 3-3 1-6 0-9-1-3-2-5-4-7-6-2-3-3-6-3-9s0-6 2-9z">
          <text:p/>
        </draw:path>
        <draw:path draw:style-name="gr42" draw:text-style-name="P1" draw:layer="layout" svg:width="0.034cm" svg:height="0.034cm" svg:x="5.637cm" svg:y="4.558cm" svg:viewBox="0 0 35 35" svg:d="M2 10c1-3 4-6 6-7 3-2 6-3 9-3s6 1 9 2c2 1 5 3 6 6 2 3 3 6 3 9s0 6-2 8c0 1 0 1 0 1-1 3-3 5-6 7-3 1-6 2-9 2s-6 0-8-2c-3-1-6-3-7-6-2-2-3-5-3-8s1-6 2-9z">
          <text:p/>
        </draw:path>
        <draw:path draw:style-name="gr42" draw:text-style-name="P1" draw:layer="layout" svg:width="0.034cm" svg:height="0.034cm" svg:x="5.604cm" svg:y="4.619cm" svg:viewBox="0 0 35 35" svg:d="M2 9c2-3 4-5 7-6 2-2 5-3 8-3s6 1 9 2c3 2 5 4 7 6 1 3 2 6 2 9s-1 6-2 9c-2 3-4 5-6 7-3 1-6 2-9 2s-6 0-9-2c-3-1-5-4-6-6-2-3-3-6-3-9s1-6 2-9z">
          <text:p/>
        </draw:path>
        <draw:path draw:style-name="gr42"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2" draw:text-style-name="P1" draw:layer="layout" svg:width="0.034cm" svg:height="0.034cm" svg:x="1.424cm" svg:y="3.101cm" svg:viewBox="0 0 35 35" svg:d="M35 21c-1 3-2 6-4 8-2 3-5 4-8 5s-6 2-9 1-6-2-8-4-4-5-5-7c-1-3-1-6-1-10 1-3 2-6 4-8s5-4 8-5 6-1 9-1c3 1 6 2 8 4s4 5 5 8 1 6 1 9z">
          <text:p/>
        </draw:path>
        <draw:path draw:style-name="gr42" draw:text-style-name="P1" draw:layer="layout" svg:width="0.034cm" svg:height="0.034cm" svg:x="1.439cm" svg:y="3.032cm" svg:viewBox="0 0 35 35" svg:d="M35 22c-1 3-3 5-5 8-2 2-4 4-7 5-3 0-6 1-9 0s-6-2-8-4c-3-2-4-5-5-8s-1-6-1-9h1c0-3 2-6 4-8 2-3 4-4 7-5s6-1 9-1c3 1 6 3 8 5 3 2 4 4 5 7s1 6 1 9c0 1 0 1 0 1z">
          <text:p/>
        </draw:path>
        <draw:path draw:style-name="gr42" draw:text-style-name="P1" draw:layer="layout" svg:width="0.034cm" svg:height="0.035cm" svg:x="1.455cm" svg:y="2.964cm" svg:viewBox="0 0 35 36" svg:d="M34 22c0 3-2 6-4 8s-5 4-8 5-6 1-9 0-6-3-8-5-4-5-4-8c-1-2-1-6 0-9 0-3 2-6 4-8s5-4 8-4c3-1 6-1 9 0 3 0 6 2 8 4s4 5 4 8c1 3 1 6 1 9-1 0-1 0-1 0z">
          <text:p/>
        </draw:path>
        <draw:path draw:style-name="gr42"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2" draw:text-style-name="P1" draw:layer="layout" svg:width="0.034cm" svg:height="0.034cm" svg:x="1.495cm" svg:y="2.83cm" svg:viewBox="0 0 35 35" svg:d="M34 23c-1 3-3 6-5 8s-5 3-8 4-6 0-9-1-5-2-8-4c-2-3-3-6-4-9 0-3 0-6 1-9s3-5 5-8c2-2 5-3 8-4 3 0 6 0 9 1s6 3 8 5 3 5 4 8c0 3 0 6-1 9z">
          <text:p/>
        </draw:path>
        <draw:path draw:style-name="gr42"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2" draw:text-style-name="P1" draw:layer="layout" svg:width="0.034cm" svg:height="0.034cm" svg:x="1.543cm" svg:y="2.699cm" svg:viewBox="0 0 35 35" svg:d="M34 24c-1 3-3 6-6 8-2 1-5 3-8 3-3 1-6 0-9-1s-5-3-7-5c-2-3-3-6-4-9 0-3 0-6 1-9 2-3 3-5 6-7 2-2 5-3 8-4 3 0 6 0 9 1s5 3 7 6c2 2 4 5 4 8s0 6-1 9z">
          <text:p/>
        </draw:path>
        <draw:path draw:style-name="gr42"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2" draw:text-style-name="P1" draw:layer="layout" svg:width="0.034cm" svg:height="0.034cm" svg:x="1.599cm" svg:y="2.57cm" svg:viewBox="0 0 35 35" svg:d="M33 25c-1 3-3 5-6 7-2 2-5 3-8 3-3 1-6 0-9-1-3-2-5-4-7-6-2-3-3-6-3-9s0-6 2-9c1-3 3-5 6-7 2-2 5-3 8-3s6 0 9 2c3 1 5 3 7 6 2 2 3 5 3 8s0 6-2 9z">
          <text:p/>
        </draw:path>
        <draw:path draw:style-name="gr43" draw:text-style-name="P2"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44" draw:text-style-name="P2"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45" draw:text-style-name="P3"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2">
          <draw:path draw:style-name="gr48" draw:text-style-name="P10" draw:layer="layout" svg:width="0.034cm" svg:height="0.034cm" svg:x="1.773cm" svg:y="2.267cm" svg:viewBox="0 0 35 35" svg:d="M32 28c-2 2-4 4-7 6-3 1-6 1-9 1s-6-1-8-3c-3-1-5-4-6-7-2-2-2-5-2-9 0-3 1-6 3-8 2-3 4-5 7-6 3-2 6-2 9-2s6 1 9 3c2 2 4 4 5 7 2 3 2 6 2 9s-1 6-3 8z">
            <text:p/>
          </draw:path>
          <draw:path draw:style-name="gr48" draw:text-style-name="P10" draw:layer="layout" svg:width="0.034cm" svg:height="0.034cm" svg:x="1.814cm" svg:y="2.21cm" svg:viewBox="0 0 35 35" svg:d="M32 28c-2 3-5 5-7 6-3 1-6 2-9 1-3 0-6-1-9-3-2-2-4-4-5-7-2-3-2-6-2-9s2-6 3-9h1c1-2 4-4 7-5 2-2 5-2 9-2 3 0 6 2 8 3 2 2 4 5 6 7 1 3 1 6 1 9s-1 6-3 9z">
            <text:p/>
          </draw:path>
          <draw:path draw:style-name="gr48" draw:text-style-name="P10" draw:layer="layout" svg:width="0.034cm" svg:height="0.034cm" svg:x="1.856cm" svg:y="2.154cm" svg:viewBox="0 0 35 35" svg:d="M31 29c-2 2-4 4-7 5s-6 2-9 1c-3 0-6-2-8-3-3-2-5-5-6-8-1-2-1-6-1-9 1-3 2-6 4-8 2-3 4-5 7-6s6-1 9-1c3 1 6 2 8 4 3 2 5 4 6 7s1 6 1 9-2 6-3 8c-1 0-1 0-1 1z">
            <text:p/>
          </draw:path>
          <draw:path draw:style-name="gr48" draw:text-style-name="P10" draw:layer="layout" svg:width="0.034cm" svg:height="0.034cm" svg:x="1.899cm" svg:y="2.099cm" svg:viewBox="0 0 35 35" svg:d="M31 29c-2 2-5 4-7 5-3 1-6 2-9 1-3 0-6-2-9-4-2-2-4-4-5-7s-1-6-1-9c1-3 2-6 4-8v-1c2-2 5-4 8-5 2-1 6-1 9-1 3 1 6 2 8 4s4 5 5 7c1 3 1 6 1 9-1 3-2 6-4 9z">
            <text:p/>
          </draw:path>
          <draw:path draw:style-name="gr48" draw:text-style-name="P10" draw:layer="layout" svg:width="0.034cm" svg:height="0.034cm" svg:x="1.945cm" svg:y="2.046cm" svg:viewBox="0 0 35 35" svg:d="M31 29c-2 3-5 4-8 5s-6 2-9 1-6-2-8-4-4-5-5-8-1-6-1-9c1-3 2-5 4-8h1c2-2 4-4 7-5s6-1 9-1c3 1 6 2 8 4 3 2 4 5 5 8s1 6 1 9c-1 3-2 6-4 8z">
            <text:p/>
          </draw:path>
          <draw:path draw:style-name="gr48" draw:text-style-name="P10" draw:layer="layout" svg:width="0.034cm" svg:height="0.034cm" svg:x="1.992cm" svg:y="1.994cm" svg:viewBox="0 0 35 35" svg:d="M30 30c-2 2-4 4-7 5-3 0-6 0-9 0-3-1-6-2-8-4-3-3-4-5-5-8s-1-6-1-9c1-3 3-6 5-8 2-3 5-4 8-5s6-1 9-1c3 1 5 3 8 5 2 2 4 4 4 7 1 3 1 6 1 9-1 3-2 6-4 8-1 1-1 1-1 1z">
            <text:p/>
          </draw:path>
          <draw:path draw:style-name="gr48" draw:text-style-name="P10" draw:layer="layout" svg:width="0.034cm" svg:height="0.034cm" svg:x="2.041cm" svg:y="1.944cm" svg:viewBox="0 0 35 35" svg:d="M30 30c-2 2-5 4-8 5-3 0-6 0-9 0-3-1-6-3-8-5s-4-5-4-8c-1-3-1-6 0-9 0-3 2-5 4-8 3-2 5-4 8-4 3-1 6-1 9 0 3 0 6 2 8 4s4 5 5 8c0 3 0 6 0 9-1 3-3 6-5 8z">
            <text:p/>
          </draw:path>
          <draw:path draw:style-name="gr48" draw:text-style-name="P10" draw:layer="layout" svg:width="0.034cm" svg:height="0.034cm" svg:x="2.091cm" svg:y="1.895cm" svg:viewBox="0 0 35 35" svg:d="M30 30c-3 3-5 4-8 5-3 0-7 0-10 0-2-1-5-3-7-5s-4-5-5-8c0-3 0-6 1-9s2-6 4-8c1 0 1 0 1 0 2-2 5-4 8-5 3 0 6 0 9 1s5 2 7 5c3 2 4 4 5 7 0 3 0 7 0 10-1 2-3 5-5 7z">
            <text:p/>
          </draw:path>
          <draw:path draw:style-name="gr48" draw:text-style-name="P10" draw:layer="layout" svg:width="0.034cm" svg:height="0.034cm" svg:x="2.142cm" svg:y="1.848cm" svg:viewBox="0 0 35 35" svg:d="M29 31c-2 2-5 3-8 4-3 0-6 0-9-1s-6-2-8-5c-2-2-3-5-4-8 0-3 0-6 1-9s3-5 5-7v-1c2-2 5-3 8-4 3 0 6 0 9 1s6 3 8 5 3 5 4 8 0 6-1 9-2 6-5 8z">
            <text:p/>
          </draw:path>
          <draw:path draw:style-name="gr48" draw:text-style-name="P10" draw:layer="layout" svg:width="0.034cm" svg:height="0.034cm" svg:x="2.196cm" svg:y="1.802cm" svg:viewBox="0 0 35 35" svg:d="M29 31c-3 2-6 3-9 4-3 0-6 0-9-1-2-1-5-3-7-5s-3-5-4-8c0-3 0-6 1-9s3-6 5-8h1c2-2 5-3 8-4 3 0 6 0 9 1s5 3 7 5c2 3 3 6 4 9s0 6-1 9c-1 2-3 5-5 7z">
            <text:p/>
          </draw:path>
          <draw:path draw:style-name="gr48" draw:text-style-name="P10" draw:layer="layout" svg:width="0.034cm" svg:height="0.034cm" svg:x="2.25cm" svg:y="1.758cm" svg:viewBox="0 0 35 35" svg:d="M28 32c-2 1-5 3-8 3s-6 0-9-1-5-3-7-6c-2-2-3-5-4-8 0-3 0-6 1-9s3-5 6-7c2-2 5-3 8-4 3 0 7 0 9 1 3 1 6 3 8 6 1 2 3 5 3 8 1 3 0 6-1 9s-3 5-5 7c-1 0-1 0-1 1z">
            <text:p/>
          </draw:path>
          <draw:path draw:style-name="gr48" draw:text-style-name="P10" draw:layer="layout" svg:width="0.034cm" svg:height="0.034cm" svg:x="2.306cm" svg:y="1.716cm" svg:viewBox="0 0 35 35" svg:d="M28 32c-3 2-6 3-9 3s-6 0-9-1c-2-2-5-3-7-6-1-2-3-5-3-8s0-7 1-9c2-3 4-6 6-7v-1c3-1 6-3 9-3s6 0 9 1c3 2 5 4 7 6 2 3 3 6 3 9 1 3 0 6-1 9-1 2-3 5-6 7z">
            <text:p/>
          </draw:path>
          <draw:path draw:style-name="gr48" draw:text-style-name="P10" draw:layer="layout" svg:width="0.034cm" svg:height="0.034cm" svg:x="2.363cm" svg:y="1.675cm" svg:viewBox="0 0 35 35" svg:d="M27 32c-2 2-5 3-8 3s-6 0-9-2c-3-1-5-3-7-5-2-3-3-6-3-9s0-6 2-9c1-3 3-5 6-7 2-2 5-3 8-3 4 0 7 0 9 2 3 1 5 3 7 6 2 2 3 5 3 8s0 6-1 9c-2 3-4 5-6 7z">
            <text:p/>
          </draw:path>
          <draw:path draw:style-name="gr48" draw:text-style-name="P10" draw:layer="layout" svg:width="0.034cm" svg:height="0.034cm" svg:x="2.422cm" svg:y="1.637cm" svg:viewBox="0 0 35 35" svg:d="M27 32c-3 2-6 3-9 3s-6 0-9-2c-2-1-5-3-6-6-2-2-3-5-3-9 0-3 1-6 2-8 1-3 3-5 6-7s6-3 9-3 6 1 9 2 5 3 7 6c1 3 2 6 2 9s0 6-2 9c-1 2-3 5-6 6z">
            <text:p/>
          </draw:path>
          <draw:path draw:style-name="gr48" draw:text-style-name="P10" draw:layer="layout" svg:width="0.034cm" svg:height="0.034cm" svg:x="2.481cm" svg:y="1.6cm" svg:viewBox="0 0 35 35" svg:d="M26 33c-2 1-5 2-8 2s-6-1-9-2c-3-2-5-4-7-6-1-3-2-6-2-9s1-6 2-9c2-3 4-5 7-6v-1c2-1 5-2 9-2 3 0 6 1 8 2 3 2 5 4 7 7 1 2 2 5 2 8s0 6-2 9c-1 3-4 5-6 7z">
            <text:p/>
          </draw:path>
          <draw:path draw:style-name="gr48" draw:text-style-name="P10" draw:layer="layout" svg:width="0.034cm" svg:height="0.034cm" svg:x="2.603cm" svg:y="1.532cm" svg:viewBox="0 0 35 35" svg:d="M26 33c-3 2-6 2-9 2s-6-1-9-3c-3-1-5-4-6-6-1-3-2-6-2-9s1-6 3-9c1-2 4-4 6-6 1 0 1 0 1 0 3-1 6-2 9-2s6 1 8 3c3 1 5 4 6 6 2 3 2 6 2 9s-1 6-2 9c-2 3-4 5-7 6z">
            <text:p/>
          </draw:path>
          <draw:path draw:style-name="gr48" draw:text-style-name="P10" draw:layer="layout" svg:width="0.034cm" svg:height="0.034cm" svg:x="2.73cm" svg:y="1.472cm" svg:viewBox="0 0 35 35" svg:d="M25 34c-3 1-6 1-9 1s-6-1-9-3c-2-2-4-5-6-7-1-3-1-6-1-9s2-6 3-9c2-2 5-4 7-5 1 0 1 0 1-1 3-1 6-1 9-1s6 2 8 3c3 2 5 5 6 7 1 3 2 6 1 9 0 3-1 6-3 9-2 2-4 4-7 6z">
            <text:p/>
          </draw:path>
          <draw:path draw:style-name="gr48" draw:text-style-name="P10" draw:layer="layout" svg:width="0.034cm" svg:height="0.034cm" svg:x="2.86cm" svg:y="1.42cm" svg:viewBox="0 0 35 35" svg:d="M24 34c-3 1-6 1-10 1-3-1-5-2-8-4-2-2-4-4-5-7s-1-6-1-9c1-3 2-6 4-9 2-2 5-4 7-5 1 0 1 0 1 0 3-1 6-1 9-1 3 1 6 2 8 4s4 5 5 7c1 3 2 6 1 10 0 3-2 5-4 8-2 2-4 4-7 5z">
            <text:p/>
          </draw:path>
          <draw:path draw:style-name="gr48" draw:text-style-name="P10" draw:layer="layout" svg:width="0.034cm" svg:height="0.034cm" svg:x="2.993cm" svg:y="1.376cm" svg:viewBox="0 0 35 35" svg:d="M22 34c-2 1-6 1-9 1-3-1-5-3-8-5-2-2-3-4-4-7s-1-6-1-9c1-3 3-6 5-8 2-3 5-4 8-5s6-1 9-1c3 1 6 3 8 5s4 5 5 8c0 2 1 6 0 9s-2 5-4 8c-3 2-5 3-8 4z">
            <text:p/>
          </draw:path>
          <draw:path draw:style-name="gr48" draw:text-style-name="P10" draw:layer="layout" svg:width="0.034cm" svg:height="0.034cm" svg:x="3.128cm" svg:y="1.34cm" svg:viewBox="0 0 35 35" svg:d="M21 35c-3 0-6 0-9-1s-5-2-7-4c-2-3-4-5-5-8 0-3 0-7 1-10 1-2 2-5 5-7 2-2 5-4 8-4v-1c3 0 6 0 9 1s6 2 8 5c2 2 3 5 4 8s0 6 0 9c-1 3-3 5-5 7s-5 4-8 5z">
            <text:p/>
          </draw:path>
          <draw:path draw:style-name="gr48" draw:text-style-name="P10" draw:layer="layout" svg:width="0.034cm" svg:height="0.034cm" svg:x="3.334cm" svg:y="1.302cm" svg:viewBox="0 0 35 35" svg:d="M20 35c-3 0-6 0-9-1s-5-3-7-6c-2-2-3-5-4-8 0-3 0-6 1-9s3-5 6-7c2-2 5-3 8-4h1c3 0 6 0 9 1 2 1 5 3 7 6 2 2 3 5 3 8 1 3 0 6-1 9s-3 5-5 7c-3 2-6 3-9 4z">
            <text:p/>
          </draw:path>
          <draw:path draw:style-name="gr48" draw:text-style-name="P10" draw:layer="layout" svg:width="0.034cm" svg:height="0.034cm" svg:x="2.542cm" svg:y="1.565cm" svg:viewBox="0 0 35 35" svg:d="M26 33c-3 1-6 2-9 2s-6-1-9-2c-2-2-4-4-6-7-1-3-2-6-2-9s1-6 2-8c2-3 4-5 7-7 3-1 6-2 9-2s6 1 9 2c2 2 5 4 6 7 2 3 2 6 2 9s-1 6-2 9c-2 2-4 4-7 6z">
            <text:p/>
          </draw:path>
          <draw:path draw:style-name="gr48" draw:text-style-name="P10" draw:layer="layout" svg:width="0.034cm" svg:height="0.034cm" svg:x="2.666cm" svg:y="1.501cm" svg:viewBox="0 0 35 35" svg:d="M25 33c-3 2-6 2-9 2s-6-1-8-3c-3-2-5-4-6-7-2-3-2-6-2-9s1-6 3-8c2-3 4-5 7-6 3-2 6-2 9-2s6 1 9 3c2 2 4 4 6 7 1 3 2 6 1 9 0 3-1 6-3 8-2 3-4 5-7 6z">
            <text:p/>
          </draw:path>
          <draw:path draw:style-name="gr48" draw:text-style-name="P10" draw:layer="layout" svg:width="0.034cm" svg:height="0.034cm" svg:x="2.794cm" svg:y="1.445cm" svg:viewBox="0 0 35 35" svg:d="M24 34c-3 1-6 1-9 1s-6-2-8-4c-3-1-5-4-6-7s-1-6-1-9c1-3 2-6 4-8 2-3 4-4 7-6 3-1 6-1 9-1 3 1 6 2 9 4 2 2 4 4 5 7s2 6 1 9c0 3-2 6-3 8-2 3-5 5-8 6z">
            <text:p/>
          </draw:path>
          <draw:path draw:style-name="gr48" draw:text-style-name="P10" draw:layer="layout" svg:width="0.034cm" svg:height="0.034cm" svg:x="2.926cm" svg:y="1.397cm" svg:viewBox="0 0 35 35" svg:d="M23 34c-3 1-6 1-9 1-3-1-6-2-8-4s-4-5-5-8-1-6-1-9c1-3 2-6 4-8s5-4 8-5 6-1 9-1c3 1 6 2 8 4 3 2 4 5 5 8s2 6 1 9-2 6-4 8-5 4-8 5z">
            <text:p/>
          </draw:path>
          <draw:path draw:style-name="gr48" draw:text-style-name="P10" draw:layer="layout" svg:width="0.035cm" svg:height="0.034cm" svg:x="3.06cm" svg:y="1.357cm" svg:viewBox="0 0 36 35" svg:d="M22 35c-3 0-6 0-9-1-3 0-6-2-8-4s-4-5-4-8c-1-3-1-6 0-9 0-3 2-6 4-8s5-4 8-4c3-1 6-1 9 0 3 0 6 2 8 4s4 5 5 8 1 6 0 9-3 6-5 8-5 4-8 4z">
            <text:p/>
          </draw:path>
          <draw:path draw:style-name="gr48" draw:text-style-name="P10" draw:layer="layout" svg:width="0.034cm" svg:height="0.034cm" svg:x="3.196cm" svg:y="1.325cm" svg:viewBox="0 0 35 35" svg:d="M21 35c-3 0-6 0-9-1s-6-3-8-5-3-5-4-8c0-3 0-6 1-9s3-6 5-8 5-3 8-4c3 0 7 0 9 1 3 1 6 3 8 5s3 5 4 8 0 6-1 9-2 6-5 8c-2 2-5 3-8 4z">
            <text:p/>
          </draw:path>
          <draw:path draw:style-name="gr48" draw:text-style-name="P10" draw:layer="layout" svg:width="0.034cm" svg:height="0.034cm" svg:x="3.265cm" svg:y="1.313cm" svg:viewBox="0 0 35 35" svg:d="M20 35c-3 0-6 0-9-1s-5-3-7-5c-2-3-3-6-4-9 0-3 0-6 1-9 1-2 3-5 5-7 3-2 6-3 9-4 3 0 6 0 9 1s5 3 7 5c2 3 4 6 4 9 1 3 0 6-1 9s-3 5-5 7-5 3-8 4z">
            <text:p/>
          </draw:path>
          <draw:path draw:style-name="gr48" draw:text-style-name="P10" draw:layer="layout" svg:width="0.034cm" svg:height="0.034cm" svg:x="3.404cm" svg:y="1.294cm" svg:viewBox="0 0 35 35" svg:d="M19 35c-3 0-6 0-9-1-2-2-5-4-7-6-1-3-3-6-3-9s0-6 2-9c1-2 3-5 5-7 3-1 6-3 9-3s6 0 9 2c3 1 5 3 7 5 2 3 3 6 3 9 1 3 0 6-1 9-1 2-3 5-6 7-2 1-5 3-8 3z">
            <text:p/>
          </draw:path>
          <draw:path draw:style-name="gr48" draw:text-style-name="P10" draw:layer="layout" svg:width="0.034cm" svg:height="0.034cm" svg:x="3.474cm" svg:y="1.288cm" svg:viewBox="0 0 35 35" svg:d="M19 35c-3 0-6 0-9-2-3-1-5-3-7-6-2-2-3-5-3-8s0-6 2-9c1-3 3-5 6-7 2-2 5-3 8-3h1c3 0 6 0 9 2 2 1 5 3 6 6 2 2 3 5 3 8 1 3 0 6-1 9-2 3-4 5-6 7-3 2-6 3-9 3z">
            <text:p/>
          </draw:path>
          <draw:path draw:style-name="gr48" draw:text-style-name="P10" draw:layer="layout" svg:width="0.034cm" svg:height="0.034cm" svg:x="3.544cm" svg:y="1.284cm" svg:viewBox="0 0 35 35" svg:d="M18 35c-3 0-6-1-9-2-2-1-5-4-6-6-2-3-3-6-3-9s1-6 2-9c1-2 4-5 6-6 3-2 6-3 9-3s6 1 9 2 5 4 7 6c1 3 2 6 2 9s0 6-2 9c-1 2-3 5-6 6-2 2-5 3-8 3-1 0-1 0-1 0z">
            <text:p/>
          </draw:path>
          <draw:path draw:style-name="gr48" draw:text-style-name="P10" draw:layer="layout" svg:width="0.034cm" svg:height="0.034cm" svg:x="3.614cm" svg:y="1.283cm" svg:viewBox="0 0 35 35" svg:d="M18 35c-3 0-6-1-9-2-3-2-5-4-7-7-1-2-2-5-2-8s1-6 2-9c2-3 4-5 7-7 2-1 5-2 8-2h1c3 0 6 1 8 2 3 2 5 4 7 7 1 2 2 5 2 8s0 6-2 9c-1 3-4 5-6 7-3 1-6 2-9 2z">
            <text:p/>
          </draw:path>
          <draw:path draw:style-name="gr48" draw:text-style-name="P10" draw:layer="layout" svg:width="0.034cm" svg:height="0.034cm" svg:x="3.684cm" svg:y="1.283cm" svg:viewBox="0 0 35 35" svg:d="M17 35c-3 0-6-1-9-3-2-1-4-3-6-6-1-3-2-6-2-9s1-6 3-9c1-2 3-4 6-6 3-1 6-2 9-2s6 1 9 3c3 1 5 3 6 6 2 3 2 6 2 9s-1 6-2 9c-2 2-4 4-7 6-2 1-5 2-9 2z">
            <text:p/>
          </draw:path>
          <draw:path draw:style-name="gr48" draw:text-style-name="P10" draw:layer="layout" svg:width="0.034cm" svg:height="0.034cm" svg:x="3.754cm" svg:y="1.286cm" svg:viewBox="0 0 35 35" svg:d="M17 35c-3 0-6-1-9-3s-5-4-6-7c-1-2-2-5-2-8s1-6 3-9 4-5 7-6c2-1 5-2 8-2 1 0 1 0 1 0 3 0 6 1 8 3 3 2 5 4 6 7 2 2 2 5 2 8 0 4-1 6-2 9-2 3-4 5-7 6-3 2-6 2-9 2z">
            <text:p/>
          </draw:path>
          <draw:path draw:style-name="gr48" draw:text-style-name="P10" draw:layer="layout" svg:width="0.034cm" svg:height="0.034cm" svg:x="3.823cm" svg:y="1.29cm" svg:viewBox="0 0 35 35" svg:d="M16 35c-3 0-6-1-8-3-3-2-5-4-6-7-2-3-2-6-2-9s1-6 3-8c2-3 4-5 7-6 3-2 6-2 9-2s6 1 9 3c2 2 4 4 6 7 1 3 2 6 1 9 0 3-1 6-3 9-2 2-4 4-7 5-2 2-6 2-9 2z">
            <text:p/>
          </draw:path>
          <draw:path draw:style-name="gr48" draw:text-style-name="P10" draw:layer="layout" svg:width="0.034cm" svg:height="0.034cm" svg:x="3.893cm" svg:y="1.297cm" svg:viewBox="0 0 35 35" svg:d="M15 35c-3 0-5-2-8-3-2-2-4-5-6-8-1-2-1-5-1-9 0-3 2-5 3-8 2-2 5-4 8-6 2-1 5-1 9-1 3 1 6 2 8 3 3 2 5 5 6 8 1 2 2 6 1 9 0 3-1 6-3 8s-4 4-7 6c-3 1-6 1-9 1z">
            <text:p/>
          </draw:path>
          <draw:path draw:style-name="gr48" draw:text-style-name="P10" draw:layer="layout" svg:width="0.034cm" svg:height="0.034cm" svg:x="3.963cm" svg:y="1.307cm" svg:viewBox="0 0 35 35" svg:d="M15 35c-3-1-6-2-8-4-3-2-5-4-6-7s-1-6-1-9c1-3 2-6 4-8 2-3 4-5 7-6s6-1 9-1c3 1 6 2 9 4 2 2 4 4 5 7s2 6 1 9c0 3-2 6-3 8-2 3-5 5-8 6s-6 1-9 1z">
            <text:p/>
          </draw:path>
          <draw:path draw:style-name="gr48" draw:text-style-name="P10" draw:layer="layout" svg:width="0.034cm" svg:height="0.034cm" svg:x="4.032cm" svg:y="1.318cm" svg:viewBox="0 0 35 35" svg:d="M14 35c-3-1-5-2-8-4-2-2-4-5-5-8-1-2-1-6-1-9 1-3 2-5 4-8 2-2 5-4 8-5 2-1 6-1 9-1 3 1 6 2 8 4s4 5 5 8 2 6 1 9c0 3-2 6-4 8s-4 4-7 5-6 1-9 1z">
            <text:p/>
          </draw:path>
          <draw:path draw:style-name="gr48" draw:text-style-name="P10" draw:layer="layout" svg:width="0.034cm" svg:height="0.034cm" svg:x="4.1cm" svg:y="1.331cm" svg:viewBox="0 0 35 35" svg:d="M14 35c-3-1-6-2-8-4-2-3-4-5-5-8s-1-6-1-9c1-3 2-6 4-8 3-2 5-4 8-5s6-1 9-1c3 1 6 3 9 5 2 2 4 4 4 7 1 3 2 6 1 9s-2 6-4 8c-2 3-5 4-8 5s-6 1-9 1z">
            <text:p/>
          </draw:path>
          <draw:path draw:style-name="gr48" draw:text-style-name="P10" draw:layer="layout" svg:width="0.035cm" svg:height="0.034cm" svg:x="4.169cm" svg:y="1.347cm" svg:viewBox="0 0 36 35" svg:d="M13 34c-3 0-5-2-8-4-2-2-3-5-4-8s-1-6 0-9c0-3 2-5 4-8 2-2 5-3 8-4s6-1 9 0c3 0 6 2 8 4s4 5 5 8 1 6 0 9-2 5-5 8c-2 2-4 4-7 4-3 1-6 1-9 1 0 0-1 0-1-1z">
            <text:p/>
          </draw:path>
          <draw:path draw:style-name="gr48" draw:text-style-name="P10" draw:layer="layout" svg:width="0.035cm" svg:height="0.034cm" svg:x="4.236cm" svg:y="1.365cm" svg:viewBox="0 0 36 35" svg:d="M13 34c-3 0-6-2-8-4s-4-5-4-8c-1-3-1-6 0-9 0-3 2-6 4-8s5-4 8-4c3-1 6-1 9 0h1c2 1 5 2 7 4 2 3 4 5 5 8s1 6 0 9-3 6-5 8-5 4-8 5c-3 0-6 0-9-1z">
            <text:p/>
          </draw:path>
          <draw:path draw:style-name="gr48" draw:text-style-name="P10" draw:layer="layout" svg:width="0.034cm" svg:height="0.034cm" svg:x="4.303cm" svg:y="1.384cm" svg:viewBox="0 0 35 35" svg:d="M12 34c-3-1-5-2-7-5-2-2-4-5-5-8 0-3 0-6 1-9s2-5 5-7c2-2 5-4 8-5 3 0 6 0 9 1s6 2 8 5c2 2 3 5 4 8s0 6 0 9c-1 3-3 5-5 7-3 3-5 4-8 5-3 0-6 0-9-1z">
            <text:p/>
          </draw:path>
          <draw:path draw:style-name="gr48" draw:text-style-name="P10" draw:layer="layout" svg:width="0.034cm" svg:height="0.034cm" svg:x="4.37cm" svg:y="1.406cm" svg:viewBox="0 0 35 35" svg:d="M12 34c-3-1-6-3-8-5s-3-5-4-8c0-3 0-6 1-9s3-6 5-8 5-3 8-4c3 0 6 0 9 1h1c2 1 5 3 7 5s3 5 4 8 0 6-1 9-2 6-5 8c-2 2-5 3-8 4-3 0-6 0-9-1z">
            <text:p/>
          </draw:path>
          <draw:path draw:style-name="gr48" draw:text-style-name="P10" draw:layer="layout" svg:width="0.034cm" svg:height="0.034cm" svg:x="4.436cm" svg:y="1.43cm" svg:viewBox="0 0 35 35" svg:d="M11 34c-3-1-5-3-7-5-2-3-3-6-4-9 0-3 0-6 1-9s3-5 5-7c3-2 6-3 9-4 3 0 6 0 9 1s5 3 7 6c2 2 4 5 4 8 1 3 0 6-1 9s-3 5-5 7c-3 2-5 3-8 4-3 0-7 0-9-1-1 0-1 0-1 0z">
            <text:p/>
          </draw:path>
          <draw:path draw:style-name="gr48" draw:text-style-name="P10" draw:layer="layout" svg:width="0.034cm" svg:height="0.034cm" svg:x="5.767cm" svg:y="2.818cm" svg:viewBox="0 0 35 35" svg:d="M1 23c-1-3-1-6-1-9 1-3 2-5 4-8 2-2 5-4 8-5s6-1 9-1c3 1 5 2 8 4 2 2 4 5 5 8s1 6 1 9c-1 3-2 6-4 8-2 3-5 4-8 5-2 1-6 2-9 1s-5-2-8-4c-2-2-4-4-5-7z">
            <text:p/>
          </draw:path>
          <draw:path draw:style-name="gr48" draw:text-style-name="P10" draw:layer="layout" svg:width="0.034cm" svg:height="0.035cm" svg:x="5.807cm" svg:y="2.952cm" svg:viewBox="0 0 35 36" svg:d="M1 22c-1-3-1-6 0-9 0-3 2-5 4-8 2-2 5-3 8-4s6-1 9 0c3 0 5 2 8 4 2 2 3 5 4 8s1 6 1 9c-1 3-3 6-5 8s-5 4-8 5-6 1-9 0-5-2-8-5c-2-2-3-4-4-7z">
            <text:p/>
          </draw:path>
          <draw:path draw:style-name="gr48" draw:text-style-name="P10" draw:layer="layout" svg:width="0.034cm" svg:height="0.034cm" svg:x="5.743cm" svg:y="2.752cm" svg:viewBox="0 0 35 35" svg:d="M1 23c-1-3-1-6-1-9 1-3 2-5 4-8 2-2 5-4 8-5s6-1 9-1c3 1 5 2 8 4 2 2 4 5 5 8s1 6 1 9c-1 3-2 6-4 8-2 3-5 4-8 5-2 1-6 2-9 1s-5-2-8-4c-2-2-4-4-5-7z">
            <text:p/>
          </draw:path>
          <draw:path draw:style-name="gr48" draw:text-style-name="P10" draw:layer="layout" svg:width="0.034cm" svg:height="0.035cm" svg:x="5.788cm" svg:y="2.885cm" svg:viewBox="0 0 35 36" svg:d="M1 22c-1-3-1-6 0-9 0-3 2-5 4-8 2-2 5-3 8-4s6-1 9 0c3 0 5 2 8 4 2 2 3 5 4 8s1 6 1 9c-1 3-3 6-5 8s-5 4-8 5-6 1-9 0-5-2-8-5c-2-2-3-4-4-7z">
            <text:p/>
          </draw:path>
          <draw:path draw:style-name="gr48" draw:text-style-name="P10" draw:layer="layout" svg:width="0.034cm" svg:height="0.034cm" svg:x="5.824cm" svg:y="3.02cm" svg:viewBox="0 0 35 35" svg:d="M0 21c0-3 0-6 1-9s2-5 5-7c2-3 5-4 8-5 3 0 6 0 9 1s5 2 7 5c3 2 4 5 5 8 0 3 0 6-1 9s-2 6-5 8c-2 2-5 3-8 4s-6 0-9-1c-3 0-5-2-7-4-2-3-4-5-5-8z">
            <text:p/>
          </draw:path>
        </draw:g>
        <draw:path draw:style-name="gr52" draw:text-style-name="P13" draw:layer="layout" svg:width="0.365cm" svg:height="1.36cm" svg:x="0.21cm" svg:y="2.115cm" svg:viewBox="0 0 366 1361" svg:d="M40 1360l-40-1c9-435 89-804 236-1179l-41-17-3-2-2-3-1-5 1-4 1-1 1-2 149-143 6-3h7l4 4 1 7 7 206-1 2v2l-2 3-3 3-5 1-4-1-40-16c-144 366-221 725-230 1150z">
          <text:p/>
        </draw:path>
        <draw:path draw:style-name="gr53" draw:text-style-name="P14" draw:layer="layout" svg:width="0.365cm" svg:height="1.36cm" svg:x="6.702cm" svg:y="3.61cm" svg:viewBox="0 0 366 1361" svg:d="M325 1l41 1c-10 435-89 803-236 1179l40 16 4 2 2 4v4 4l-1 2-2 2-149 143-5 3-7-1-4-4-2-7-6-205v-3l1-1 2-4 3-3h5 3l41 17c143-366 220-726 230-1150z">
          <text:p/>
        </draw:path>
        <draw:path draw:style-name="gr54" draw:text-style-name="P32"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46" draw:text-style-name="P4" draw:layer="layout" svg:width="0.514cm" svg:height="1.266cm" svg:x="6.259cm" svg:y="3.601cm" svg:viewBox="0 0 515 1267" svg:d="M515 4c-4 255-40 508-106 753-47 174-109 345-185 510l-224-105c70-151 128-308 171-469 60-225 93-458 97-693z">
          <text:p/>
        </draw:path>
        <draw:path draw:style-name="gr56" draw:text-style-name="P34"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58" draw:text-style-name="P8" draw:layer="layout" svg:width="0.777cm" svg:height="0.879cm" svg:x="5.578cm" svg:y="4.99cm" svg:viewBox="0 0 778 880" svg:d="M778 124c-136 235-302 452-496 646-38 38-77 75-117 110l-165-183c37-33 72-67 107-102 179-178 332-379 457-595z">
          <text:p/>
        </draw:path>
        <draw:path draw:style-name="gr59"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60"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55" draw:text-style-name="P33"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65" draw:text-style-name="P9"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65" draw:text-style-name="P9"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65" draw:text-style-name="P9" draw:layer="layout" svg:width="0.059cm" svg:height="0.073cm" svg:x="1.053cm" svg:y="1.737cm" svg:viewBox="0 0 60 74" svg:d="M26 68c-2 2-4 4-6 5s-5 1-7 1-5-1-7-2c-2-2-4-3-5-6-1-2-1-4-1-7 0-2 1-5 2-7 11-15 22-31 33-46 1-2 3-4 5-5s5-1 7-1c3 0 5 1 7 3 2 1 4 3 5 5s1 5 1 7c0 3-1 5-3 7-10 15-21 31-31 46z">
          <text:p/>
        </draw:path>
        <draw:path draw:style-name="gr65" draw:text-style-name="P9"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65" draw:text-style-name="P9" draw:layer="layout" svg:width="0.062cm" svg:height="0.071cm" svg:x="1.186cm" svg:y="1.559cm" svg:viewBox="0 0 63 72" svg:d="M25 67c-2 1-4 3-6 4s-5 1-7 1c-2-1-5-2-7-3-2-2-3-4-4-6s-1-5-1-7c0-3 1-5 3-7 12-15 23-29 35-44 2-2 4-3 6-4 3-1 5-1 8-1 2 1 4 2 6 3 2 2 3 4 4 6s1 5 1 7c0 3-1 5-3 7-12 14-23 29-35 44z">
          <text:p/>
        </draw:path>
        <draw:path draw:style-name="gr65" draw:text-style-name="P9"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65" draw:text-style-name="P9" draw:layer="layout" svg:width="0.065cm" svg:height="0.068cm" svg:x="1.331cm" svg:y="1.391cm" svg:viewBox="0 0 66 69" svg:d="M24 65c-1 1-3 3-6 4-2 0-5 0-7 0-2-1-5-2-6-3-2-2-4-4-4-7-1-2-1-4-1-7 1-2 2-4 4-6 12-14 25-28 38-42 2-1 4-3 6-3 3-1 5-1 8-1 2 1 4 2 6 4s3 4 4 6c0 2 0 5 0 7-1 3-2 5-4 7-12 13-25 27-38 41z">
          <text:p/>
        </draw:path>
        <draw:path draw:style-name="gr65" draw:text-style-name="P9"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65" draw:text-style-name="P9"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65" draw:text-style-name="P9" draw:layer="layout" svg:width="0.065cm" svg:height="0.069cm" svg:x="1.568cm" svg:y="1.24cm" svg:viewBox="0 0 66 70" svg:d="M4 23c-2-1-3-4-4-6 0-3 0-5 1-7 0-3 2-5 4-6 1-2 4-3 6-4 3 0 5 0 7 1 3 0 5 2 6 4l38 42c2 1 3 4 3 6 1 2 1 5 0 7-1 3-2 5-4 6-2 2-4 3-7 4-2 0-4 0-7-1-2-1-4-2-6-4z">
          <text:p/>
        </draw:path>
        <draw:path draw:style-name="gr65" draw:text-style-name="P9" draw:layer="layout" svg:width="0.065cm" svg:height="0.069cm" svg:x="1.642cm" svg:y="1.323cm" svg:viewBox="0 0 66 70" svg:d="M4 23c-2-1-3-4-4-6 0-3 0-5 1-7 0-3 2-5 4-6 1-2 4-3 6-4 3 0 5 0 7 1 3 0 5 2 6 4l38 42c2 1 3 4 3 6 1 2 1 5 0 7-1 3-2 5-4 6-2 2-4 3-7 4-2 0-4 0-7-1-2-1-4-2-6-4z">
          <text:p/>
        </draw:path>
        <draw:path draw:style-name="gr65" draw:text-style-name="P9" draw:layer="layout" svg:width="0.057cm" svg:height="0.075cm" svg:x="1.174cm" svg:y="2.005cm" svg:viewBox="0 0 58 76" svg:d="M32 7c1-3 3-4 5-5 2-2 5-2 7-2 3 0 5 1 7 2s4 3 5 5c1 3 2 5 2 8-1 2-1 4-3 6-10 16-19 32-29 48-1 2-3 4-5 5s-5 2-7 2c-3 0-5-1-7-2s-4-3-5-5-2-5-2-7c0-3 1-5 2-7 10-16 20-33 30-48z">
          <text:p/>
        </draw:path>
        <draw:path draw:style-name="gr65" draw:text-style-name="P9"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65" draw:text-style-name="P9"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65" draw:text-style-name="P9" draw:layer="layout" svg:width="0.065cm" svg:height="0.068cm" svg:x="1.508cm" svg:y="1.563cm" svg:viewBox="0 0 66 69" svg:d="M42 4c2-1 4-3 6-3 3-1 5-1 7-1 3 1 5 2 7 4s3 4 4 6c0 2 0 5 0 7-1 3-2 5-4 7-12 13-25 27-38 41-1 2-3 3-6 4-2 0-5 1-7 0s-5-2-6-3c-2-2-4-4-4-6-1-3-1-5-1-8 1-2 2-4 4-6 12-14 25-28 38-42z">
          <text:p/>
        </draw:path>
        <draw:path draw:style-name="gr65" draw:text-style-name="P9" draw:layer="layout" svg:width="0.064cm" svg:height="0.07cm" svg:x="1.434cm" svg:y="1.646cm" svg:viewBox="0 0 65 71" svg:d="M40 5c2-2 4-3 6-4s5-1 7-1c3 1 5 2 7 3 2 2 3 4 4 6 1 3 1 5 0 8 0 2-1 4-3 6-12 14-24 28-36 43-2 2-4 3-6 4-3 1-5 1-7 1-3-1-5-2-7-4-2-1-3-3-4-5-1-3-1-5-1-8 1-2 2-4 3-6 12-15 25-29 37-43z">
          <text:p/>
        </draw:path>
        <draw:path draw:style-name="gr65" draw:text-style-name="P9" draw:layer="layout" svg:width="0.062cm" svg:height="0.071cm" svg:x="1.364cm" svg:y="1.731cm" svg:viewBox="0 0 63 72" svg:d="M38 5c2-2 4-3 6-4s5-1 7-1c2 1 5 2 7 3 2 2 3 4 4 6s1 5 1 7c-1 3-2 5-3 7-12 14-24 29-35 44-1 2-3 3-6 4-2 1-4 1-7 1-2 0-5-1-7-3-2-1-3-3-4-6-1-2-1-4-1-7 0-2 1-4 3-6 11-15 23-30 35-45z">
          <text:p/>
        </draw:path>
        <draw:path draw:style-name="gr65" draw:text-style-name="P9" draw:layer="layout" svg:width="0.06cm" svg:height="0.072cm" svg:x="1.297cm" svg:y="1.82cm" svg:viewBox="0 0 61 73" svg:d="M36 6c1-2 3-4 6-5 2-1 4-1 7-1 2 0 5 1 6 3 2 1 4 3 5 5 1 3 1 5 1 8 0 2-1 4-3 6-11 15-22 30-33 46-1 2-3 3-5 4s-5 2-7 1c-3 0-5-1-7-2-2-2-4-3-5-6-1-2-1-4-1-7 0-2 1-5 3-7 11-15 22-30 33-45z">
          <text:p/>
        </draw:path>
        <draw:path draw:style-name="gr65" draw:text-style-name="P9" draw:layer="layout" svg:width="0.058cm" svg:height="0.074cm" svg:x="1.234cm" svg:y="1.911cm" svg:viewBox="0 0 59 75" svg:d="M34 6c1-2 3-4 5-5 3-1 5-1 7-1 3 0 5 1 7 2 2 2 4 4 5 6s2 5 1 7c0 3-1 5-2 7-11 15-21 31-31 46-2 2-4 4-6 5s-4 2-7 2c-2 0-5-1-7-3-2-1-3-3-5-5-1-2-1-5-1-7 0-3 1-5 2-7 11-16 21-31 32-47z">
          <text:p/>
        </draw:path>
        <draw:path draw:style-name="gr65" draw:text-style-name="P9" draw:layer="layout" svg:width="0.076cm" svg:height="0.055cm" svg:x="1.096cm" svg:y="2.067cm" svg:viewBox="0 0 77 56" svg:d="M70 30c2 1 4 3 5 5s2 5 2 7c0 3-1 5-2 7s-3 4-5 5c-2 2-5 2-7 2-3 0-5 0-7-2l-49-28c-2-1-4-3-5-5s-2-5-2-7 1-5 2-7 3-4 5-5 5-2 7-2 5 1 7 2z">
          <text:p/>
        </draw:path>
        <draw:path draw:style-name="gr65" draw:text-style-name="P9" draw:layer="layout" svg:width="0.076cm" svg:height="0.055cm" svg:x="0.999cm" svg:y="2.011cm" svg:viewBox="0 0 77 56" svg:d="M70 30c2 1 4 3 5 5s2 5 2 7c0 3-1 5-2 7s-3 4-5 5c-2 2-5 2-7 2-3 0-5 0-7-2l-49-28c-2-1-4-3-5-5s-2-5-2-7 1-5 2-7 3-4 5-5 5-2 7-2 5 1 7 2z">
          <text:p/>
        </draw:path>
        <draw:path draw:style-name="gr46" draw:text-style-name="P4" draw:layer="layout" svg:width="0.514cm" svg:height="1.265cm" svg:x="0.528cm" svg:y="2.231cm" svg:viewBox="0 0 515 1266" svg:d="M0 1262c5-255 40-508 106-752 47-175 109-345 185-510l224 104c-70 152-127 309-170 470-61 225-94 457-98 692z">
          <text:p/>
        </draw:path>
        <draw:polyline draw:style-name="gr6" draw:text-style-name="P5" draw:layer="layout" svg:width="0.749cm" svg:height="1.399cm" draw:transform="rotate (0.122173047639603) translate (2.60355573841616cm -0.0502991550297998cm)" svg:viewBox="0 0 750 1400" draw:points="0,0 750,700 750,700 0,1400">
          <text:p/>
        </draw:polyline>
        <draw:polyline draw:style-name="gr6" draw:text-style-name="P5" draw:layer="layout" svg:width="0.749cm" svg:height="1.399cm" draw:transform="rotate (0.122173047639603) translate (3.83104487466771cm 5.84404308311556cm)" svg:viewBox="0 0 750 1400" draw:points="750,0 0,700 0,700 750,1400">
          <text:p/>
        </draw:polyline>
        <draw:g draw:style-name="gr20">
          <draw:g draw:style-name="gr12">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16"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8" draw:layer="layout" svg:width="2.729cm" svg:height="0.285cm" svg:x="8.95cm" svg:y="2.865cm">
            <draw:text-box>
              <text:p text:style-name="P17"><text:span text:style-name="T4">Seed count</text:span></text:p>
            </draw:text-box>
          </draw:frame>
          <draw:frame draw:style-name="gr27" draw:text-style-name="P18" draw:layer="layout" svg:width="1.017cm" svg:height="0.285cm" draw:transform="rotate (1.5707963267949) translate (7.5cm 2.065cm)">
            <draw:text-box>
              <text:p text:style-name="P17"><text:span text:style-name="T4">Density</text:span></text:p>
            </draw:text-box>
          </draw:frame>
          <draw:line draw:style-name="gr28" draw:text-style-name="P5" draw:layer="layout" svg:x1="9.02cm" svg:y1="1.315cm" svg:x2="9.94cm" svg:y2="1.315cm">
            <text:p/>
          </draw:line>
          <draw:line draw:style-name="gr29" draw:text-style-name="P19" draw:layer="layout" svg:x1="9cm" svg:y1="0.865cm" svg:x2="9.35cm" svg:y2="0.865cm">
            <text:p/>
          </draw:line>
          <draw:line draw:style-name="gr30" draw:text-style-name="P19" draw:layer="layout" svg:x1="9.5cm" svg:y1="0.865cm" svg:x2="9.85cm" svg:y2="0.865cm">
            <text:p/>
          </draw:line>
          <draw:frame draw:style-name="gr31" draw:text-style-name="P21" draw:layer="layout" svg:width="2cm" svg:height="0.3cm" svg:x="9.95cm" svg:y="1.2cm">
            <draw:text-box>
              <text:p text:style-name="P20"><text:span text:style-name="T5">Only one</text:span><text:span text:style-name="T6"> state </text:span></text:p>
            </draw:text-box>
          </draw:frame>
          <draw:frame draw:style-name="gr32" draw:text-style-name="P22" draw:layer="layout" svg:width="1.452cm" svg:height="0.3cm" svg:x="9.948cm" svg:y="0.75cm">
            <draw:text-box>
              <text:p text:style-name="P20"><text:span text:style-name="T5">Two states</text:span></text:p>
            </draw:text-box>
          </draw:frame>
        </draw:g>
        <draw:polyline draw:style-name="gr33" draw:text-style-name="P5" draw:layer="layout" svg:width="0.145cm" svg:height="1.699cm" svg:x="9.4cm" svg:y="4.151cm" svg:viewBox="0 0 146 1700" draw:points="146,0 0,0 0,0 0,1700 0,1700 146,1700">
          <text:p/>
        </draw:polyline>
        <draw:polyline draw:style-name="gr33" draw:text-style-name="P5" draw:layer="layout" svg:width="0.145cm" svg:height="1.699cm" svg:x="11.254cm" svg:y="4.151cm" svg:viewBox="0 0 146 1700" draw:points="0,0 146,0 146,0 146,1700 146,1700 0,1700">
          <text:p/>
        </draw:polyline>
        <draw:frame draw:style-name="gr7" draw:text-style-name="P35" draw:layer="layout" svg:width="1cm" svg:height="0.526cm" draw:transform="rotate (1.5707963267949) translate (8.818cm 5.051cm)">
          <draw:text-box>
            <text:p text:style-name="P6"><text:span text:style-name="T9">Low</text:span></text:p>
          </draw:text-box>
        </draw:frame>
        <draw:frame draw:style-name="gr66" draw:text-style-name="P36" draw:layer="layout" svg:width="1.25cm" svg:height="0.55cm" draw:transform="rotate (1.5707963267949) translate (8.806cm 6.051cm)">
          <draw:text-box>
            <text:p text:style-name="P6"><text:span text:style-name="T10">High</text:span></text:p>
          </draw:text-box>
        </draw:frame>
        <draw:frame draw:style-name="gr7" draw:text-style-name="P35" draw:layer="layout" svg:width="1cm" svg:height="0.526cm" svg:x="9.4cm" svg:y="3.675cm">
          <draw:text-box>
            <text:p text:style-name="P6"><text:span text:style-name="T9">Low</text:span></text:p>
          </draw:text-box>
        </draw:frame>
        <draw:frame draw:style-name="gr7" draw:text-style-name="P36" draw:layer="layout" svg:width="1.25cm" svg:height="0.526cm" svg:x="10.3cm" svg:y="3.675cm">
          <draw:text-box>
            <text:p text:style-name="P6"><text:span text:style-name="T10">High</text:span></text:p>
          </draw:text-box>
        </draw:frame>
        <draw:custom-shape draw:style-name="gr36" draw:text-style-name="P28"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9"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0"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1"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1" draw:layer="layout" svg:width="2.5cm" svg:height="0.489cm" draw:transform="rotate (-1.5707963267949) translate (11.894cm 3.7cm)">
          <draw:text-box>
            <text:p text:style-name="P6"><text:span text:style-name="T2">Transition matrix</text:span></text:p>
          </draw:text-box>
        </draw:frame>
        <draw:path draw:style-name="gr41" draw:text-style-name="P5" draw:layer="layout" svg:width="0.685cm" svg:height="0.479cm" draw:transform="skewX (0.00453785605518525) rotate (0.32306044454415) translate (10.1995552708126cm 5.89476200284708cm)" svg:viewBox="0 0 686 480" svg:d="M0 480c528-1 686-480 686-480">
          <text:p/>
        </draw:path>
        <draw:frame draw:style-name="gr16" draw:text-style-name="P11" draw:layer="layout" svg:width="2.5cm" svg:height="0.489cm" svg:x="8.45cm" svg:y="6.101cm">
          <draw:text-box>
            <text:p text:style-name="P6"><text:span text:style-name="T2">Constraints</text:span></text:p>
          </draw:text-box>
        </draw:frame>
        <draw:frame draw:style-name="gr16" draw:text-style-name="P38" draw:layer="layout" svg:width="1.75cm" svg:height="0.506cm" draw:transform="rotate (1.5707963267949) translate (8.452cm 5.85cm)">
          <draw:text-box>
            <text:p text:style-name="P37"><text:span text:style-name="T11">Year </text:span><text:span text:style-name="T12">n-1</text:span></text:p>
          </draw:text-box>
        </draw:frame>
        <draw:frame draw:style-name="gr16" draw:text-style-name="P38" draw:layer="layout" svg:width="1.75cm" svg:height="0.506cm" svg:x="9.55cm" svg:y="3.4cm">
          <draw:text-box>
            <text:p text:style-name="P37"><text:span text:style-name="T11">Year </text:span><text:span text:style-name="T12">n</text:span></text:p>
          </draw:text-box>
        </draw:frame>
        <draw:g draw:style-name="gr12">
          <draw:frame draw:style-name="gr47" draw:text-style-name="P7" draw:layer="layout" svg:width="2cm" svg:height="0.526cm" svg:x="2.65cm" svg:y="0.649cm">
            <draw:text-box>
              <text:p text:style-name="P6"><text:span text:style-name="T1">Winter</text:span></text:p>
            </draw:text-box>
          </draw:frame>
          <draw:frame draw:style-name="gr47" draw:text-style-name="P7" draw:layer="layout" svg:width="2cm" svg:height="0.526cm" draw:transform="rotate (-0.785398163397449) translate (5.029cm 0.793cm)">
            <draw:text-box>
              <text:p text:style-name="P6"><text:span text:style-name="T1">Spring</text:span></text:p>
            </draw:text-box>
          </draw:frame>
          <draw:frame draw:style-name="gr47" draw:text-style-name="P7" draw:layer="layout" svg:width="2cm" svg:height="0.526cm" draw:transform="rotate (-1.5707963267949) translate (6.545cm 2.549cm)">
            <draw:text-box>
              <text:p text:style-name="P6"><text:span text:style-name="T1">Summer</text:span></text:p>
            </draw:text-box>
          </draw:frame>
          <draw:frame draw:style-name="gr47" draw:text-style-name="P7" draw:layer="layout" svg:width="2cm" svg:height="0.526cm" draw:transform="rotate (0.785398163397448) translate (4.581cm 5.916cm)">
            <draw:text-box>
              <text:p text:style-name="P6"><text:span text:style-name="T1">Autumn</text:span></text:p>
            </draw:text-box>
          </draw:frame>
          <draw:frame draw:style-name="gr47" draw:text-style-name="P7" draw:layer="layout" svg:width="2cm" svg:height="0.526cm" svg:x="2.65cm" svg:y="5.899cm">
            <draw:text-box>
              <text:p text:style-name="P6"><text:span text:style-name="T1">Winter</text:span></text:p>
            </draw:text-box>
          </draw:frame>
          <draw:frame draw:style-name="gr47" draw:text-style-name="P7" draw:layer="layout" svg:width="2cm" svg:height="0.526cm" draw:transform="rotate (-0.785398163397449) translate (1.229cm 4.493cm)">
            <draw:text-box>
              <text:p text:style-name="P6"><text:span text:style-name="T1">Spring</text:span></text:p>
            </draw:text-box>
          </draw:frame>
          <draw:frame draw:style-name="gr47" draw:text-style-name="P7" draw:layer="layout" svg:width="2cm" svg:height="0.526cm" draw:transform="rotate (1.5707963267949) translate (0.719cm 4.538cm)">
            <draw:text-box>
              <text:p text:style-name="P6"><text:span text:style-name="T1">Summer</text:span></text:p>
            </draw:text-box>
          </draw:frame>
          <draw:frame draw:style-name="gr47" draw:text-style-name="P7" draw:layer="layout" svg:width="2cm" svg:height="0.526cm" draw:transform="rotate (0.785398163397448) translate (0.931cm 2.166cm)">
            <draw:text-box>
              <text:p text:style-name="P6"><text:span text:style-name="T1">Autumn</text:span></text:p>
            </draw:text-box>
          </draw:frame>
          <draw:frame draw:style-name="gr49" draw:text-style-name="P11" draw:layer="layout" svg:width="2cm" svg:height="0.727cm" svg:x="-0.25cm" svg:y="1.049cm">
            <draw:text-box>
              <text:p text:style-name="P6"><text:span text:style-name="T2">Low seed</text:span></text:p>
              <text:p text:style-name="P6"><text:span text:style-name="T2">count</text:span></text:p>
            </draw:text-box>
          </draw:frame>
          <draw:frame draw:style-name="gr50" draw:text-style-name="P12" draw:layer="layout" svg:width="2cm" svg:height="0.801cm" svg:x="5.65cm" svg:y="5.222cm">
            <draw:text-box>
              <text:p text:style-name="P6"><text:span text:style-name="T3">High </text:span></text:p>
              <text:p text:style-name="P6"><text:span text:style-name="T3">seed count</text:span></text:p>
            </draw:text-box>
          </draw:frame>
          <draw:frame draw:style-name="gr49" draw:text-style-name="P11" draw:layer="layout" svg:width="2cm" svg:height="0.727cm" svg:x="1.258cm" svg:y="2.697cm">
            <draw:text-box>
              <text:p text:style-name="P6"><text:span text:style-name="T2">Floral bud</text:span></text:p>
              <text:p text:style-name="P6"><text:span text:style-name="T2">differentiation</text:span></text:p>
            </draw:text-box>
          </draw:frame>
          <draw:frame draw:style-name="gr51" draw:text-style-name="P11" draw:layer="layout" svg:width="2cm" svg:height="0.489cm" svg:x="3.7cm" svg:y="1.922cm">
            <draw:text-box>
              <text:p text:style-name="P6"><text:span text:style-name="T2">Flowering</text:span></text:p>
            </draw:text-box>
          </draw:frame>
          <draw:frame draw:style-name="gr49" draw:text-style-name="P11" draw:layer="layout" svg:width="2.369cm" svg:height="0.727cm" svg:x="3.65cm" svg:y="3.672cm">
            <draw:text-box>
              <text:p text:style-name="P6"><text:span text:style-name="T2">Fruit development and maturation</text:span></text:p>
            </draw:text-box>
          </draw:frame>
          <draw:frame draw:style-name="gr49" draw:text-style-name="P11" draw:layer="layout" svg:width="2cm" svg:height="0.727cm" svg:x="6.5cm" svg:y="3.922cm">
            <draw:text-box>
              <text:p text:style-name="P6"><text:span text:style-name="T2">State</text:span></text:p>
              <text:p text:style-name="P6"><text:span text:style-name="T2">transition</text:span></text:p>
            </draw:text-box>
          </draw:frame>
        </draw:g>
      </draw:page>
      <draw:page draw:name="page8" draw:style-name="dp1" draw:master-page-name="Default"/>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86" draw:display-name="Gradient 186" draw:style="linear" draw:start-color="#e4abab" draw:end-color="#b8d2b8" draw:start-intensity="100%" draw:end-intensity="100%" draw:angle="345deg" draw:border="0%">
      <loext:gradient-stop svg:offset="0" loext:color-type="rgb" loext:color-value="#e4abab"/>
      <loext:gradient-stop svg:offset="1" loext:color-type="rgb" loext:color-value="#b8d2b8"/>
    </draw:gradient>
    <draw:gradient draw:name="Gradient_20_193" draw:display-name="Gradient 193" draw:style="linear" draw:start-color="#e4abab" draw:end-color="#b8d2b8" draw:start-intensity="100%" draw:end-intensity="100%" draw:angle="340deg" draw:border="0%">
      <loext:gradient-stop svg:offset="0" loext:color-type="rgb" loext:color-value="#e4abab"/>
      <loext:gradient-stop svg:offset="1" loext:color-type="rgb" loext:color-value="#b8d2b8"/>
    </draw:gradient>
    <draw:gradient draw:name="Gradient_20_200" draw:display-name="Gradient 200" draw:style="linear" draw:start-color="#b8d2b8" draw:end-color="#e4abab" draw:start-intensity="100%" draw:end-intensity="100%" draw:angle="90deg" draw:border="0%">
      <loext:gradient-stop svg:offset="0" loext:color-type="rgb" loext:color-value="#b8d2b8"/>
      <loext:gradient-stop svg:offset="1" loext:color-type="rgb" loext:color-value="#e4abab"/>
    </draw:gradient>
    <draw:gradient draw:name="Gradient_20_203" draw:display-name="Gradient 203" draw:style="linear" draw:start-color="#e4abab" draw:end-color="#b8d2b8" draw:start-intensity="100%" draw:end-intensity="100%" draw:angle="90deg" draw:border="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12" draw:display-name="Transparency 112" draw:style="axial" draw:start="70%" draw:end="0%" draw:angle="0deg" draw:border="0%">
      <loext:opacity-stop svg:offset="0" svg:stop-opacity="0.7"/>
      <loext:opacity-stop svg:offset="1" svg:stop-opacity="0"/>
    </draw:opacity>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_20_Dot_20_6" draw:display-name="Dash Dot 6" draw:style="rect" draw:dots1="1" draw:dots1-length="0.158cm" draw:distance="0.158cm"/>
    <draw:stroke-dash draw:name="Dot_20__28_Rounded_29_" draw:display-name="Dot (Rounded)" draw:style="round" draw:dots1="1" draw:dots1-length="1%" draw:distance="1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0cm" fo:margin-bottom="0cm" fo:margin-left="0cm" fo:margin-right="0cm" fo:page-width="13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9T16:34:00.206325470</meta:creation-date>
    <dc:date>2026-03-13T09:57:54.849360287</dc:date>
    <meta:editing-duration>PT19H54M25S</meta:editing-duration>
    <meta:editing-cycles>12</meta:editing-cycles>
    <meta:generator>LibreOffice/25.8.4.2$Linux_X86_64 LibreOffice_project/580$Build-2</meta:generator>
    <meta:print-date>2026-03-10T08:27:21.361439410</meta:print-date>
    <meta:printed-by>PDF files</meta:printed-by>
    <meta:document-statistic meta:object-count="750"/>
  </office:meta>
</office:document-meta>
</file>